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7654in"/>
    </style:style>
    <style:style style:name="co3" style:family="table-column">
      <style:table-column-properties fo:break-before="auto" style:column-width="1.8091in"/>
    </style:style>
    <style:style style:name="co4" style:family="table-column">
      <style:table-column-properties fo:break-before="auto" style:column-width="0.1866in"/>
    </style:style>
    <style:style style:name="co5" style:family="table-column">
      <style:table-column-properties fo:break-before="auto" style:column-width="3.3543in"/>
    </style:style>
    <style:style style:name="co6" style:family="table-column">
      <style:table-column-properties fo:break-before="auto" style:column-width="2.4701in"/>
    </style:style>
    <style:style style:name="co7" style:family="table-column">
      <style:table-column-properties fo:break-before="auto" style:column-width="2.1764in"/>
    </style:style>
    <style:style style:name="co8" style:family="table-column">
      <style:table-column-properties fo:break-before="auto" style:column-width="1.2425in"/>
    </style:style>
    <style:style style:name="co9" style:family="table-column">
      <style:table-column-properties fo:break-before="auto" style:column-width="0.9102in"/>
    </style:style>
    <style:style style:name="ro1" style:family="table-row">
      <style:table-row-properties style:row-height="0.4866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0.7043in" fo:break-before="auto" style:use-optimal-row-height="true"/>
    </style:style>
    <style:style style:name="ro13" style:family="table-row">
      <style:table-row-properties style:row-height="0.8807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5283in" fo:break-before="auto" style:use-optimal-row-height="true"/>
    </style:style>
    <style:style style:name="ro16" style:family="table-row">
      <style:table-row-properties style:row-height="1.0571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1.0362in" fo:break-before="auto" style:use-optimal-row-height="true"/>
    </style:style>
    <style:style style:name="ro19" style:family="table-row">
      <style:table-row-properties style:row-height="2.3937in" fo:break-before="auto" style:use-optimal-row-height="true"/>
    </style:style>
    <style:style style:name="ro20" style:family="table-row">
      <style:table-row-properties style:row-height="1.6992in" fo:break-before="auto" style:use-optimal-row-height="true"/>
    </style:style>
    <style:style style:name="ro21" style:family="table-row">
      <style:table-row-properties style:row-height="1.1709in" fo:break-before="auto" style:use-optimal-row-height="true"/>
    </style:style>
    <style:style style:name="ro22" style:family="table-row">
      <style:table-row-properties style:row-height="0.85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batt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number-columns-repeated="1016" table:default-cell-style-name="Default"/>
        <table:table-row table:style-name="ro1">
          <table:table-cell table:number-columns-repeated="4"/>
          <table:table-cell office:value-type="string" calcext:value-type="string">
            <text:p>//==================================</text:p>
            <text:p>// Battle block 0x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0-0x81</text:p>
          </table:table-cell>
          <table:table-cell office:value-type="string" calcext:value-type="string">
            <text:p>Yuna: {</text:p>
          </table:table-cell>
          <table:table-cell office:value-type="string" calcext:value-type="string">
            <text:p>}</text:p>
          </table:table-cell>
          <table:table-cell office:value-type="string" calcext:value-type="string">
            <text:p>は　はぁ？\n</text:p>
            <text:p>　よ　よろしくおねがいします</text:p>
          </table:table-cell>
          <table:table-cell office:value-type="string" calcext:value-type="string">
            <text:p>H-Huh?\n</text:p>
            <text:p>Let's do this, I guess...?</text:p>
          </table:table-cell>
          <table:table-cell/>
          <table:table-cell table:formula="of:=IF([.F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B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どーしてー！</text:p>
          </table:table-cell>
          <table:table-cell office:value-type="string" calcext:value-type="string">
            <text:p>Oh nooooo! Whyyyyy!?</text:p>
          </table:table-cell>
          <table:table-cell/>
          <table:table-cell table:formula="of:=IF([.F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D1</text:p>
          </table:table-cell>
          <table:table-cell office:value-type="string" calcext:value-type="string">
            <text:p>\s\p&lt;$08&gt;Yuna: {</text:p>
          </table:table-cell>
          <table:table-cell table:formula="of:=T([.D2])" office:value-type="string" office:string-value="}" calcext:value-type="string">
            <text:p>}</text:p>
          </table:table-cell>
          <table:table-cell office:value-type="string" calcext:value-type="string">
            <text:p>キーーーーッ！</text:p>
          </table:table-cell>
          <table:table-cell office:value-type="string" calcext:value-type="string">
            <text:p>KEEEEEEEEEEEEEE!</text:p>
          </table:table-cell>
          <table:table-cell/>
          <table:table-cell table:formula="of:=IF([.F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0-0xEE</text:p>
          </table:table-cell>
          <table:table-cell office:value-type="string" calcext:value-type="string">
            <text:p>\sYuna: {</text:p>
          </table:table-cell>
          <table:table-cell table:formula="of:=T([.D2])" office:value-type="string" office:string-value="}" calcext:value-type="string">
            <text:p>}</text:p>
          </table:table-cell>
          <table:table-cell office:value-type="string" calcext:value-type="string">
            <text:p>バカバカバカバカ　バカーっ！</text:p>
          </table:table-cell>
          <table:table-cell office:value-type="string" calcext:value-type="string">
            <text:p>Dummydummydummydummy!\n</text:p>
            <text:p>DUMMYYYYYYYY!</text:p>
          </table:table-cell>
          <table:table-cell/>
          <table:table-cell table:formula="of:=IF([.F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15</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や〜ん　来ないでよ〜！</text:p>
          </table:table-cell>
          <table:table-cell office:value-type="string" calcext:value-type="string">
            <text:p>Gaaaah! Get away from me!</text:p>
          </table:table-cell>
          <table:table-cell/>
          <table:table-cell table:formula="of:=IF([.F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36</text:p>
          </table:table-cell>
          <table:table-cell table:formula="of:=T([.C4])" office:value-type="string" office:string-value="\s\p&lt;$08&gt;Yuna: {" calcext:value-type="string">
            <text:p>\s\p&lt;$08&gt;Yuna: {</text:p>
          </table:table-cell>
          <table:table-cell table:formula="of:=T([.D2])" office:value-type="string" office:string-value="}" calcext:value-type="string">
            <text:p>}</text:p>
          </table:table-cell>
          <table:table-cell office:value-type="string" calcext:value-type="string">
            <text:p>反撃だぁーーー！</text:p>
          </table:table-cell>
          <table:table-cell office:value-type="string" calcext:value-type="string">
            <text:p>Counterattaaaaaack!</text:p>
          </table:table-cell>
          <table:table-cell/>
          <table:table-cell table:formula="of:=IF([.F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55</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反撃だぁーーー！</text:p>
          </table:table-cell>
          <table:table-cell table:formula="of:=T([.F7])" office:value-type="string" office:string-value="Counterattaaaaaack!" calcext:value-type="string">
            <text:p>Counterattaaaaaack!</text:p>
          </table:table-cell>
          <table:table-cell office:value-type="string" calcext:value-type="string">
            <text:p>DUPE: F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0-0x170</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反撃だぁーーー！</text:p>
          </table:table-cell>
          <table:table-cell table:formula="of:=T([.F7])" office:value-type="string" office:string-value="Counterattaaaaaack!" calcext:value-type="string">
            <text:p>Counterattaaaaaack!</text:p>
          </table:table-cell>
          <table:table-cell office:value-type="string" calcext:value-type="string">
            <text:p>DUPE: F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0-0x18B</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もう！　いじわるばかりして！\n</text:p>
            <text:p>　先生に　言いつけちゃうんだからっ！</text:p>
          </table:table-cell>
          <table:table-cell office:value-type="string" calcext:value-type="string">
            <text:p>GEEZ! You do nothing but pick on me! I'm telling the teacher!</text:p>
          </table:table-cell>
          <table:table-cell/>
          <table:table-cell table:formula="of:=IF([.F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0-0x1D8</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たし　悪くないもん！\n</text:p>
            <text:p>　あの子が　悪いんだもんっ！</text:p>
          </table:table-cell>
          <table:table-cell office:value-type="string" calcext:value-type="string">
            <text:p>I didn't do anything!\n</text:p>
            <text:p>It's HER fault!</text:p>
          </table:table-cell>
          <table:table-cell office:value-type="string" calcext:value-type="string">
            <text:p>NOTE: maybe referring to mai instigating the fight? or just "it's erika's fault for dropping out of the contest", though this would have to be a self-directed statement for the latter to be the case, which is not how these insults are usually written</text:p>
          </table:table-cell>
          <table:table-cell table:formula="of:=IF([.F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0-0x217</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ニセモノ　ニセモノって\n</text:p>
            <text:p>　あなたの方じゃないのっ！</text:p>
          </table:table-cell>
          <table:table-cell office:value-type="string" calcext:value-type="string">
            <text:p>`Faker' this, `faker' that...\n</text:p>
            <text:p>I think YOU'RE the fake around here!</text:p>
          </table:table-cell>
          <table:table-cell/>
          <table:table-cell table:formula="of:=IF([.F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0-0x254</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たしが　何をしたっていうの？\n</text:p>
            <text:p>　もう　いいかげんにしてよねっ！</text:p>
          </table:table-cell>
          <table:table-cell office:value-type="string" calcext:value-type="string">
            <text:p>What did I do to you?\n</text:p>
            <text:p>Just get over it already!</text:p>
          </table:table-cell>
          <table:table-cell/>
          <table:table-cell table:formula="of:=IF([.F1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29F</text:p>
          </table:table-cell>
          <table:table-cell office:value-type="string" calcext:value-type="string">
            <text:p>\s\p&lt;$10&gt;Yuna: {</text:p>
          </table:table-cell>
          <table:table-cell table:formula="of:=T([.D2])" office:value-type="string" office:string-value="}" calcext:value-type="string">
            <text:p>}</text:p>
          </table:table-cell>
          <table:table-cell office:value-type="string" calcext:value-type="string">
            <text:p>えーへへっ　どーお？</text:p>
          </table:table-cell>
          <table:table-cell office:value-type="string" calcext:value-type="string">
            <text:p>Eh-heh-heh. How's this?</text:p>
          </table:table-cell>
          <table:table-cell/>
          <table:table-cell table:formula="of:=IF([.F1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2C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キャッ　イッタ〜〜い</text:p>
          </table:table-cell>
          <table:table-cell office:value-type="string" calcext:value-type="string">
            <text:p>Eep! Owwie!</text:p>
          </table:table-cell>
          <table:table-cell/>
          <table:table-cell table:formula="of:=IF([.F1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0-0x2D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ないで　みないで　みないで〜</text:p>
          </table:table-cell>
          <table:table-cell office:value-type="string" calcext:value-type="string">
            <text:p>Don't look! Don't look!\n</text:p>
            <text:p>DON'T LOOK!</text:p>
          </table:table-cell>
          <table:table-cell/>
          <table:table-cell table:formula="of:=IF([.F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306</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どーして　そんな事　言うのー？</text:p>
          </table:table-cell>
          <table:table-cell office:value-type="string" calcext:value-type="string">
            <text:p>Why are you saying that!?</text:p>
          </table:table-cell>
          <table:table-cell/>
          <table:table-cell table:formula="of:=IF([.F1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32D</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げげっ　ずるい！</text:p>
          </table:table-cell>
          <table:table-cell office:value-type="string" calcext:value-type="string">
            <text:p>Oh no! No fair!</text:p>
          </table:table-cell>
          <table:table-cell/>
          <table:table-cell table:formula="of:=IF([.F18]=&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4</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battleblock-0x34-0x81</text:p>
          </table:table-cell>
          <table:table-cell office:value-type="string" calcext:value-type="string">
            <text:p>Mai: {</text:p>
          </table:table-cell>
          <table:table-cell table:formula="of:=T([.D2])" office:value-type="string" office:string-value="}" calcext:value-type="string">
            <text:p>}</text:p>
          </table:table-cell>
          <table:table-cell office:value-type="string" calcext:value-type="string">
            <text:p>オーッホホホホホホホ\n</text:p>
            <text:p>　バリキャリの　あたしに勝てる〜？</text:p>
          </table:table-cell>
          <table:table-cell office:value-type="string" calcext:value-type="string">
            <text:p>OH-hohohohohohoho!\n</text:p>
            <text:p>Can ya beat a high-powered career woman like me?</text:p>
          </table:table-cell>
          <table:table-cell/>
          <table:table-cell table:formula="of:=IF([.F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xC0</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信じられな〜い　ってカンジ！</text:p>
          </table:table-cell>
          <table:table-cell office:value-type="string" calcext:value-type="string">
            <text:p>I don't buh-LEEV this!</text:p>
          </table:table-cell>
          <table:table-cell/>
          <table:table-cell table:formula="of:=IF([.F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34-0xE3</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ひっさあーつ！\n</text:p>
            <text:p>　最後のジュリ扇アタァーック！！\l&lt;$01&gt;</text:p>
            <text:p/>
            <text:p>\s舞「ヒュ〜ッ　ヒュ〜ッ　ソレソレ〜ッ</text:p>
          </table:table-cell>
          <table:table-cell office:value-type="string" calcext:value-type="string">
            <text:p>Killer technique!\n</text:p>
            <text:p>Final Juliana's Fan Attaaaack!}\l&lt;$01&gt;</text:p>
            <text:p/>
            <text:p>\sMai: {Hoo hoo!\n</text:p>
            <text:p>Ooh yeah, woo yeah!</text:p>
          </table:table-cell>
          <table:table-cell office:value-type="string" calcext:value-type="string">
            <text:p>NOTE: more Juliana's references. dancers were apparently known for their folding fans.</text:p>
          </table:table-cell>
          <table:table-cell table:formula="of:=IF([.F2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4-0x144</text:p>
          </table:table-cell>
          <table:table-cell office:value-type="string" calcext:value-type="string">
            <text:p>\s</text:p>
          </table:table-cell>
          <table:table-cell/>
          <table:table-cell office:value-type="string" calcext:value-type="string">
            <text:p>うそ攻撃２\n</text:p>
            <text:p>（このメッセージを見た人は\n</text:p>
            <text:p>すぐ報告を）</text:p>
          </table:table-cell>
          <table:table-cell office:value-type="string" calcext:value-type="string">
            <text:p>Fake attack 2\n</text:p>
            <text:p>(whoever saw this message, report it right away)</text:p>
          </table:table-cell>
          <table:table-cell office:value-type="string" calcext:value-type="string">
            <text:p>NOTE: some characters don't have actual attacks in all the available slots and get placeholders like this instead</text:p>
          </table:table-cell>
          <table:table-cell table:formula="of:=IF([.F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17D</text:p>
          </table:table-cell>
          <table:table-cell table:formula="of:=T([.C23])" office:value-type="string" office:string-value="\s" calcext:value-type="string">
            <text:p>\s</text:p>
          </table:table-cell>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w this message, report it right away)</text:p>
          </table:table-cell>
          <table:table-cell/>
          <table:table-cell table:formula="of:=IF([.F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1B6</text:p>
          </table:table-cell>
          <table:table-cell office:value-type="string" calcext:value-type="string">
            <text:p>\sMai: {</text:p>
          </table:table-cell>
          <table:table-cell table:formula="of:=T([.D2])" office:value-type="string" office:string-value="}" calcext:value-type="string">
            <text:p>}</text:p>
          </table:table-cell>
          <table:table-cell office:value-type="string" calcext:value-type="string">
            <text:p>あたしにかかればぁ〜\n</text:p>
            <text:p>　楽勝って　カンジよねェ〜！</text:p>
          </table:table-cell>
          <table:table-cell office:value-type="string" calcext:value-type="string">
            <text:p>For someone like ME, you're like, a total pushover!</text:p>
          </table:table-cell>
          <table:table-cell/>
          <table:table-cell table:formula="of:=IF([.F2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1F1</text:p>
          </table:table-cell>
          <table:table-cell table:formula="of:=T([.C23])" office:value-type="string" office:string-value="\s" calcext:value-type="string">
            <text:p>\s</text:p>
          </table:table-cell>
          <table:table-cell/>
          <table:table-cell office:value-type="string" calcext:value-type="string">
            <text:p>うそ反射攻撃２\n</text:p>
            <text:p>（このメッセージを見た人は\n</text:p>
            <text:p>すぐ報告を）</text:p>
          </table:table-cell>
          <table:table-cell office:value-type="string" calcext:value-type="string">
            <text:p>Fake counterattack 2\n</text:p>
            <text:p><text:span text:style-name="T1">(whoever saw this message, report it right away)</text:span></text:p>
          </table:table-cell>
          <table:table-cell/>
          <table:table-cell table:formula="of:=IF([.F2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22E</text:p>
          </table:table-cell>
          <table:table-cell table:formula="of:=T([.C23])" office:value-type="string" office:string-value="\s" calcext:value-type="string">
            <text:p>\s</text:p>
          </table:table-cell>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text:span text:style-name="T1">(whoever saw this message, report it right away)</text:span></text:p>
          </table:table-cell>
          <table:table-cell/>
          <table:table-cell table:formula="of:=IF([.F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269</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くやしかったら　あなたも〜\n</text:p>
            <text:p>　彼氏の一人でも　作ってみなさいよ〜</text:p>
          </table:table-cell>
          <table:table-cell office:value-type="string" calcext:value-type="string">
            <text:p>OH-hohohohohohoho!\n</text:p>
            <text:p>Frustrated? Maybe you should go try to land even ONE boyfriend!</text:p>
          </table:table-cell>
          <table:table-cell/>
          <table:table-cell table:formula="of:=IF([.F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34-0x2CA</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ダサーいっ服ねぇ〜！\l&lt;$01&gt;</text:p>
            <text:p/>
            <text:p>\s舞「まあ　わたしだったら\n</text:p>
            <text:p>　どれ着ても　似合うからイイけどぉ〜\n</text:p>
            <text:p>　あんたなら　大変よねェ〜</text:p>
          </table:table-cell>
          <table:table-cell office:value-type="string" calcext:value-type="string">
            <text:p><text:span text:style-name="T1">OH-hohohohohohoho!\n</text:span></text:p>
            <text:p><text:span text:style-name="T1">Your clothes are like, lame-o CITY!}\l&lt;$01&gt;</text:span></text:p>
            <text:p/>
            <text:p><text:span text:style-name="T1">\sMai: {I mean, like, there's not a color that doesn't complement ME, but YOU, oh-em-GEE...</text:span></text:p>
          </table:table-cell>
          <table:table-cell/>
          <table:table-cell table:formula="of:=IF([.F29]=&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34-0x35F</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あんた　オトコかと思ったわ！\l&lt;$80&gt;</text:p>
            <text:p/>
            <text:p>　そんな　ヘンペー胸じゃあ〜\n</text:p>
            <text:p>　仕方がないわよねェ〜</text:p>
          </table:table-cell>
          <table:table-cell table:style-name="ce2" office:value-type="string" calcext:value-type="string">
            <text:p><text:span text:style-name="T2">OH-hohohohohohoho!\n</text:span></text:p>
            <text:p><text:span text:style-name="T2">And here I thought you were a BOY!}\l&lt;$80&gt;</text:span></text:p>
            <text:p/>
            <text:p><text:span text:style-name="T2">{Guess with a chest that flat you like, get that all the time, huh?</text:span></text:p>
          </table:table-cell>
          <table:table-cell/>
          <table:table-cell table:formula="of:=IF([.F3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34-0x3D4</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なんなのォ　そのチンチクリンな頭！\l&lt;$01&gt;</text:p>
            <text:p/>
            <text:p>舞「自慢じゃないけど\n</text:p>
            <text:p>　あたし位の　美しさになると\n</text:p>
            <text:p>　セットに１週間かけちゃうのよねぇ〜</text:p>
          </table:table-cell>
          <table:table-cell table:style-name="ce2" office:value-type="string" calcext:value-type="string">
            <text:p><text:span text:style-name="T2">OH-hohohohohohoho!\n</text:span></text:p>
            <text:p><text:span text:style-name="T2">What's with that scuzzball haircut!?}\l&lt;$01&gt;</text:span></text:p>
            <text:p/>
            <text:p><text:span text:style-name="T2">Mai: {Not to brag, but when you're as beautiful as me, it takes a WEEK to do your hair, yannow.</text:span></text:p>
          </table:table-cell>
          <table:table-cell/>
          <table:table-cell table:formula="of:=IF([.F3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4-0x473</text:p>
          </table:table-cell>
          <table:table-cell office:value-type="string" calcext:value-type="string">
            <text:p>\s\w&lt;$14&gt;\p&lt;$11&gt;Mai: {</text:p>
          </table:table-cell>
          <table:table-cell table:formula="of:=T([.D2])" office:value-type="string" office:string-value="}" calcext:value-type="string">
            <text:p>}</text:p>
          </table:table-cell>
          <table:table-cell office:value-type="string" calcext:value-type="string">
            <text:p>あら？\l&lt;$80&gt;</text:p>
            <text:p/>
            <text:p>\p&lt;$12&gt;舞「あららららららららららららーーー</text:p>
          </table:table-cell>
          <table:table-cell office:value-type="string" calcext:value-type="string">
            <text:p>Huh?}\l&lt;$80&gt;</text:p>
            <text:p/>
            <text:p><text:span text:style-name="T1">\p&lt;$12&gt;Mai: {HUUUUUUUUUUUUUH!?</text:span></text:p>
          </table:table-cell>
          <table:table-cell/>
          <table:table-cell table:formula="of:=IF([.F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x4B6</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あれ〜〜</text:p>
          </table:table-cell>
          <table:table-cell office:value-type="string" calcext:value-type="string">
            <text:p>Whaaaat?</text:p>
          </table:table-cell>
          <table:table-cell/>
          <table:table-cell table:formula="of:=IF([.F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4C5</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あたしの　美しいバディで\n</text:p>
            <text:p>　男の視線は　釘付けよォ〜〜</text:p>
          </table:table-cell>
          <table:table-cell office:value-type="string" calcext:value-type="string">
            <text:p>My beautiful body freezes every boy's gaze on me!</text:p>
          </table:table-cell>
          <table:table-cell/>
          <table:table-cell table:formula="of:=IF([.F3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502</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なっ　なんですってぇーーー！\n</text:p>
            <text:p>　土木工業界のマドンナである\n</text:p>
            <text:p>　あたしに　向かって！</text:p>
          </table:table-cell>
          <table:table-cell office:value-type="string" calcext:value-type="string">
            <text:p>Wh-What was that!?\n</text:p>
            <text:p>You talking smack about the Madonna of civil engineering!?</text:p>
          </table:table-cell>
          <table:table-cell/>
          <table:table-cell table:formula="of:=IF([.F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34-0x55B</text:p>
          </table:table-cell>
          <table:table-cell office:value-type="string" calcext:value-type="string">
            <text:p>\p&lt;$1D&gt;Mai: {</text:p>
          </table:table-cell>
          <table:table-cell table:formula="of:=T([.D2])" office:value-type="string" office:string-value="}" calcext:value-type="string">
            <text:p>}</text:p>
          </table:table-cell>
          <table:table-cell office:value-type="string" calcext:value-type="string">
            <text:p>ハラホレヒレハレ</text:p>
          </table:table-cell>
          <table:table-cell office:value-type="string" calcext:value-type="string">
            <text:p>herpdy derpdy derp derp</text:p>
          </table:table-cell>
          <table:table-cell office:value-type="string" calcext:value-type="string">
            <text:p>NOTE: original is a nonsense line that apparently originates from an old Japanese TV show: https://ja.wikipedia.org/wiki/%E3%82%B7%E3%83%A3%E3%83%9C%E3%83%B3%E7%8E%89%E3%83%9B%E3%83%AA%E3%83%87%E3%83%BC</text:p>
          </table:table-cell>
          <table:table-cell table:formula="of:=IF([.F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576</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うっそー！\n</text:p>
            <text:p>　チョー　信じられなーい</text:p>
          </table:table-cell>
          <table:table-cell office:value-type="string" calcext:value-type="string">
            <text:p>Like, no WAY!\n</text:p>
            <text:p>Un-buh-LEE-vuh-ble!</text:p>
          </table:table-cell>
          <table:table-cell/>
          <table:table-cell table:formula="of:=IF([.F3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68</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battleblock-0x68-0x81</text:p>
          </table:table-cell>
          <table:table-cell office:value-type="string" calcext:value-type="string">
            <text:p>Erika: {</text:p>
          </table:table-cell>
          <table:table-cell table:formula="of:=T([.D2])" office:value-type="string" office:string-value="}" calcext:value-type="string">
            <text:p>}</text:p>
          </table:table-cell>
          <table:table-cell office:value-type="string" calcext:value-type="string">
            <text:p>オーッホホホホホ\n</text:p>
            <text:p>　やる前から　見えているわね\n</text:p>
            <text:p>　この勝負</text:p>
          </table:table-cell>
          <table:table-cell office:value-type="string" calcext:value-type="string">
            <text:p>Oh-hoh-hoh-hoh-hoh-hoh...\n</text:p>
            <text:p>I can see the outcome of this match before it's even happened.</text:p>
          </table:table-cell>
          <table:table-cell/>
          <table:table-cell table:formula="of:=IF([.F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C6</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神楽坂ユナ！</text:p>
          </table:table-cell>
          <table:table-cell office:value-type="string" calcext:value-type="string">
            <text:p>Why, you...Yuna Kagurazaka!</text:p>
          </table:table-cell>
          <table:table-cell/>
          <table:table-cell table:formula="of:=IF([.F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E7</text:p>
          </table:table-cell>
          <table:table-cell office:value-type="string" calcext:value-type="string">
            <text:p>\sErika: {</text:p>
          </table:table-cell>
          <table:table-cell table:formula="of:=T([.D2])" office:value-type="string" office:string-value="}" calcext:value-type="string">
            <text:p>}</text:p>
          </table:table-cell>
          <table:table-cell office:value-type="string" calcext:value-type="string">
            <text:p>これでもくらえっ！</text:p>
          </table:table-cell>
          <table:table-cell office:value-type="string" calcext:value-type="string">
            <text:p>Chew on THIS!</text:p>
          </table:table-cell>
          <table:table-cell/>
          <table:table-cell table:formula="of:=IF([.F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106</text:p>
          </table:table-cell>
          <table:table-cell office:value-type="string" calcext:value-type="string">
            <text:p>\s\w&lt;$0A&gt;Erika: {</text:p>
          </table:table-cell>
          <table:table-cell table:formula="of:=T([.D2])" office:value-type="string" office:string-value="}" calcext:value-type="string">
            <text:p>}</text:p>
          </table:table-cell>
          <table:table-cell office:value-type="string" calcext:value-type="string">
            <text:p>ノロマな　あなたの目を\n</text:p>
            <text:p>　今　覚まして上げるわ！</text:p>
          </table:table-cell>
          <table:table-cell office:value-type="string" calcext:value-type="string">
            <text:p>Maybe this'll wake you up, dunce!</text:p>
          </table:table-cell>
          <table:table-cell/>
          <table:table-cell table:formula="of:=IF([.F4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attleblock-0x68-0x147</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中国三千年の　通信教育で\n</text:p>
            <text:p>　特訓した究極の技を　受けてみよ！\l&lt;$01&gt;</text:p>
            <text:p/>
            <text:p>\sエリカ「百裂ジャンケーーーン！\n</text:p>
            <text:p>　グー　チョキ　パー\n</text:p>
            <text:p>　グー　チョキ　パー</text:p>
          </table:table-cell>
          <table:table-cell office:value-type="string" calcext:value-type="string">
            <text:p>Taste the ultimate technique, garnered from a crash correspondence course in China's 3,000-year history!}\l&lt;$01&gt;</text:p>
            <text:p/>
            <text:p>\sErika: {Hyakuretsu JANken!\n</text:p>
            <text:p>Rock, paper, SCISSORS!\n</text:p>
            <text:p>Rock, paper, SCISSORS!</text:p>
          </table:table-cell>
          <table:table-cell office:value-type="string" calcext:value-type="string">
            <text:p>CHECK</text:p>
            <text:p>this is a parody of kenshiro's signature technique in fist of the north star, the "hokuto hyakuretsu ken"</text:p>
            <text:p>(and maybe also chun-li's signature "hyakuretsukyaku", given the comment about China? haven't watched hnk, don't know if there's any china connection there)</text:p>
          </table:table-cell>
          <table:table-cell table:formula="of:=IF([.F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1DE</text:p>
          </table:table-cell>
          <table:table-cell office:value-type="string" calcext:value-type="string">
            <text:p>\s\w&lt;$19&gt;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office:value-type="string" calcext:value-type="string">
            <text:p>OH-hoh-hoh-hoh-hoh-hoh!\n</text:p>
            <text:p>You're just precious, my dear Yuna!</text:p>
          </table:table-cell>
          <table:table-cell/>
          <table:table-cell table:formula="of:=IF([.F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223</text:p>
          </table:table-cell>
          <table:table-cell office:value-type="string" calcext:value-type="string">
            <text:p>\s\w&lt;$0F&gt;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table:formula="of:=T([.F44])" office:value-type="string" office:string-value="OH-hoh-hoh-hoh-hoh-hoh!\n&#10;You're just precious, my dear Yuna!" calcext:value-type="string">
            <text:p>OH-hoh-hoh-hoh-hoh-hoh!\n</text:p>
            <text:p>You're just precious, my dear Yuna!</text:p>
          </table:table-cell>
          <table:table-cell office:value-type="string" calcext:value-type="string">
            <text:p>DUPE: F4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68-0x268</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table:formula="of:=T([.F44])" office:value-type="string" office:string-value="OH-hoh-hoh-hoh-hoh-hoh!\n&#10;You're just precious, my dear Yuna!" calcext:value-type="string">
            <text:p>OH-hoh-hoh-hoh-hoh-hoh!\n</text:p>
            <text:p>You're just precious, my dear Yuna!</text:p>
          </table:table-cell>
          <table:table-cell office:value-type="string" calcext:value-type="string">
            <text:p>DUPE: F44</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68-0x2A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ホホ\n</text:p>
            <text:p>　うちの池には　シャチが居るのよっ\n</text:p>
            <text:p>　シャチよ　シャチ！！</text:p>
          </table:table-cell>
          <table:table-cell office:value-type="string" calcext:value-type="string">
            <text:p>Oh-hoh-hoh-hoh-hoh-hoh-hoh!\n</text:p>
            <text:p>Our pond's got an orca in it!\n</text:p>
            <text:p>An orca! AN ORCA!</text:p>
          </table:table-cell>
          <table:table-cell office:value-type="string" calcext:value-type="string">
            <text:p>NOTE: is this some reference i don't know? each progressive upgrade of erika gets a bigger animal (orca -&gt; whale -&gt; nessie)</text:p>
          </table:table-cell>
          <table:table-cell table:formula="of:=IF([.F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68-0x30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化けの皮を　はがしてやる！\n</text:p>
            <text:p>　このニセお嬢さまめ！</text:p>
          </table:table-cell>
          <table:table-cell office:value-type="string" calcext:value-type="string">
            <text:p>I'll peel away your facade, you fake fraulein!</text:p>
          </table:table-cell>
          <table:table-cell office:value-type="string" calcext:value-type="string">
            <text:p>NOTE: almost exactly the same as one of kaede's lines from the previous game</text:p>
          </table:table-cell>
          <table:table-cell table:formula="of:=IF([.F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34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おとなしく　真のお嬢様は\n</text:p>
            <text:p>　このあたしだと　認めることね！</text:p>
          </table:table-cell>
          <table:table-cell office:value-type="string" calcext:value-type="string">
            <text:p>Be a good little girl and admit that the true fraulein here is ME!</text:p>
          </table:table-cell>
          <table:table-cell/>
          <table:table-cell table:formula="of:=IF([.F4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68-0x38C</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なんかが　お嬢様なんて\n</text:p>
            <text:p>　呼ばれる資格なんか無いわ！\n</text:p>
            <text:p>　さっさと地球に帰るといいわ！</text:p>
          </table:table-cell>
          <table:table-cell office:value-type="string" calcext:value-type="string">
            <text:p>Someone like YOU doesn't qualify to be called a fraulein at all! Just go right back home to Earth!</text:p>
          </table:table-cell>
          <table:table-cell/>
          <table:table-cell table:formula="of:=IF([.F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3F3</text:p>
          </table:table-cell>
          <table:table-cell office:value-type="string" calcext:value-type="string">
            <text:p>\s\p&lt;$10&gt;Erika: {</text:p>
          </table:table-cell>
          <table:table-cell table:formula="of:=T([.D2])" office:value-type="string" office:string-value="}" calcext:value-type="string">
            <text:p>}</text:p>
          </table:table-cell>
          <table:table-cell office:value-type="string" calcext:value-type="string">
            <text:p>フン！　これで　どーかしら？</text:p>
          </table:table-cell>
          <table:table-cell office:value-type="string" calcext:value-type="string">
            <text:p>Hmph! How do you like this?</text:p>
          </table:table-cell>
          <table:table-cell/>
          <table:table-cell table:formula="of:=IF([.F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20</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Eek!</text:p>
          </table:table-cell>
          <table:table-cell/>
          <table:table-cell table:formula="of:=IF([.F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43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office:value-type="string" calcext:value-type="string">
            <text:p>How could I, the ultimate fraulein, end up like this...?</text:p>
          </table:table-cell>
          <table:table-cell/>
          <table:table-cell table:formula="of:=IF([.F5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7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office:value-type="string" calcext:value-type="string">
            <text:p>Oof! GRRRR!</text:p>
          </table:table-cell>
          <table:table-cell/>
          <table:table-cell table:formula="of:=IF([.F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8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Battle block 0x9C</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9C-0x8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ナ　がんばりまーす！</text:p>
          </table:table-cell>
          <table:table-cell office:value-type="string" calcext:value-type="string">
            <text:p>I'm gonna do my best!</text:p>
          </table:table-cell>
          <table:table-cell/>
          <table:table-cell table:formula="of:=IF([.F5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A0</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えっちぃ〜！！</text:p>
          </table:table-cell>
          <table:table-cell office:value-type="string" calcext:value-type="string">
            <text:p>Eyaaah! Pervert!</text:p>
          </table:table-cell>
          <table:table-cell/>
          <table:table-cell table:formula="of:=IF([.F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BF</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いくわよっ！</text:p>
          </table:table-cell>
          <table:table-cell office:value-type="string" calcext:value-type="string">
            <text:p>Here I come!</text:p>
          </table:table-cell>
          <table:table-cell/>
          <table:table-cell table:formula="of:=IF([.F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D6</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ーーーー</text:p>
          </table:table-cell>
          <table:table-cell office:value-type="string" calcext:value-type="string">
            <text:p>TAKE THIS!</text:p>
          </table:table-cell>
          <table:table-cell/>
          <table:table-cell table:formula="of:=IF([.F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F1</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フンだ！　なにさ！　え〜い！！</text:p>
          </table:table-cell>
          <table:table-cell office:value-type="string" calcext:value-type="string">
            <text:p>Hmph! Bring it! Hiyah!</text:p>
          </table:table-cell>
          <table:table-cell/>
          <table:table-cell table:formula="of:=IF([.F6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11A</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office:value-type="string" calcext:value-type="string">
            <text:p>Hah! Counter time!</text:p>
          </table:table-cell>
          <table:table-cell/>
          <table:table-cell table:formula="of:=IF([.F6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13D</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table:formula="of:=T([.F62])" office:value-type="string" office:string-value="Hah! Counter time!" calcext:value-type="string">
            <text:p>Hah! Counter time!</text:p>
          </table:table-cell>
          <table:table-cell office:value-type="string" calcext:value-type="string">
            <text:p>DUPE: F6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9C-0x160</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table:formula="of:=T([.F62])" office:value-type="string" office:string-value="Hah! Counter time!" calcext:value-type="string">
            <text:p>Hah! Counter time!</text:p>
          </table:table-cell>
          <table:table-cell office:value-type="string" calcext:value-type="string">
            <text:p>DUPE: F6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9C-0x183</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プンプン！　あたしはすごーく\n</text:p>
            <text:p>　いい子なんですからねっ！</text:p>
          </table:table-cell>
          <table:table-cell office:value-type="string" calcext:value-type="string">
            <text:p>Hmph! I'll have you know I'm a SUPER good girl!</text:p>
          </table:table-cell>
          <table:table-cell/>
          <table:table-cell table:formula="of:=IF([.F6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9C-0x1C6</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もう！　どーして\n</text:p>
            <text:p>　ひどい事ばかりするのっ！\n</text:p>
            <text:p>　やめてよねっ！</text:p>
          </table:table-cell>
          <table:table-cell office:value-type="string" calcext:value-type="string">
            <text:p>Geez! How come all you ever do is mean stuff!? Quit it!</text:p>
          </table:table-cell>
          <table:table-cell/>
          <table:table-cell table:formula="of:=IF([.F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9C-0x20F</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わたしだって　たまには\n</text:p>
            <text:p>　怒る事も　あるんですからねっ！</text:p>
          </table:table-cell>
          <table:table-cell office:value-type="string" calcext:value-type="string">
            <text:p>Every once in a while, even I can get mad, y'know!</text:p>
          </table:table-cell>
          <table:table-cell/>
          <table:table-cell table:formula="of:=IF([.F6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9C-0x252</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ひどーーーーいっ！\n</text:p>
            <text:p>　もう相手して　あげないんだから！</text:p>
          </table:table-cell>
          <table:table-cell office:value-type="string" calcext:value-type="string">
            <text:p>You're AWFUL!\n</text:p>
            <text:p>I'm not gonna hang out with you anymore!</text:p>
          </table:table-cell>
          <table:table-cell office:value-type="string" calcext:value-type="string">
            <text:p>CHECK</text:p>
          </table:table-cell>
          <table:table-cell table:formula="of:=IF([.F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93</text:p>
          </table:table-cell>
          <table:table-cell office:value-type="string" calcext:value-type="string">
            <text:p>\s\p&lt;$0C&gt;Yuna: {</text:p>
          </table:table-cell>
          <table:table-cell table:formula="of:=T([.D2])" office:value-type="string" office:string-value="}" calcext:value-type="string">
            <text:p>}</text:p>
          </table:table-cell>
          <table:table-cell office:value-type="string" calcext:value-type="string">
            <text:p>ラッキー！　やったね！</text:p>
          </table:table-cell>
          <table:table-cell office:value-type="string" calcext:value-type="string">
            <text:p>Lucky me! Yay!</text:p>
          </table:table-cell>
          <table:table-cell/>
          <table:table-cell table:formula="of:=IF([.F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B8</text:p>
          </table:table-cell>
          <table:table-cell office:value-type="string" calcext:value-type="string">
            <text:p>\s\p&lt;$13&gt;Yuna: {</text:p>
          </table:table-cell>
          <table:table-cell table:formula="of:=T([.D2])" office:value-type="string" office:string-value="}" calcext:value-type="string">
            <text:p>}</text:p>
          </table:table-cell>
          <table:table-cell office:value-type="string" calcext:value-type="string">
            <text:p>へへっ　大丈夫だもんネェ〜〜</text:p>
          </table:table-cell>
          <table:table-cell office:value-type="string" calcext:value-type="string">
            <text:p>Heh heh! I'm just fine!</text:p>
          </table:table-cell>
          <table:table-cell/>
          <table:table-cell table:formula="of:=IF([.F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E3</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E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9C-0x2F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見ないで〜！</text:p>
          </table:table-cell>
          <table:table-cell office:value-type="string" calcext:value-type="string">
            <text:p>Oh nooo! Don't look!</text:p>
          </table:table-cell>
          <table:table-cell/>
          <table:table-cell table:formula="of:=IF([.F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30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ひっひどいと思う・・・・グスッ</text:p>
          </table:table-cell>
          <table:table-cell office:value-type="string" calcext:value-type="string">
            <text:p>T-That's terrible...(sniff)</text:p>
          </table:table-cell>
          <table:table-cell/>
          <table:table-cell table:formula="of:=IF([.F7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336</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んな　助けて！</text:p>
          </table:table-cell>
          <table:table-cell office:value-type="string" calcext:value-type="string">
            <text:p>Help me, guys!</text:p>
          </table:table-cell>
          <table:table-cell/>
          <table:table-cell table:formula="of:=IF([.F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9C-0x34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えー　なんでぇ〜\n</text:p>
            <text:p>　もうチョット　おまけしてよ〜</text:p>
          </table:table-cell>
          <table:table-cell office:value-type="string" calcext:value-type="string">
            <text:p>Huh? Whyyyy!?\n</text:p>
            <text:p>Give me something a little nicer!</text:p>
          </table:table-cell>
          <table:table-cell office:value-type="string" calcext:value-type="string">
            <text:p>CHECK</text:p>
          </table:table-cell>
          <table:table-cell table:formula="of:=IF([.F7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D0</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D0-0x81</text:p>
          </table:table-cell>
          <table:table-cell office:value-type="string" calcext:value-type="string">
            <text:p>Yuri: {</text:p>
          </table:table-cell>
          <table:table-cell table:formula="of:=T([.D2])" office:value-type="string" office:string-value="}" calcext:value-type="string">
            <text:p>}</text:p>
          </table:table-cell>
          <table:table-cell office:value-type="string" calcext:value-type="string">
            <text:p>ほぇ〜　では行きますですぅ</text:p>
          </table:table-cell>
          <table:table-cell office:value-type="string" calcext:value-type="string">
            <text:p>Hweh...Well, here I go.</text:p>
          </table:table-cell>
          <table:table-cell/>
          <table:table-cell table:formula="of:=IF([.F7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A8</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りゃりゃですぅ〜</text:p>
          </table:table-cell>
          <table:table-cell office:value-type="string" calcext:value-type="string">
            <text:p>Oh, my, my...</text:p>
          </table:table-cell>
          <table:table-cell/>
          <table:table-cell table:formula="of:=IF([.F7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C7</text:p>
          </table:table-cell>
          <table:table-cell office:value-type="string" calcext:value-type="string">
            <text:p>\sYuri: {</text:p>
          </table:table-cell>
          <table:table-cell table:formula="of:=T([.D2])" office:value-type="string" office:string-value="}" calcext:value-type="string">
            <text:p>}</text:p>
          </table:table-cell>
          <table:table-cell office:value-type="string" calcext:value-type="string">
            <text:p>そーりゅーがぁっ！　ですぅ</text:p>
          </table:table-cell>
          <table:table-cell office:value-type="string" calcext:value-type="string">
            <text:p>TAKE THIS! Please.</text:p>
          </table:table-cell>
          <table:table-cell office:value-type="string" calcext:value-type="string">
            <text:p>CHECK</text:p>
          </table:table-cell>
          <table:table-cell table:formula="of:=IF([.F7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F0</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当たると　イタイいですぅ</text:p>
          </table:table-cell>
          <table:table-cell office:value-type="string" calcext:value-type="string">
            <text:p>This will be painful if it hits!</text:p>
          </table:table-cell>
          <table:table-cell/>
          <table:table-cell table:formula="of:=IF([.F80]=&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D0-0x117</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れっ・・・・・\l&lt;$01&gt;</text:p>
            <text:p/>
            <text:p>\sユーリィ「へへっ\n</text:p>
            <text:p>　失敗しちゃったですぅ〜</text:p>
          </table:table-cell>
          <table:table-cell office:value-type="string" calcext:value-type="string">
            <text:p>Huh...?}\l&lt;$01&gt;</text:p>
            <text:p/>
            <text:p>\sYuri: {Heh heh.\n</text:p>
            <text:p>I messed that up.</text:p>
          </table:table-cell>
          <table:table-cell/>
          <table:table-cell table:formula="of:=IF([.F8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D0-0x164</text:p>
          </table:table-cell>
          <table:table-cell office:value-type="string" calcext:value-type="string">
            <text:p>\s\p&lt;$1C&gt;Yuna: {</text:p>
          </table:table-cell>
          <table:table-cell table:formula="of:=T([.D2])" office:value-type="string" office:string-value="}" calcext:value-type="string">
            <text:p>}</text:p>
          </table:table-cell>
          <table:table-cell office:value-type="string" calcext:value-type="string">
            <text:p>なにやってんのよ！　ユーリィ！\n</text:p>
            <text:p>　もう！　しっかりしてよねっ！</text:p>
          </table:table-cell>
          <table:table-cell office:value-type="string" calcext:value-type="string">
            <text:p>What're you doing, Yuri!?\n</text:p>
            <text:p>Ugh! Get your act together!</text:p>
          </table:table-cell>
          <table:table-cell office:value-type="string" calcext:value-type="string">
            <text:p>NOTE: i think the game chooses between this line and the next one based on how far along you are in the plot</text:p>
          </table:table-cell>
          <table:table-cell table:formula="of:=IF([.F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1B1</text:p>
          </table:table-cell>
          <table:table-cell table:formula="of:=T([.C82])" office:value-type="string" office:string-value="\s\p&lt;$1C&gt;Yuna: {" calcext:value-type="string">
            <text:p>\s\p&lt;$1C&gt;Yuna: {</text:p>
          </table:table-cell>
          <table:table-cell table:formula="of:=T([.D2])" office:value-type="string" office:string-value="}" calcext:value-type="string">
            <text:p>}</text:p>
          </table:table-cell>
          <table:table-cell office:value-type="string" calcext:value-type="string">
            <text:p>ユ　ユーリィ？\n</text:p>
            <text:p>　ド　ドンマイよ・・・・・・</text:p>
          </table:table-cell>
          <table:table-cell office:value-type="string" calcext:value-type="string">
            <text:p>Y-Yuri?\n</text:p>
            <text:p>Oh, forget it...</text:p>
          </table:table-cell>
          <table:table-cell/>
          <table:table-cell table:formula="of:=IF([.F8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1EC</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お仕置き　しちゃいますぅ〜</text:p>
          </table:table-cell>
          <table:table-cell office:value-type="string" calcext:value-type="string">
            <text:p>I am going to give you a punishment!</text:p>
          </table:table-cell>
          <table:table-cell/>
          <table:table-cell table:formula="of:=IF([.F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215</text:p>
          </table:table-cell>
          <table:table-cell office:value-type="string" calcext:value-type="string">
            <text:p>\s\w&lt;$02&gt;Yuri: {</text:p>
          </table:table-cell>
          <table:table-cell table:formula="of:=T([.D2])" office:value-type="string" office:string-value="}" calcext:value-type="string">
            <text:p>}</text:p>
          </table:table-cell>
          <table:table-cell office:value-type="string" calcext:value-type="string">
            <text:p>お仕置き　しちゃいますぅ〜</text:p>
          </table:table-cell>
          <table:table-cell table:formula="of:=T([.F84])" office:value-type="string" office:string-value="I am going to give you a punishment!" calcext:value-type="string">
            <text:p>I am going to give you a punishment!</text:p>
          </table:table-cell>
          <table:table-cell office:value-type="string" calcext:value-type="string">
            <text:p>DUPE: F84</text:p>
          </table:table-cell>
          <table:table-cell table:number-columns-repeated="1017"/>
        </table:table-row>
        <table:table-row table:style-name="ro13">
          <table:table-cell office:value-type="string" calcext:value-type="string">
            <text:p>string</text:p>
          </table:table-cell>
          <table:table-cell office:value-type="string" calcext:value-type="string">
            <text:p>battleblock-0xD0-0x242</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あっ　もしかして　あなた〜\n</text:p>
            <text:p>　私の　ゴハンが欲しいんでしょ？\l&lt;$01&gt;</text:p>
            <text:p/>
            <text:p>ユーリィ「しかたないですねぇ〜\n</text:p>
            <text:p>　少しですょ</text:p>
          </table:table-cell>
          <table:table-cell office:value-type="string" calcext:value-type="string">
            <text:p>Ah, could it be that you would like some of my rice?}\l&lt;$01&gt;</text:p>
            <text:p/>
            <text:p>Yuri: {I guess it cannot be helped.\n</text:p>
            <text:p>Just a little.</text:p>
          </table:table-cell>
          <table:table-cell/>
          <table:table-cell table:formula="of:=IF([.F8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D0-0x2BD</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っ　あなた〜\n</text:p>
            <text:p>　顔にゴミが　ついていますょ〜\l&lt;$01&gt;</text:p>
            <text:p/>
            <text:p>\sユーリィ「あっ　”ホクロ”って\n</text:p>
            <text:p>　いうですか・・　　それ・・・</text:p>
          </table:table-cell>
          <table:table-cell office:value-type="string" calcext:value-type="string">
            <text:p>Ah! There is a piece of garbage stuck to your face.}\l&lt;$01&gt;</text:p>
            <text:p/>
            <text:p>\sYuri: {Oh, is that what is called a `mole'...?</text:p>
          </table:table-cell>
          <table:table-cell/>
          <table:table-cell table:formula="of:=IF([.F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3C</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あなた　ドジですねぇ〜\n</text:p>
            <text:p>　あたしを　見習うと　いいですよぅ</text:p>
          </table:table-cell>
          <table:table-cell office:value-type="string" calcext:value-type="string">
            <text:p>You certainly are clumsy.\n</text:p>
            <text:p>You should try to be more like me.</text:p>
          </table:table-cell>
          <table:table-cell/>
          <table:table-cell table:formula="of:=IF([.F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85</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ご飯　食べ過ぎると\n</text:p>
            <text:p>　太りますよう〜</text:p>
          </table:table-cell>
          <table:table-cell office:value-type="string" calcext:value-type="string">
            <text:p>If you eat too much, you will become fat, you know.</text:p>
          </table:table-cell>
          <table:table-cell/>
          <table:table-cell table:formula="of:=IF([.F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B8</text:p>
          </table:table-cell>
          <table:table-cell office:value-type="string" calcext:value-type="string">
            <text:p>\s\p&lt;$0D&gt;Yuri: {</text:p>
          </table:table-cell>
          <table:table-cell table:formula="of:=T([.D2])" office:value-type="string" office:string-value="}" calcext:value-type="string">
            <text:p>}</text:p>
          </table:table-cell>
          <table:table-cell office:value-type="string" calcext:value-type="string">
            <text:p>うんぐうんぐ・・・モグモグ\n</text:p>
            <text:p>　おいしいですぅ！</text:p>
          </table:table-cell>
          <table:table-cell office:value-type="string" calcext:value-type="string">
            <text:p>(munch) (crunch)...(om) (nom)...\n</text:p>
            <text:p>Delicious!</text:p>
          </table:table-cell>
          <table:table-cell/>
          <table:table-cell table:formula="of:=IF([.F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3F9</text:p>
          </table:table-cell>
          <table:table-cell office:value-type="string" calcext:value-type="string">
            <text:p>\s\p&lt;$14&gt;Yuri: {</text:p>
          </table:table-cell>
          <table:table-cell table:formula="of:=T([.D2])" office:value-type="string" office:string-value="}" calcext:value-type="string">
            <text:p>}</text:p>
          </table:table-cell>
          <table:table-cell office:value-type="string" calcext:value-type="string">
            <text:p>アブナイですぅ〜</text:p>
          </table:table-cell>
          <table:table-cell office:value-type="string" calcext:value-type="string">
            <text:p>That is dangerous!</text:p>
          </table:table-cell>
          <table:table-cell/>
          <table:table-cell table:formula="of:=IF([.F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1C</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イタイですぅ〜</text:p>
          </table:table-cell>
          <table:table-cell office:value-type="string" calcext:value-type="string">
            <text:p>That is painful!</text:p>
          </table:table-cell>
          <table:table-cell/>
          <table:table-cell table:formula="of:=IF([.F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37</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イヤーーーンですぅ</text:p>
          </table:table-cell>
          <table:table-cell office:value-type="string" calcext:value-type="string">
            <text:p>This is extremely terrible.</text:p>
          </table:table-cell>
          <table:table-cell/>
          <table:table-cell table:formula="of:=IF([.F9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D0-0x456</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わわわっ\n</text:p>
            <text:p>　なに言ってるか　わかんないですぅ</text:p>
          </table:table-cell>
          <table:table-cell office:value-type="string" calcext:value-type="string">
            <text:p>Waaaah!\n</text:p>
            <text:p>I do not understand what you are saying at all.</text:p>
          </table:table-cell>
          <table:table-cell/>
          <table:table-cell table:formula="of:=IF([.F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491</text:p>
          </table:table-cell>
          <table:table-cell office:value-type="string" calcext:value-type="string">
            <text:p>\p&lt;$0D&gt;Yuri: {</text:p>
          </table:table-cell>
          <table:table-cell table:formula="of:=T([.D2])" office:value-type="string" office:string-value="}" calcext:value-type="string">
            <text:p>}</text:p>
          </table:table-cell>
          <table:table-cell office:value-type="string" calcext:value-type="string">
            <text:p>おなかが　減ったので\n</text:p>
            <text:p>　かえるですぅ</text:p>
          </table:table-cell>
          <table:table-cell office:value-type="string" calcext:value-type="string">
            <text:p>I am hungry, so I am leaving.</text:p>
          </table:table-cell>
          <table:table-cell/>
          <table:table-cell table:formula="of:=IF([.F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C6</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信じられませんですぅ</text:p>
          </table:table-cell>
          <table:table-cell office:value-type="string" calcext:value-type="string">
            <text:p>I cannot believe this.</text:p>
          </table:table-cell>
          <table:table-cell/>
          <table:table-cell table:formula="of:=IF([.F9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0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04-0x81</text:p>
          </table:table-cell>
          <table:table-cell office:value-type="string" calcext:value-type="string">
            <text:p>Mami: {</text:p>
          </table:table-cell>
          <table:table-cell table:formula="of:=T([.D2])" office:value-type="string" office:string-value="}" calcext:value-type="string">
            <text:p>}</text:p>
          </table:table-cell>
          <table:table-cell office:value-type="string" calcext:value-type="string">
            <text:p>お互い　悔いの残らぬ様\n</text:p>
            <text:p>　正々堂々と　勝負しようゼ！</text:p>
          </table:table-cell>
          <table:table-cell office:value-type="string" calcext:value-type="string">
            <text:p>Let's duke it out fair and square so we've got no regrets!</text:p>
          </table:table-cell>
          <table:table-cell/>
          <table:table-cell table:formula="of:=IF([.F9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04-0xBE</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あたしの　血と汗が染み込んだ\n</text:p>
            <text:p>　青春のユニフォームを・・</text:p>
          </table:table-cell>
          <table:table-cell office:value-type="string" calcext:value-type="string">
            <text:p>How could this happen to the uniform of my glory days, soaked with my sweat and blood...?</text:p>
          </table:table-cell>
          <table:table-cell/>
          <table:table-cell table:formula="of:=IF([.F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FF</text:p>
          </table:table-cell>
          <table:table-cell office:value-type="string" calcext:value-type="string">
            <text:p>\sMami: {</text:p>
          </table:table-cell>
          <table:table-cell table:formula="of:=T([.D2])" office:value-type="string" office:string-value="}" calcext:value-type="string">
            <text:p>}</text:p>
          </table:table-cell>
          <table:table-cell office:value-type="string" calcext:value-type="string">
            <text:p>あたしの　鋭いスイングが\n</text:p>
            <text:p>　見えるか？</text:p>
          </table:table-cell>
          <table:table-cell office:value-type="string" calcext:value-type="string">
            <text:p>Can you even see my Quick Swing?</text:p>
          </table:table-cell>
          <table:table-cell/>
          <table:table-cell table:formula="of:=IF([.F10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104-0x130</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私の投げる球　打てるもんなら\n</text:p>
            <text:p>　打ってみな！\l&lt;$01&gt;</text:p>
            <text:p/>
            <text:p>\sマミ「大リーグ　シュータァーー！</text:p>
          </table:table-cell>
          <table:table-cell office:value-type="string" calcext:value-type="string">
            <text:p>If you think you can hit MY pitches, go ahead and take a swing!}\l&lt;$01&gt;</text:p>
            <text:p/>
            <text:p>\sMami: {BIG-LEAGUE SHOOTERRRRRR!</text:p>
          </table:table-cell>
          <table:table-cell/>
          <table:table-cell table:formula="of:=IF([.F10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18B</text:p>
          </table:table-cell>
          <table:table-cell office:value-type="string" calcext:value-type="string">
            <text:p>\s\p&lt;$05&gt;Mami: {</text:p>
          </table:table-cell>
          <table:table-cell table:formula="of:=T([.D2])" office:value-type="string" office:string-value="}" calcext:value-type="string">
            <text:p>}</text:p>
          </table:table-cell>
          <table:table-cell office:value-type="string" calcext:value-type="string">
            <text:p>うおりゃゃゃゃーーーー</text:p>
          </table:table-cell>
          <table:table-cell office:value-type="string" calcext:value-type="string">
            <text:p>WhoooooooaYAAAAAAAHHH!</text:p>
          </table:table-cell>
          <table:table-cell/>
          <table:table-cell table:formula="of:=IF([.F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1B0</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office:value-type="string" calcext:value-type="string">
            <text:p>Alright, I'm gonna hit ya RIGHT NOW!</text:p>
          </table:table-cell>
          <table:table-cell office:value-type="string" calcext:value-type="string">
            <text:p>CHECK</text:p>
          </table:table-cell>
          <table:table-cell table:formula="of:=IF([.F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1E7</text:p>
          </table:table-cell>
          <table:table-cell office:value-type="string" calcext:value-type="string">
            <text:p>\s\w&lt;$0A&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104-0x222</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104-0x25D</text:p>
          </table:table-cell>
          <table:table-cell office:value-type="string" calcext:value-type="string">
            <text:p>\s\p&lt;$31&gt;Club Members: {</text:p>
          </table:table-cell>
          <table:table-cell table:formula="of:=T([.D2])" office:value-type="string" office:string-value="}" calcext:value-type="string">
            <text:p>}</text:p>
          </table:table-cell>
          <table:table-cell office:value-type="string" calcext:value-type="string">
            <text:p>ヘーボ！　ヘーボ！\n</text:p>
            <text:p>　引っ込んじまえー　チンチクリン〜！</text:p>
          </table:table-cell>
          <table:table-cell office:value-type="string" calcext:value-type="string">
            <text:p>YOU SUCK! YOU SUCK!\n</text:p>
            <text:p>GO ON HOME, SHORT AND STUMPY!</text:p>
          </table:table-cell>
          <table:table-cell/>
          <table:table-cell table:formula="of:=IF([.F10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04-0x2A8</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ヒュー　ヒュー\n</text:p>
            <text:p>　あなた　ちゃんと見えてるのー？</text:p>
          </table:table-cell>
          <table:table-cell office:value-type="string" calcext:value-type="string">
            <text:p>NEENER, NEENER!\n</text:p>
            <text:p>YOU CAN'T HIT THE BALL, YOU WIENER!</text:p>
          </table:table-cell>
          <table:table-cell/>
          <table:table-cell table:formula="of:=IF([.F1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2EB</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わぁー　なんてたくましい足！\n</text:p>
            <text:p>　キャッチャー向きだねーっ</text:p>
          </table:table-cell>
          <table:table-cell office:value-type="string" calcext:value-type="string">
            <text:p>Whoa, what burly legs!\n</text:p>
            <text:p>You'd make a great catcher!</text:p>
          </table:table-cell>
          <table:table-cell/>
          <table:table-cell table:formula="of:=IF([.F10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04-0x336</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ノーコン！　ペチャパイ！\l&lt;$80&gt;</text:p>
            <text:p/>
            <text:p>「ノーコン！　ペチャパイ！</text:p>
          </table:table-cell>
          <table:table-cell office:value-type="string" calcext:value-type="string">
            <text:p>LOOOO-SER! FLATTY PATTY!}\l&lt;$80&gt;</text:p>
            <text:p/>
            <text:p>{LOOOO-SER! FLATTY PATTY!</text:p>
          </table:table-cell>
          <table:table-cell/>
          <table:table-cell table:formula="of:=IF([.F10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104-0x37F</text:p>
          </table:table-cell>
          <table:table-cell office:value-type="string" calcext:value-type="string">
            <text:p>\s\p&lt;$0C&gt;Mami: {</text:p>
          </table:table-cell>
          <table:table-cell table:formula="of:=T([.D2])" office:value-type="string" office:string-value="}" calcext:value-type="string">
            <text:p>}</text:p>
          </table:table-cell>
          <table:table-cell office:value-type="string" calcext:value-type="string">
            <text:p>ぷはーーーっ！　生き返ったゼ！</text:p>
          </table:table-cell>
          <table:table-cell office:value-type="string" calcext:value-type="string">
            <text:p>Hoo-ee! Puts ya right back in the game!</text:p>
          </table:table-cell>
          <table:table-cell/>
          <table:table-cell table:formula="of:=IF([.F1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3AC</text:p>
          </table:table-cell>
          <table:table-cell office:value-type="string" calcext:value-type="string">
            <text:p>\s\p&lt;$15&gt;Mami: {</text:p>
          </table:table-cell>
          <table:table-cell table:formula="of:=T([.D2])" office:value-type="string" office:string-value="}" calcext:value-type="string">
            <text:p>}</text:p>
          </table:table-cell>
          <table:table-cell office:value-type="string" calcext:value-type="string">
            <text:p>はっははははっ　あまいゼ！\n</text:p>
            <text:p>　そんな攻撃　止まって見えるゼ！</text:p>
          </table:table-cell>
          <table:table-cell office:value-type="string" calcext:value-type="string">
            <text:p>Ha-ha-ha-ha-ha! Not gonna cut it! An attack like that's dead in the water!</text:p>
          </table:table-cell>
          <table:table-cell office:value-type="string" calcext:value-type="string">
            <text:p>CHECK</text:p>
          </table:table-cell>
          <table:table-cell table:formula="of:=IF([.F1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3F7</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くっそー　まだ負けねぇぞ！</text:p>
          </table:table-cell>
          <table:table-cell office:value-type="string" calcext:value-type="string">
            <text:p>Dammit! This ain't over yet!</text:p>
          </table:table-cell>
          <table:table-cell/>
          <table:table-cell table:formula="of:=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41A</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そんな・・・\n</text:p>
            <text:p>　あたしが　アウトなんて・・・・</text:p>
          </table:table-cell>
          <table:table-cell office:value-type="string" calcext:value-type="string">
            <text:p>Oh no...\n</text:p>
            <text:p>I'm out...?</text:p>
          </table:table-cell>
          <table:table-cell/>
          <table:table-cell table:formula="of:=IF([.F1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45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きたねぇぞ　女なら\n</text:p>
            <text:p>　自分のウデで　勝負しろよっ！</text:p>
          </table:table-cell>
          <table:table-cell office:value-type="string" calcext:value-type="string">
            <text:p>You're so damn underhanded! If you're a girl, fight with your own skills!</text:p>
          </table:table-cell>
          <table:table-cell/>
          <table:table-cell table:formula="of:=IF([.F114]=&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104-0x48C</text:p>
          </table:table-cell>
          <table:table-cell office:value-type="string" calcext:value-type="string">
            <text:p>\p&lt;$1C&gt;</text:p>
          </table:table-cell>
          <table:table-cell table:number-columns-repeated="4"/>
          <table:table-cell table:formula="of:=IF([.F11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493</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次の回は　みてろよっ！</text:p>
          </table:table-cell>
          <table:table-cell office:value-type="string" calcext:value-type="string">
            <text:p>Just you wait 'til next time!</text:p>
          </table:table-cell>
          <table:table-cell/>
          <table:table-cell table:formula="of:=IF([.F11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38</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battleblock-0x138-0x81</text:p>
          </table:table-cell>
          <table:table-cell office:value-type="string" calcext:value-type="string">
            <text:p>Polylina: {</text:p>
          </table:table-cell>
          <table:table-cell table:formula="of:=T([.D2])" office:value-type="string" office:string-value="}" calcext:value-type="string">
            <text:p>}</text:p>
          </table:table-cell>
          <table:table-cell office:value-type="string" calcext:value-type="string">
            <text:p>かよわき花に　迫る悪の陰\n</text:p>
            <text:p>　けれど　この私が　散らせはしない\l&lt;$01&gt;</text:p>
            <text:p/>
            <text:p>ポリリーナ「お嬢様仮面　ポリリーナ！\n</text:p>
            <text:p>　愛とともに　ここに　参上！！</text:p>
          </table:table-cell>
          <table:table-cell table:style-name="ce2" office:value-type="string" calcext:value-type="string">
            <text:p>The shadow of evil looms over the delicate flowers...But I shall not let them wither!}\l&lt;$01&gt;</text:p>
            <text:p/>
            <text:p>Polylina: {With love at her side, the Masked Fraulein Polylina springs forth!</text:p>
          </table:table-cell>
          <table:table-cell office:value-type="string" calcext:value-type="string">
            <text:p>NOTE: identical (except for spacing and punctuation) to intro speech in the main script</text:p>
          </table:table-cell>
          <table:table-cell table:formula="of:=IF([.F11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114</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くっ　わたしとした事が</text:p>
          </table:table-cell>
          <table:table-cell office:value-type="string" calcext:value-type="string">
            <text:p>Kh...! Why me, of all people...!</text:p>
          </table:table-cell>
          <table:table-cell/>
          <table:table-cell table:formula="of:=IF([.F11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138-0x139</text:p>
          </table:table-cell>
          <table:table-cell office:value-type="string" calcext:value-type="string">
            <text:p>\sPolylina: {</text:p>
          </table:table-cell>
          <table:table-cell table:formula="of:=T([.D2])" office:value-type="string" office:string-value="}" calcext:value-type="string">
            <text:p>}</text:p>
          </table:table-cell>
          <table:table-cell office:value-type="string" calcext:value-type="string">
            <text:p>バッキン・ボーーーーー！</text:p>
          </table:table-cell>
          <table:table-cell office:value-type="string" calcext:value-type="string">
            <text:p>Back-In Bo!</text:p>
          </table:table-cell>
          <table:table-cell office:value-type="string" calcext:value-type="string">
            <text:p>CHECK</text:p>
            <text:p>i don't know what either of polylina's "bakkin" attacks are supposed to mean...</text:p>
            <text:p>is it something weird like "back in", because it's a boomerang staff attack? idk</text:p>
          </table:table-cell>
          <table:table-cell table:formula="of:=IF([.F12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138-0x162</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わたしの　愛のムチ\n</text:p>
            <text:p>　うけてみよっ！\l&lt;$01&gt;</text:p>
            <text:p/>
            <text:p>\sポリリーナ「バッキン・ビュー</text:p>
          </table:table-cell>
          <table:table-cell office:value-type="string" calcext:value-type="string">
            <text:p>Feel the bite of my Whip of Love!}\l&lt;$01&gt;</text:p>
            <text:p/>
            <text:p><text:span text:style-name="T1">\sPolylina: {Back-In Byu!</text:span></text:p>
          </table:table-cell>
          <table:table-cell office:value-type="string" calcext:value-type="string">
            <text:p>CHECK</text:p>
            <text:p>my best guess is that "byu" is the "whoosh" onomatopoeia for the crack of the whip. but if we're keeping "bo" for the other attack, we might as well do the same here</text:p>
          </table:table-cell>
          <table:table-cell table:formula="of:=IF([.F12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138-0x1B7</text:p>
          </table:table-cell>
          <table:table-cell table:formula="of:=T([.C23])" office:value-type="string" office:string-value="\s" calcext:value-type="string">
            <text:p>\s</text:p>
          </table:table-cell>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y this message, report it right away!!)</text:p>
          </table:table-cell>
          <table:table-cell/>
          <table:table-cell table:formula="of:=IF([.F1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38-0x1F8</text:p>
          </table:table-cell>
          <table:table-cell office:value-type="string" calcext:value-type="string">
            <text:p>\s\p&lt;$09&gt;Yuna: {</text:p>
          </table:table-cell>
          <table:table-cell table:formula="of:=T([.D2])" office:value-type="string" office:string-value="}" calcext:value-type="string">
            <text:p>}</text:p>
          </table:table-cell>
          <table:table-cell office:value-type="string" calcext:value-type="string">
            <text:p>キャ〜ッ　ポリリーナ様！\n</text:p>
            <text:p>　ステキ〜　好きにしてぇぇ〜</text:p>
          </table:table-cell>
          <table:table-cell office:value-type="string" calcext:value-type="string">
            <text:p>SQUEEEE! Polylina!\n</text:p>
            <text:p>You're so wonderful! This one's all yours!</text:p>
          </table:table-cell>
          <table:table-cell office:value-type="string" calcext:value-type="string">
            <text:p>CHECK</text:p>
          </table:table-cell>
          <table:table-cell table:formula="of:=IF([.F12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23D</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そこだ！</text:p>
          </table:table-cell>
          <table:table-cell office:value-type="string" calcext:value-type="string">
            <text:p>Here it comes!</text:p>
          </table:table-cell>
          <table:table-cell/>
          <table:table-cell table:formula="of:=IF([.F12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256</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そこだ！</text:p>
          </table:table-cell>
          <table:table-cell table:formula="of:=T([.F124])" office:value-type="string" office:string-value="Here it comes!" calcext:value-type="string">
            <text:p>Here it comes!</text:p>
          </table:table-cell>
          <table:table-cell office:value-type="string" calcext:value-type="string">
            <text:p>DUPE: F124</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138-0x26F</text:p>
          </table:table-cell>
          <table:table-cell table:formula="of:=T([.C23])" office:value-type="string" office:string-value="\s" calcext:value-type="string">
            <text:p>\s</text:p>
          </table:table-cell>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text:p>
            <text:p><text:span text:style-name="T1">(Whoever say this message, report it right away!!)</text:span></text:p>
          </table:table-cell>
          <table:table-cell/>
          <table:table-cell table:formula="of:=IF([.F1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2B4</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この世に　悪の栄えた\n</text:p>
            <text:p>　ためし無しっ！</text:p>
          </table:table-cell>
          <table:table-cell office:value-type="string" calcext:value-type="string">
            <text:p>Evil never prospers in this world!</text:p>
          </table:table-cell>
          <table:table-cell/>
          <table:table-cell table:formula="of:=IF([.F12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38-0x2EB</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ゲームは　１日１時間よ！</text:p>
          </table:table-cell>
          <table:table-cell office:value-type="string" calcext:value-type="string">
            <text:p>Always game an hour a day!</text:p>
          </table:table-cell>
          <table:table-cell office:value-type="string" calcext:value-type="string">
            <text:p>NOTE: the famous tagline of Takahashi Meijin, Hudson executive/spokesperson/star of the Adventure Island series/etc.</text:p>
          </table:table-cell>
          <table:table-cell table:formula="of:=IF([.F1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14</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わたしが来たからには\n</text:p>
            <text:p>　後がないと　思うことねっ！</text:p>
          </table:table-cell>
          <table:table-cell office:value-type="string" calcext:value-type="string">
            <text:p>Now that I am here, I think you've no escape!</text:p>
          </table:table-cell>
          <table:table-cell/>
          <table:table-cell table:formula="of:=IF([.F1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57</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遊んでばかりいないで\n</text:p>
            <text:p>　少しは勉強しなさい！</text:p>
          </table:table-cell>
          <table:table-cell office:value-type="string" calcext:value-type="string">
            <text:p>Don't spend all your time playing around. Study a little too!</text:p>
          </table:table-cell>
          <table:table-cell/>
          <table:table-cell table:formula="of:=IF([.F1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94</text:p>
          </table:table-cell>
          <table:table-cell office:value-type="string" calcext:value-type="string">
            <text:p>\s\p&lt;$16&gt;Polylina: {</text:p>
          </table:table-cell>
          <table:table-cell table:formula="of:=T([.D2])" office:value-type="string" office:string-value="}" calcext:value-type="string">
            <text:p>}</text:p>
          </table:table-cell>
          <table:table-cell office:value-type="string" calcext:value-type="string">
            <text:p>ポリリーーーナ！\n</text:p>
            <text:p>　マント！！</text:p>
          </table:table-cell>
          <table:table-cell office:value-type="string" calcext:value-type="string">
            <text:p>Polylinaaaaaaaaa...CLOAK!</text:p>
          </table:table-cell>
          <table:table-cell/>
          <table:table-cell table:formula="of:=IF([.F1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3C7</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まだまだぁーーっ</text:p>
          </table:table-cell>
          <table:table-cell office:value-type="string" calcext:value-type="string">
            <text:p>It's not over yet!</text:p>
          </table:table-cell>
          <table:table-cell/>
          <table:table-cell table:formula="of:=IF([.F1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E6</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いけない！\n</text:p>
            <text:p>　わたしの正体が　ばれてしまうわ</text:p>
          </table:table-cell>
          <table:table-cell office:value-type="string" calcext:value-type="string">
            <text:p>You can't do this!\n</text:p>
            <text:p>You'll expose my secret identity!</text:p>
          </table:table-cell>
          <table:table-cell/>
          <table:table-cell table:formula="of:=IF([.F1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21</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まだ　負ける訳には\n</text:p>
            <text:p>　いかないのよ！</text:p>
          </table:table-cell>
          <table:table-cell office:value-type="string" calcext:value-type="string">
            <text:p>I can't afford to lose yet!</text:p>
          </table:table-cell>
          <table:table-cell office:value-type="string" calcext:value-type="string">
            <text:p>CHECK</text:p>
          </table:table-cell>
          <table:table-cell table:formula="of:=IF([.F1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54</text:p>
          </table:table-cell>
          <table:table-cell office:value-type="string" calcext:value-type="string">
            <text:p>\p&lt;$1E&gt;Polylina: {</text:p>
          </table:table-cell>
          <table:table-cell table:formula="of:=T([.D2])" office:value-type="string" office:string-value="}" calcext:value-type="string">
            <text:p>}</text:p>
          </table:table-cell>
          <table:table-cell office:value-type="string" calcext:value-type="string">
            <text:p>じゃあね！\n</text:p>
            <text:p>　あとは　がんばるのよ！</text:p>
          </table:table-cell>
          <table:table-cell office:value-type="string" calcext:value-type="string">
            <text:p>That's all, folks!\n</text:p>
            <text:p>Well, keep at it!</text:p>
          </table:table-cell>
          <table:table-cell/>
          <table:table-cell table:formula="of:=IF([.F1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8B</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真の正義の味方は\n</text:p>
            <text:p>　こんな事では　くじけはしないわ！</text:p>
          </table:table-cell>
          <table:table-cell office:value-type="string" calcext:value-type="string">
            <text:p>A true ally of justice will never lose heart at such a setback!</text:p>
          </table:table-cell>
          <table:table-cell/>
          <table:table-cell table:formula="of:=IF([.F13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6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6C-0x81</text:p>
          </table:table-cell>
          <table:table-cell office:value-type="string" calcext:value-type="string">
            <text:p>Rui: {</text:p>
          </table:table-cell>
          <table:table-cell table:formula="of:=T([.D2])" office:value-type="string" office:string-value="}" calcext:value-type="string">
            <text:p>}</text:p>
          </table:table-cell>
          <table:table-cell office:value-type="string" calcext:value-type="string">
            <text:p>エース・ストライカーの\n</text:p>
            <text:p>　意地にかけても　この勝負もらうよ！</text:p>
          </table:table-cell>
          <table:table-cell office:value-type="string" calcext:value-type="string">
            <text:p>By my pride as an ace striker, this match will be mine!</text:p>
          </table:table-cell>
          <table:table-cell office:value-type="string" calcext:value-type="string">
            <text:p>CHECK</text:p>
          </table:table-cell>
          <table:table-cell table:formula="of:=IF([.F1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6C-0xC6</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ちっ　名プレイヤーには\n</text:p>
            <text:p>　退場は　つきものよ！</text:p>
          </table:table-cell>
          <table:table-cell office:value-type="string" calcext:value-type="string">
            <text:p>Tch! Every player's got to rest sometimes!</text:p>
          </table:table-cell>
          <table:table-cell/>
          <table:table-cell table:formula="of:=IF([.F1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FD</text:p>
          </table:table-cell>
          <table:table-cell office:value-type="string" calcext:value-type="string">
            <text:p>\sRui: {</text:p>
          </table:table-cell>
          <table:table-cell table:formula="of:=T([.D2])" office:value-type="string" office:string-value="}" calcext:value-type="string">
            <text:p>}</text:p>
          </table:table-cell>
          <table:table-cell office:value-type="string" calcext:value-type="string">
            <text:p>とおりゃーーーーーーーー</text:p>
          </table:table-cell>
          <table:table-cell office:value-type="string" calcext:value-type="string">
            <text:p>TOHRYAAAAAAAAAAAAAAAAAH!</text:p>
          </table:table-cell>
          <table:table-cell/>
          <table:table-cell table:formula="of:=IF([.F14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6C-0x12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私の　必殺シュート　受けてみろ\l&lt;$01&gt;</text:p>
            <text:p/>
            <text:p>\sルイ「ハリケーーン！　シューート！！</text:p>
          </table:table-cell>
          <table:table-cell office:value-type="string" calcext:value-type="string">
            <text:p>Prepare to meet my killer shooting technique!}\l&lt;$01&gt;</text:p>
            <text:p/>
            <text:p>\sRui: {HURRICANE...SHOT!</text:p>
          </table:table-cell>
          <table:table-cell/>
          <table:table-cell table:formula="of:=IF([.F14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171</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ダイナマイト　スローイン！！</text:p>
          </table:table-cell>
          <table:table-cell office:value-type="string" calcext:value-type="string">
            <text:p>DYNAMITE THROW-IN!</text:p>
          </table:table-cell>
          <table:table-cell/>
          <table:table-cell table:formula="of:=IF([.F142]=&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6C-0x198</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office:value-type="string" calcext:value-type="string">
            <text:p>Now! LET'S GO!}\l&lt;$01&gt;</text:p>
            <text:p/>
            <text:p>Rui: {COUNTERATTAAAACK!</text:p>
          </table:table-cell>
          <table:table-cell/>
          <table:table-cell table:formula="of:=IF([.F143]=&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6C-0x1D7</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16C-0x216</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16C-0x255</text:p>
          </table:table-cell>
          <table:table-cell office:value-type="string" calcext:value-type="string">
            <text:p>\s\p&lt;$0B&gt;</text:p>
          </table:table-cell>
          <table:table-cell/>
          <table:table-cell office:value-type="string" calcext:value-type="string">
            <text:p>サポーター達の　ヤジがとぶ！</text:p>
          </table:table-cell>
          <table:table-cell office:value-type="string" calcext:value-type="string">
            <text:p>Jeers fly from the supporters!</text:p>
          </table:table-cell>
          <table:table-cell/>
          <table:table-cell table:formula="of:=IF([.F146]=&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battleblock-0x16C-0x27A</text:p>
          </table:table-cell>
          <table:table-cell office:value-type="string" calcext:value-type="string">
            <text:p>\sSupporters: {</text:p>
          </table:table-cell>
          <table:table-cell table:formula="of:=T([.D2])" office:value-type="string" office:string-value="}" calcext:value-type="string">
            <text:p>}</text:p>
          </table:table-cell>
          <table:table-cell office:value-type="string" calcext:value-type="string">
            <text:p>ルイさまーっ！！\n</text:p>
            <text:p>　ステキー！！\n</text:p>
            <text:p>　ガンバってーーーっ！\l&lt;$01&gt;</text:p>
            <text:p/>
            <text:p>ルイ「うぉぉぉぉぉぉぉ\n</text:p>
            <text:p>　燃えてきたわーーーっ！！</text:p>
          </table:table-cell>
          <table:table-cell office:value-type="string" calcext:value-type="string">
            <text:p>RUIIIIII!\n</text:p>
            <text:p>YOU'RE THE BEST!\n</text:p>
            <text:p>YOU CAN DO IT!}\l&lt;$01&gt;</text:p>
            <text:p/>
            <text:p>Rui: {WhooooooAAAAAA!\n</text:p>
            <text:p>I'M ON FIREEEEEEEE!</text:p>
          </table:table-cell>
          <table:table-cell/>
          <table:table-cell table:formula="of:=IF([.F1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2FB</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キャーーッ！</text:p>
          </table:table-cell>
          <table:table-cell office:value-type="string" calcext:value-type="string">
            <text:p>Oof!</text:p>
          </table:table-cell>
          <table:table-cell/>
          <table:table-cell table:formula="of:=IF([.F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6C-0x31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審判！　どこ見てるのよっ！\n</text:p>
            <text:p>　反則じゃないーーーーっ！</text:p>
          </table:table-cell>
          <table:table-cell office:value-type="string" calcext:value-type="string">
            <text:p>Where are you looking, ref!?\n</text:p>
            <text:p>That's a foul if I ever saw one!</text:p>
          </table:table-cell>
          <table:table-cell/>
          <table:table-cell table:formula="of:=IF([.F14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34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な　なにぃ〜</text:p>
          </table:table-cell>
          <table:table-cell office:value-type="string" calcext:value-type="string">
            <text:p>W-Whaaa―!?</text:p>
          </table:table-cell>
          <table:table-cell/>
          <table:table-cell table:formula="of:=IF([.F1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364</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燃えつきたわ・・・</text:p>
          </table:table-cell>
          <table:table-cell office:value-type="string" calcext:value-type="string">
            <text:p>I'm all burned out...</text:p>
          </table:table-cell>
          <table:table-cell/>
          <table:table-cell table:formula="of:=IF([.F15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6C-0x37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げげっ\n</text:p>
            <text:p>　いやな予感が当たったわ…</text:p>
          </table:table-cell>
          <table:table-cell office:value-type="string" calcext:value-type="string">
            <text:p>Gack!\n</text:p>
            <text:p>I had a bad feeling about this, and it was right...</text:p>
          </table:table-cell>
          <table:table-cell/>
          <table:table-cell table:formula="of:=IF([.F152]=&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A0</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battleblock-0x1A0-0x81</text:p>
          </table:table-cell>
          <table:table-cell office:value-type="string" calcext:value-type="string">
            <text:p>Celica: {</text:p>
          </table:table-cell>
          <table:table-cell table:formula="of:=T([.D2])" office:value-type="string" office:string-value="}" calcext:value-type="string">
            <text:p>}</text:p>
          </table:table-cell>
          <table:table-cell office:value-type="string" calcext:value-type="string">
            <text:p>ふん！　アタシに勝とうなんて\n</text:p>
            <text:p>　百万年　早いんだよ！</text:p>
          </table:table-cell>
          <table:table-cell office:value-type="string" calcext:value-type="string">
            <text:p>Hmph! Like you'd beat me in a million years!</text:p>
          </table:table-cell>
          <table:table-cell office:value-type="string" calcext:value-type="string">
            <text:p>NOTE: it's that "X years too early" thing some people don't like translated literally. i always thought it was fine, but w/e</text:p>
          </table:table-cell>
          <table:table-cell table:formula="of:=IF([.F1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C0</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くっそー　よくも　アタシに\n</text:p>
            <text:p>　恥かかせやがったな！</text:p>
          </table:table-cell>
          <table:table-cell office:value-type="string" calcext:value-type="string">
            <text:p>Damn it! The nerve of you, shaming me like this!</text:p>
          </table:table-cell>
          <table:table-cell/>
          <table:table-cell table:formula="of:=IF([.F1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FD</text:p>
          </table:table-cell>
          <table:table-cell office:value-type="string" calcext:value-type="string">
            <text:p>\sCelica: {</text:p>
          </table:table-cell>
          <table:table-cell table:formula="of:=T([.D2])" office:value-type="string" office:string-value="}" calcext:value-type="string">
            <text:p>}</text:p>
          </table:table-cell>
          <table:table-cell office:value-type="string" calcext:value-type="string">
            <text:p>ファイヤァーーー！</text:p>
          </table:table-cell>
          <table:table-cell office:value-type="string" calcext:value-type="string">
            <text:p>FIREEEEEEE!</text:p>
          </table:table-cell>
          <table:table-cell/>
          <table:table-cell table:formula="of:=IF([.F15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11C</text:p>
          </table:table-cell>
          <table:table-cell office:value-type="string" calcext:value-type="string">
            <text:p>\s\w&lt;$0A&gt;Celica: {</text:p>
          </table:table-cell>
          <table:table-cell table:formula="of:=T([.D2])" office:value-type="string" office:string-value="}" calcext:value-type="string">
            <text:p>}</text:p>
          </table:table-cell>
          <table:table-cell office:value-type="string" calcext:value-type="string">
            <text:p>アタシの蹴りを　受けてみな！</text:p>
          </table:table-cell>
          <table:table-cell office:value-type="string" calcext:value-type="string">
            <text:p>Get a load of my kick!</text:p>
          </table:table-cell>
          <table:table-cell/>
          <table:table-cell table:formula="of:=IF([.F15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1A0-0x149</text:p>
          </table:table-cell>
          <table:table-cell office:value-type="string" calcext:value-type="string">
            <text:p>\s\w&lt;$01&gt;Celica: {</text:p>
          </table:table-cell>
          <table:table-cell table:formula="of:=T([.D2])" office:value-type="string" office:string-value="}" calcext:value-type="string">
            <text:p>}</text:p>
          </table:table-cell>
          <table:table-cell office:value-type="string" calcext:value-type="string">
            <text:p>パッシング　ビーーーーム！！</text:p>
          </table:table-cell>
          <table:table-cell office:value-type="string" calcext:value-type="string">
            <text:p>Flashing BEEEEEEEEAM!</text:p>
          </table:table-cell>
          <table:table-cell office:value-type="string" calcext:value-type="string">
            <text:p>NOTE: originally "passing beam" (the japanese refer to flashing one's headlights as "passing", hence the pun)</text:p>
            <text:p>...though i suppose "flasher" can also mean something else in english... oh well</text:p>
            <text:p>...ah, let's just change it</text:p>
          </table:table-cell>
          <table:table-cell table:formula="of:=IF([.F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176</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office:value-type="string" calcext:value-type="string">
            <text:p>My, my!\n</text:p>
            <text:p>A little slow on the draw, aren't we?</text:p>
          </table:table-cell>
          <table:table-cell/>
          <table:table-cell table:formula="of:=IF([.F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1A7</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My, my!\n&#10;A little slow on the draw, aren't we?" calcext:value-type="string">
            <text:p>My, my!\n</text:p>
            <text:p>A little slow on the draw, aren't we?</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1A0-0x1D8</text:p>
          </table:table-cell>
          <table:table-cell office:value-type="string" calcext:value-type="string">
            <text:p>\s\w&lt;$07&gt;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My, my!\n&#10;A little slow on the draw, aren't we?" calcext:value-type="string">
            <text:p>My, my!\n</text:p>
            <text:p>A little slow on the draw, aren't we?</text:p>
          </table:table-cell>
          <table:table-cell office:value-type="string" calcext:value-type="string">
            <text:p>DUPE: F15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1A0-0x20D</text:p>
          </table:table-cell>
          <table:table-cell table:formula="of:=T([.C23])" office:value-type="string" office:string-value="\s" calcext:value-type="string">
            <text:p>\s</text:p>
          </table:table-cell>
          <table:table-cell/>
          <table:table-cell office:value-type="string" calcext:value-type="string">
            <text:p>セリカは　アクセルを　吹かした！</text:p>
          </table:table-cell>
          <table:table-cell office:value-type="string" calcext:value-type="string">
            <text:p>Celica revs the gas!</text:p>
          </table:table-cell>
          <table:table-cell/>
          <table:table-cell table:formula="of:=IF([.F16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A0-0x232</text:p>
          </table:table-cell>
          <table:table-cell table:formula="of:=T([.C23])" office:value-type="string" office:string-value="\s" calcext:value-type="string">
            <text:p>\s</text:p>
          </table:table-cell>
          <table:table-cell/>
          <table:table-cell office:value-type="string" calcext:value-type="string">
            <text:p>セリカは　回復した</text:p>
          </table:table-cell>
          <table:table-cell office:value-type="string" calcext:value-type="string">
            <text:p>Celica recovers.</text:p>
          </table:table-cell>
          <table:table-cell office:value-type="string" calcext:value-type="string">
            <text:p>NOTE: man, they really weren't trying too hard on these celica messages</text:p>
          </table:table-cell>
          <table:table-cell table:formula="of:=IF([.F16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49</text:p>
          </table:table-cell>
          <table:table-cell office:value-type="string" calcext:value-type="string">
            <text:p>\s\p&lt;$14&gt;Celica: {</text:p>
          </table:table-cell>
          <table:table-cell table:formula="of:=T([.D2])" office:value-type="string" office:string-value="}" calcext:value-type="string">
            <text:p>}</text:p>
          </table:table-cell>
          <table:table-cell office:value-type="string" calcext:value-type="string">
            <text:p>甘いんだよっ！</text:p>
          </table:table-cell>
          <table:table-cell office:value-type="string" calcext:value-type="string">
            <text:p>Not good enough!</text:p>
          </table:table-cell>
          <table:table-cell/>
          <table:table-cell table:formula="of:=IF([.F1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68</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イッテェェェー</text:p>
          </table:table-cell>
          <table:table-cell office:value-type="string" calcext:value-type="string">
            <text:p>Owwwwwwww!</text:p>
          </table:table-cell>
          <table:table-cell/>
          <table:table-cell table:formula="of:=IF([.F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2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ちっくしょーー\n</text:p>
            <text:p>　きったねーーぞっ！！</text:p>
          </table:table-cell>
          <table:table-cell office:value-type="string" calcext:value-type="string">
            <text:p>Ah, dammit!\n</text:p>
            <text:p>That's a low blow!</text:p>
          </table:table-cell>
          <table:table-cell/>
          <table:table-cell table:formula="of:=IF([.F16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B2</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んだとぉーー</text:p>
          </table:table-cell>
          <table:table-cell office:value-type="string" calcext:value-type="string">
            <text:p>WHAT was that!?</text:p>
          </table:table-cell>
          <table:table-cell/>
          <table:table-cell table:formula="of:=IF([.F1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CB</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バヨ！</text:p>
          </table:table-cell>
          <table:table-cell office:value-type="string" calcext:value-type="string">
            <text:p>Well, c'ya!</text:p>
          </table:table-cell>
          <table:table-cell/>
          <table:table-cell table:formula="of:=IF([.F1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DE</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チッ　しけてやがるぜ！</text:p>
          </table:table-cell>
          <table:table-cell office:value-type="string" calcext:value-type="string">
            <text:p>Tch! You've got some nerve!</text:p>
          </table:table-cell>
          <table:table-cell office:value-type="string" calcext:value-type="string">
            <text:p>CHECK</text:p>
          </table:table-cell>
          <table:table-cell table:formula="of:=IF([.F169]=&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D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D4-0x81</text:p>
          </table:table-cell>
          <table:table-cell office:value-type="string" calcext:value-type="string">
            <text:p>Miki: {</text:p>
          </table:table-cell>
          <table:table-cell table:formula="of:=T([.D2])" office:value-type="string" office:string-value="}" calcext:value-type="string">
            <text:p>}</text:p>
          </table:table-cell>
          <table:table-cell office:value-type="string" calcext:value-type="string">
            <text:p>迷える子羊よ　私の胸で\n</text:p>
            <text:p>　眠りなさい　永遠に・・・・・・</text:p>
          </table:table-cell>
          <table:table-cell office:value-type="string" calcext:value-type="string">
            <text:p>O lost little lamb, sleep now in my bosom, eternally...</text:p>
          </table:table-cell>
          <table:table-cell/>
          <table:table-cell table:formula="of:=IF([.F1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C2</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あ〜〜〜〜れ〜〜〜〜〜</text:p>
          </table:table-cell>
          <table:table-cell office:value-type="string" calcext:value-type="string">
            <text:p>WhaaaaaAAAAAAAT?</text:p>
          </table:table-cell>
          <table:table-cell/>
          <table:table-cell table:formula="of:=IF([.F17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1D4-0xE1</text:p>
          </table:table-cell>
          <table:table-cell office:value-type="string" calcext:value-type="string">
            <text:p>\sMiki: {</text:p>
          </table:table-cell>
          <table:table-cell table:formula="of:=T([.D2])" office:value-type="string" office:string-value="}" calcext:value-type="string">
            <text:p>}</text:p>
          </table:table-cell>
          <table:table-cell office:value-type="string" calcext:value-type="string">
            <text:p>七色の木漏れ日が\n</text:p>
            <text:p>　あなたの死に顔を\n</text:p>
            <text:p>　美しく照らすことでしょう\l&lt;$01&gt;</text:p>
            <text:p/>
            <text:p>\uミキ「イルミネーション　レーザー！！</text:p>
          </table:table-cell>
          <table:table-cell office:value-type="string" calcext:value-type="string">
            <text:p>The rainbow light filtering through the trees means your dying face shall be beautifully lit.}\l&lt;$01&gt;</text:p>
            <text:p/>
            <text:p>\uMiki: {Illumination Laser!</text:p>
          </table:table-cell>
          <table:table-cell/>
          <table:table-cell table:formula="of:=IF([.F17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1D4-0x15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これって　すごいんですのよ！\n</text:p>
            <text:p>　ちょっと　ためしてみてもいいかしら\l&lt;$01&gt;</text:p>
            <text:p/>
            <text:p>\uミキ「キャッ！</text:p>
          </table:table-cell>
          <table:table-cell office:value-type="string" calcext:value-type="string">
            <text:p>This thing is really neat!\n</text:p>
            <text:p>Maybe it's okay for me to try it out!}\l&lt;$01&gt;</text:p>
            <text:p/>
            <text:p>\uMiki: {Eek!</text:p>
          </table:table-cell>
          <table:table-cell/>
          <table:table-cell table:formula="of:=IF([.F1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1B7</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キャー　キャー\n</text:p>
            <text:p>　あたしって　体が弱いんですのよ！</text:p>
          </table:table-cell>
          <table:table-cell office:value-type="string" calcext:value-type="string">
            <text:p>Eeeeeeek!\n</text:p>
            <text:p>I have a weak constitution, you know!</text:p>
          </table:table-cell>
          <table:table-cell/>
          <table:table-cell table:formula="of:=IF([.F1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1F4</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美しい者が　罪というなら\n</text:p>
            <text:p>　あたくしの　負けですわね！</text:p>
          </table:table-cell>
          <table:table-cell office:value-type="string" calcext:value-type="string">
            <text:p>If being beautiful is a crime, call me the kingpin!</text:p>
          </table:table-cell>
          <table:table-cell office:value-type="string" calcext:value-type="string">
            <text:p>CHECK</text:p>
          </table:table-cell>
          <table:table-cell table:formula="of:=IF([.F176]=&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battleblock-0x1D4-0x235</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あなたに　これが言えるかしら？\l&lt;$01&gt;</text:p>
            <text:p/>
            <text:p>ミキ「あめんぼ　あかいな　あいうえお\l&lt;$00&gt;</text:p>
            <text:p/>
            <text:p>ミキ「あめんぼ　あかいな　あいうえお\l&lt;$00&gt;</text:p>
            <text:p/>
            <text:p>ミキ「あめんぼ　あかいな　あいうえお</text:p>
          </table:table-cell>
          <table:table-cell office:value-type="string" calcext:value-type="string">
            <text:p>Can you say this?}\l&lt;$01&gt;</text:p>
            <text:p/>
            <text:p>Miki: {She sells seashells by the seashore!}\l&lt;$00&gt;</text:p>
            <text:p/>
            <text:p><text:span text:style-name="T1">Miki: {She sells seashells by the seashore!}\l&lt;$00&gt;</text:span></text:p>
            <text:p/>
            <text:p><text:span text:style-name="T1">Miki: {She sells seashells by the seashore!</text:span></text:p>
          </table:table-cell>
          <table:table-cell office:value-type="string" calcext:value-type="string">
            <text:p>NOTE: originally "Amembo akai na, A-I-U-E-O", literally something like "how red the pond skater is, a-b-c-d-e". first line of an old song that demonstrates the japanese syllabary for children.</text:p>
          </table:table-cell>
          <table:table-cell table:formula="of:=IF([.F177]=&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D4-0x2D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いくわよ！\l&lt;$01&gt;</text:p>
            <text:p/>
            <text:p>ミキ「あ　え　い　う　え　お　あ　お</text:p>
          </table:table-cell>
          <table:table-cell office:value-type="string" calcext:value-type="string">
            <text:p>Get ready!}\l&lt;$01&gt;</text:p>
            <text:p/>
            <text:p>Miki: {How now, brown cow?</text:p>
          </table:table-cell>
          <table:table-cell office:value-type="string" calcext:value-type="string">
            <text:p>NOTE: first line of a well-known japanese vocalization exercise</text:p>
          </table:table-cell>
          <table:table-cell table:formula="of:=IF([.F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313</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わたしが美女なら〜\n</text:p>
            <text:p>　あなたは”や・じゅ・う”ねっ！</text:p>
          </table:table-cell>
          <table:table-cell office:value-type="string" calcext:value-type="string">
            <text:p>I'm a pretty lady...\n</text:p>
            <text:p>and YOU are a B-R-U-T-E!</text:p>
          </table:table-cell>
          <table:table-cell/>
          <table:table-cell table:formula="of:=IF([.F17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1D4-0x352</text:p>
          </table:table-cell>
          <table:table-cell table:formula="of:=T([.C23])" office:value-type="string" office:string-value="\s" calcext:value-type="string">
            <text:p>\s</text:p>
          </table:table-cell>
          <table:table-cell/>
          <table:table-cell office:value-type="string" calcext:value-type="string">
            <text:p>ミキは　回復した！</text:p>
          </table:table-cell>
          <table:table-cell office:value-type="string" calcext:value-type="string">
            <text:p>Miki recovers!</text:p>
          </table:table-cell>
          <table:table-cell office:value-type="string" calcext:value-type="string">
            <text:p>NOTE: c'mon, scriptwriter, try a little harder</text:p>
          </table:table-cell>
          <table:table-cell table:formula="of:=IF([.F1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36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いたくないですわ</text:p>
          </table:table-cell>
          <table:table-cell office:value-type="string" calcext:value-type="string">
            <text:p>That doesn't hurt a siiiiiingle bit!</text:p>
          </table:table-cell>
          <table:table-cell/>
          <table:table-cell table:formula="of:=IF([.F1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39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これ以上は　マネージャーを\n</text:p>
            <text:p>　通してからにして！</text:p>
          </table:table-cell>
          <table:table-cell office:value-type="string" calcext:value-type="string">
            <text:p>Anything more than this will have to go through my manager!</text:p>
          </table:table-cell>
          <table:table-cell office:value-type="string" calcext:value-type="string">
            <text:p>CHECK</text:p>
          </table:table-cell>
          <table:table-cell table:formula="of:=IF([.F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3C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女優である　あたしに〜〜〜っ！\n</text:p>
            <text:p>　なんて言うことを〜〜〜〜っ！</text:p>
          </table:table-cell>
          <table:table-cell office:value-type="string" calcext:value-type="string">
            <text:p>What are you saying to an actress like meeeeeeeeee!?</text:p>
          </table:table-cell>
          <table:table-cell/>
          <table:table-cell table:formula="of:=IF([.F1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41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みんな　ありがとう！\n</text:p>
            <text:p>　また　次のステージで会いましょう！</text:p>
          </table:table-cell>
          <table:table-cell office:value-type="string" calcext:value-type="string">
            <text:p>Thank you, everybody!\n</text:p>
            <text:p>See you at our next production!</text:p>
          </table:table-cell>
          <table:table-cell/>
          <table:table-cell table:formula="of:=IF([.F1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453</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くやしくないわ〜</text:p>
          </table:table-cell>
          <table:table-cell office:value-type="string" calcext:value-type="string">
            <text:p>I don't regret this oooooooone bit!</text:p>
          </table:table-cell>
          <table:table-cell/>
          <table:table-cell table:formula="of:=IF([.F18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08</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battleblock-0x208-0x81</text:p>
          </table:table-cell>
          <table:table-cell office:value-type="string" calcext:value-type="string">
            <text:p>Ako &amp; Mako: {</text:p>
          </table:table-cell>
          <table:table-cell table:formula="of:=T([.D2])" office:value-type="string" office:string-value="}" calcext:value-type="string">
            <text:p>}</text:p>
          </table:table-cell>
          <table:table-cell office:value-type="string" calcext:value-type="string">
            <text:p>あたし達\l&lt;$01&gt;</text:p>
            <text:p/>
            <text:p>アコ「アコと\l&lt;$01&gt;</text:p>
            <text:p/>
            <text:p>マコ「マコが\l&lt;$01&gt;</text:p>
            <text:p/>
            <text:p>アコ＆マコ「お相手しまーす！\l&lt;$01&gt;</text:p>
            <text:p/>
            <text:p>アコ＆マコ「キャーーーー\n</text:p>
            <text:p>　お相手だって！　はずかしいーー</text:p>
          </table:table-cell>
          <table:table-cell office:value-type="string" calcext:value-type="string">
            <text:p>Us two,}\l&lt;$01&gt;</text:p>
            <text:p/>
            <text:p>Ako: {Ako, and}\l&lt;$01&gt;</text:p>
            <text:p/>
            <text:p>Mako: {Mako, are}\l&lt;$01&gt;</text:p>
            <text:p/>
            <text:p>Ako &amp; Mako: {...here to plaaaaay!}\l&lt;$01&gt;</text:p>
            <text:p/>
            <text:p>Ako &amp; Mako: {Eeeeeep!\n</text:p>
            <text:p>An opponent! We're shy!</text:p>
          </table:table-cell>
          <table:table-cell office:value-type="string" calcext:value-type="string">
            <text:p>CHECK</text:p>
          </table:table-cell>
          <table:table-cell table:formula="of:=IF([.F1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116</text:p>
          </table:table-cell>
          <table:table-cell office:value-type="string" calcext:value-type="string">
            <text:p>\sAko &amp; Mako: {</text:p>
          </table:table-cell>
          <table:table-cell table:formula="of:=T([.D2])" office:value-type="string" office:string-value="}" calcext:value-type="string">
            <text:p>}</text:p>
          </table:table-cell>
          <table:table-cell office:value-type="string" calcext:value-type="string">
            <text:p>ひっどーーいなんて事\n</text:p>
            <text:p>　あなたなんて　大っキライ！！</text:p>
          </table:table-cell>
          <table:table-cell office:value-type="string" calcext:value-type="string">
            <text:p>This is horrible!\n</text:p>
            <text:p>We HATE people like you!</text:p>
          </table:table-cell>
          <table:table-cell/>
          <table:table-cell table:formula="of:=IF([.F188]=&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208-0x15B</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l&lt;$01&gt;</text:p>
            <text:p/>
            <text:p>\sアコ＆マコ「ツイン・スマッシュ！！\l&lt;$01&gt;</text:p>
            <text:p/>
            <text:p>ロボット・ピンポン「いくでちゅー</text:p>
          </table:table-cell>
          <table:table-cell office:value-type="string" calcext:value-type="string">
            <text:p>Take this!}\l&lt;$01&gt;</text:p>
            <text:p/>
            <text:p>\sAko &amp; Mako: {TWIN SMASH!!}\l&lt;$01&gt;</text:p>
            <text:p/>
            <text:p>Robot Ball: {Here goes!</text:p>
          </table:table-cell>
          <table:table-cell/>
          <table:table-cell table:formula="of:=IF([.F1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208-0x1C0</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　素振り地獄！\l&lt;$01&gt;</text:p>
            <text:p/>
            <text:p>\sアコ＆マコ「１、２\l&lt;$80&gt;</text:p>
            <text:p/>
            <text:p>\s１、２\l&lt;$80&gt;</text:p>
            <text:p/>
            <text:p>\s１、２</text:p>
          </table:table-cell>
          <table:table-cell office:value-type="string" calcext:value-type="string">
            <text:p>Let's go!\n</text:p>
            <text:p>Practice Swing Hell!}\l&lt;$01&gt;</text:p>
            <text:p/>
            <text:p>\sAko &amp; Mako: {One, two!}\l&lt;$80&gt;</text:p>
            <text:p/>
            <text:p>\s{One, two!}\l&lt;$80&gt;</text:p>
            <text:p/>
            <text:p>\s{One, two!</text:p>
          </table:table-cell>
          <table:table-cell/>
          <table:table-cell table:formula="of:=IF([.F190]=&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08-0x217</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せーーの！\l&lt;$01&gt;</text:p>
            <text:p/>
            <text:p>アコ＆マコ「えいっ！</text:p>
          </table:table-cell>
          <table:table-cell office:value-type="string" calcext:value-type="string">
            <text:p>Heave-ho!}\l&lt;$01&gt;</text:p>
            <text:p/>
            <text:p>Ako &amp; Mako: {Hup!</text:p>
          </table:table-cell>
          <table:table-cell/>
          <table:table-cell table:formula="of:=IF([.F1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24A</text:p>
          </table:table-cell>
          <table:table-cell office:value-type="string"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office:value-type="string" calcext:value-type="string">
            <text:p>Kyahahaha!\n</text:p>
            <text:p>We've got a reply for that!</text:p>
          </table:table-cell>
          <table:table-cell/>
          <table:table-cell table:formula="of:=IF([.F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28D</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08-0x2CC</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208-0x30F</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ぶーすぶーす！\l&lt;$01&gt;</text:p>
            <text:p/>
            <text:p>マコ「えーブスって言うより\n</text:p>
            <text:p>　スブタ　よね〜\l&lt;$01&gt;</text:p>
            <text:p/>
            <text:p>アコ「えっ？</text:p>
          </table:table-cell>
          <table:table-cell office:value-type="string" calcext:value-type="string">
            <text:p>HEY, YOU! DUMBO DORK!}\l&lt;$01&gt;</text:p>
            <text:p/>
            <text:p>Mako: {Dumbo dork, more like JUMBO PORK, am I right?}\l&lt;$01&gt;</text:p>
            <text:p/>
            <text:p>Ako: {Huh?</text:p>
          </table:table-cell>
          <table:table-cell office:value-type="string" calcext:value-type="string">
            <text:p>NOTE: pun: ぶす = ugly woman, すぶた = sweet-and-sour pork</text:p>
          </table:table-cell>
          <table:table-cell table:formula="of:=IF([.F195]=&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battleblock-0x208-0x37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ばーかばーか！\l&lt;$01&gt;</text:p>
            <text:p/>
            <text:p>アコ「えーバカって言うより\n</text:p>
            <text:p>　カバの親分　よね〜\l&lt;$01&gt;</text:p>
            <text:p/>
            <text:p>マコ「えっ？</text:p>
          </table:table-cell>
          <table:table-cell office:value-type="string" calcext:value-type="string">
            <text:p>HEY, YOU! DING-A-LING DIPPO!}\l&lt;$01&gt;</text:p>
            <text:p/>
            <text:p>Ako: {Ding-a-ling dippo, more like TEETERING HIPPO, am I right?}\l&lt;$01&gt;</text:p>
            <text:p/>
            <text:p>Mako: {Huh?</text:p>
          </table:table-cell>
          <table:table-cell office:value-type="string" calcext:value-type="string">
            <text:p>NOTE: pun: バカ = idiot, カバの親分 = hippopotamus boss/kingpin(?)</text:p>
            <text:p>urban dictionary claims "dippo" is in fact a word that means what i want it to despite the fact that i was desperately going through the entire alphabet for rhymes, so let's go with that.</text:p>
            <text:p>also, now that i look at this i don't think they're actually showing pictures to go along with the puns, so i probably could have just done whatever i wanted, but eh, whatever</text:p>
          </table:table-cell>
          <table:table-cell table:formula="of:=IF([.F196]=&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attleblock-0x208-0x3E3</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たーこたーこ！\l&lt;$01&gt;</text:p>
            <text:p/>
            <text:p>マコ「えー\n</text:p>
            <text:p>　たこやき　ってわたし大好き！\l&lt;$5F&gt;</text:p>
            <text:p/>
            <text:p>アコ「えっ？</text:p>
          </table:table-cell>
          <table:table-cell office:value-type="string" calcext:value-type="string">
            <text:p>HEY, YOU! UGLY WITCH!}\l&lt;$01&gt;</text:p>
            <text:p/>
            <text:p>Mako: {Speaking of, I sure could go for a sandwich!}\l&lt;$5F&gt;</text:p>
            <text:p/>
            <text:p>Ako: {Huh?</text:p>
          </table:table-cell>
          <table:table-cell/>
          <table:table-cell table:formula="of:=IF([.F197]=&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attleblock-0x208-0x44A</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あーほあーほ！\l&lt;$01&gt;</text:p>
            <text:p/>
            <text:p>アコ「それって　あたし知ってるワァ\n</text:p>
            <text:p>　アポー！\l&lt;$01&gt;</text:p>
            <text:p/>
            <text:p>マコ「そりゃババでんがなぁ〜</text:p>
          </table:table-cell>
          <table:table-cell office:value-type="string" calcext:value-type="string">
            <text:p>HEY, YOU! STUPID LOSER!}\l&lt;$01&gt;</text:p>
            <text:p/>
            <text:p>Ako: {You won't be coming back from that! Nooooo SIR!}\l&lt;$01&gt;</text:p>
            <text:p/>
            <text:p>Mako: {That one was pretty forced...</text:p>
          </table:table-cell>
          <table:table-cell office:value-type="string" calcext:value-type="string">
            <text:p>NOTE: i honestly have no idea what the original reference is here. maybe some old tv show again?</text:p>
          </table:table-cell>
          <table:table-cell table:formula="of:=IF([.F1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attleblock-0x208-0x4C5</text:p>
          </table:table-cell>
          <table:table-cell office:value-type="string" calcext:value-type="string">
            <text:p>\s\p&lt;$0E&gt;Ako: {</text:p>
          </table:table-cell>
          <table:table-cell table:formula="of:=T([.D2])" office:value-type="string" office:string-value="}" calcext:value-type="string">
            <text:p>}</text:p>
          </table:table-cell>
          <table:table-cell office:value-type="string" calcext:value-type="string">
            <text:p>あたし達って　いつも\n</text:p>
            <text:p>　なかよしよネェ〜\l&lt;$01&gt;</text:p>
            <text:p/>
            <text:p>マコ「そ〜よネェ〜〜\l&lt;$01&gt;</text:p>
            <text:p/>
            <text:p>アコ「がんばろーネェ〜〜\l&lt;$01&gt;</text:p>
            <text:p/>
            <text:p>マコ「ウン！がんばろー！！\l&lt;$01&gt;</text:p>
            <text:p/>
            <text:p>アコ＆マコ「せぇの　ファイト！！</text:p>
          </table:table-cell>
          <table:table-cell office:value-type="string" calcext:value-type="string">
            <text:p>We're always best of pals!}\l&lt;$01&gt;</text:p>
            <text:p/>
            <text:p>Mako: {Oh, you got that right!}\l&lt;$01&gt;</text:p>
            <text:p/>
            <text:p>Ako: {Let's go for it!}\l&lt;$01&gt;</text:p>
            <text:p/>
            <text:p>Mako: {Yeah! Let's DO this!}\l&lt;$01&gt;</text:p>
            <text:p/>
            <text:p>Ako &amp; Mako: {One, two...FIGHT!</text:p>
          </table:table-cell>
          <table:table-cell/>
          <table:table-cell table:formula="of:=IF([.F1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572</text:p>
          </table:table-cell>
          <table:table-cell office:value-type="string" calcext:value-type="string">
            <text:p>\s\p&lt;$05&gt;Ako &amp; Mako: {</text:p>
          </table:table-cell>
          <table:table-cell table:formula="of:=T([.D2])" office:value-type="string" office:string-value="}" calcext:value-type="string">
            <text:p>}</text:p>
          </table:table-cell>
          <table:table-cell office:value-type="string" calcext:value-type="string">
            <text:p>ダブーーーール！\n</text:p>
            <text:p>　クロスッ！！</text:p>
          </table:table-cell>
          <table:table-cell office:value-type="string" calcext:value-type="string">
            <text:p>DOUBLEEEEEEEEE!\n</text:p>
            <text:p>CROSS!!</text:p>
          </table:table-cell>
          <table:table-cell/>
          <table:table-cell table:formula="of:=IF([.F20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08-0x5A7</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08-0x5BC</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イヤーーーッ！！</text:p>
          </table:table-cell>
          <table:table-cell office:value-type="string" calcext:value-type="string">
            <text:p>Eeyah!</text:p>
          </table:table-cell>
          <table:table-cell/>
          <table:table-cell table:formula="of:=IF([.F202]=&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208-0x5DB</text:p>
          </table:table-cell>
          <table:table-cell office:value-type="string" calcext:value-type="string">
            <text:p>\w&lt;$14&gt;Ako: {</text:p>
          </table:table-cell>
          <table:table-cell table:formula="of:=T([.D2])" office:value-type="string" office:string-value="}" calcext:value-type="string">
            <text:p>}</text:p>
          </table:table-cell>
          <table:table-cell office:value-type="string" calcext:value-type="string">
            <text:p>え〜ん　え〜ん\n</text:p>
            <text:p>　ひどいどおもうわ〜〜〜〜っ！！\l&lt;$00&gt;</text:p>
            <text:p/>
            <text:p>\w&lt;$14&gt;マコ「あだしもぞうおもう〜〜〜っ！！\n</text:p>
            <text:p>　え〜ん　え〜ん</text:p>
          </table:table-cell>
          <table:table-cell office:value-type="string" calcext:value-type="string">
            <text:p>WAAAH! WAAAH!\n</text:p>
            <text:p>I think you're a MEANIEEEEEEE!}\l&lt;$00&gt;</text:p>
            <text:p/>
            <text:p><text:span text:style-name="T1">\w&lt;$14&gt;Mako: {Me tooooooooooo!\n</text:span></text:p>
            <text:p><text:span text:style-name="T1">WAAAH! WAAAH!</text:span></text:p>
          </table:table-cell>
          <table:table-cell/>
          <table:table-cell table:formula="of:=IF([.F2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656</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たのしかったわぁ！\n</text:p>
            <text:p>　じゃネ　バイバーーーイ！</text:p>
          </table:table-cell>
          <table:table-cell office:value-type="string" calcext:value-type="string">
            <text:p>That was fun!\n</text:p>
            <text:p>Well, seeya! Bye-byeeeeeee!</text:p>
          </table:table-cell>
          <table:table-cell/>
          <table:table-cell table:formula="of:=IF([.F2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08-0x693</text:p>
          </table:table-cell>
          <table:table-cell office:value-type="string" calcext:value-type="string">
            <text:p>\w&lt;$0A&gt;Ako &amp; Mako: {</text:p>
          </table:table-cell>
          <table:table-cell table:formula="of:=T([.D2])" office:value-type="string" office:string-value="}" calcext:value-type="string">
            <text:p>}</text:p>
          </table:table-cell>
          <table:table-cell office:value-type="string" calcext:value-type="string">
            <text:p>うぞ！？　うぞでしょー</text:p>
          </table:table-cell>
          <table:table-cell office:value-type="string" calcext:value-type="string">
            <text:p>No way!? No WAY!</text:p>
          </table:table-cell>
          <table:table-cell/>
          <table:table-cell table:formula="of:=IF([.F20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3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23C-0x81</text:p>
          </table:table-cell>
          <table:table-cell office:value-type="string" calcext:value-type="string">
            <text:p>Midori: {</text:p>
          </table:table-cell>
          <table:table-cell table:formula="of:=T([.D2])" office:value-type="string" office:string-value="}" calcext:value-type="string">
            <text:p>}</text:p>
          </table:table-cell>
          <table:table-cell office:value-type="string" calcext:value-type="string">
            <text:p>もしかして　あなた？\n</text:p>
            <text:p>　この私に　挑戦するつもり？</text:p>
          </table:table-cell>
          <table:table-cell office:value-type="string" calcext:value-type="string">
            <text:p>Oh, perhaps you mean to challenge me?</text:p>
          </table:table-cell>
          <table:table-cell/>
          <table:table-cell table:formula="of:=IF([.F2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B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かれるのも　今の内よ！\n</text:p>
            <text:p>　憶えておくがいいわ！</text:p>
          </table:table-cell>
          <table:table-cell office:value-type="string" calcext:value-type="string">
            <text:p>Laugh while you still can!\n</text:p>
            <text:p>Go ahead and get this memorized!</text:p>
          </table:table-cell>
          <table:table-cell office:value-type="string" calcext:value-type="string">
            <text:p>CHECK</text:p>
          </table:table-cell>
          <table:table-cell table:formula="of:=IF([.F2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F9</text:p>
          </table:table-cell>
          <table:table-cell office:value-type="string" calcext:value-type="string">
            <text:p>\sMidori: {</text:p>
          </table:table-cell>
          <table:table-cell table:formula="of:=T([.D2])" office:value-type="string" office:string-value="}" calcext:value-type="string">
            <text:p>}</text:p>
          </table:table-cell>
          <table:table-cell office:value-type="string" calcext:value-type="string">
            <text:p>かわいい　私のファンネル達よ\n</text:p>
            <text:p>　行きなさい！</text:p>
          </table:table-cell>
          <table:table-cell office:value-type="string" calcext:value-type="string">
            <text:p>My cute little funnels!\n</text:p>
            <text:p>GO FORTH!</text:p>
          </table:table-cell>
          <table:table-cell/>
          <table:table-cell table:formula="of:=IF([.F20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23C-0x132</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わたしの　華麗な舞に\n</text:p>
            <text:p>　見とれているがいい！\l&lt;$01&gt;</text:p>
            <text:p/>
            <text:p>\sミドリ「トリプル　アクセル！</text:p>
          </table:table-cell>
          <table:table-cell office:value-type="string" calcext:value-type="string">
            <text:p>Be enraptured by my beautiful dance!}\l&lt;$01&gt;</text:p>
            <text:p/>
            <text:p>\sMidori: {Triple Axel!</text:p>
          </table:table-cell>
          <table:table-cell/>
          <table:table-cell table:formula="of:=IF([.F2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18B</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超絶対零度の　つららに\n</text:p>
            <text:p>　串刺しに　なるがいいわ！</text:p>
          </table:table-cell>
          <table:table-cell office:value-type="string" calcext:value-type="string">
            <text:p>Be speared upon the icicles that exceed absolute zero!</text:p>
          </table:table-cell>
          <table:table-cell/>
          <table:table-cell table:formula="of:=IF([.F2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1CA</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office:value-type="string" calcext:value-type="string">
            <text:p>Repent for your negligence before me!</text:p>
          </table:table-cell>
          <table:table-cell/>
          <table:table-cell table:formula="of:=IF([.F2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205</text:p>
          </table:table-cell>
          <table:table-cell office:value-type="string" calcext:value-type="string">
            <text:p>\s\w&lt;$0F&gt;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3C-0x244</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23C-0x27F</text:p>
          </table:table-cell>
          <table:table-cell office:value-type="string" calcext:value-type="string">
            <text:p>Announcer: {</text:p>
          </table:table-cell>
          <table:table-cell table:formula="of:=T([.D2])" office:value-type="string" office:string-value="}" calcext:value-type="string">
            <text:p>}</text:p>
          </table:table-cell>
          <table:table-cell office:value-type="string" calcext:value-type="string">
            <text:p>競技の判定は？\l&lt;$01&gt;</text:p>
            <text:p/>
            <text:p>\s\p&lt;$0F&gt;アナウンス「すごいっ！！\l&lt;$80&gt;</text:p>
            <text:p/>
            <text:p>　１０点満点です！！\l&lt;$01&gt;</text:p>
            <text:p/>
            <text:p>ミドリ「ほほっ　当然の結果ね</text:p>
          </table:table-cell>
          <table:table-cell office:value-type="string" calcext:value-type="string">
            <text:p>And the judges' decision is...?}\l&lt;$01&gt;</text:p>
            <text:p/>
            <text:p>\s\p&lt;$0F&gt;Announcer: {Amazing!}\l&lt;$80&gt;</text:p>
            <text:p/>
            <text:p>{A perfect ten!}\l&lt;$01&gt;</text:p>
            <text:p/>
            <text:p>Midori: {Hoh-hoh! As is natural.</text:p>
          </table:table-cell>
          <table:table-cell/>
          <table:table-cell table:formula="of:=IF([.F21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2F6</text:p>
          </table:table-cell>
          <table:table-cell office:value-type="string" calcext:value-type="string">
            <text:p>\s\p&lt;$1E&gt;Midori: {</text:p>
          </table:table-cell>
          <table:table-cell table:formula="of:=T([.D2])" office:value-type="string" office:string-value="}" calcext:value-type="string">
            <text:p>}</text:p>
          </table:table-cell>
          <table:table-cell office:value-type="string" calcext:value-type="string">
            <text:p>ふふふっ・・かわいいモノね！</text:p>
          </table:table-cell>
          <table:table-cell office:value-type="string" calcext:value-type="string">
            <text:p>Heh-heh-heh...Isn't that cute!</text:p>
          </table:table-cell>
          <table:table-cell/>
          <table:table-cell table:formula="of:=IF([.F2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23</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キャーーーッ！</text:p>
          </table:table-cell>
          <table:table-cell office:value-type="string" calcext:value-type="string">
            <text:p>Eeeeek!</text:p>
          </table:table-cell>
          <table:table-cell/>
          <table:table-cell table:formula="of:=IF([.F2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33C</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っ・・\n</text:p>
            <text:p>　ううっ・・く　くそぉ・・・</text:p>
          </table:table-cell>
          <table:table-cell office:value-type="string" calcext:value-type="string">
            <text:p>Ooh...\n</text:p>
            <text:p>Oooooh...D-Damn it...</text:p>
          </table:table-cell>
          <table:table-cell/>
          <table:table-cell table:formula="of:=IF([.F21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6D</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お　おのれぇぇぇぇぇぇ</text:p>
          </table:table-cell>
          <table:table-cell office:value-type="string" calcext:value-type="string">
            <text:p>Why YOOOOOOU!</text:p>
          </table:table-cell>
          <table:table-cell/>
          <table:table-cell table:formula="of:=IF([.F2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38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ふうっ・・　疲れたわ！\n</text:p>
            <text:p>　後は　よろしくね！</text:p>
          </table:table-cell>
          <table:table-cell office:value-type="string" calcext:value-type="string">
            <text:p>Whew...I'm all worn out!\n</text:p>
            <text:p>See you later!</text:p>
          </table:table-cell>
          <table:table-cell/>
          <table:table-cell table:formula="of:=IF([.F2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C5</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フン！　ハンデよ　ハンデ！</text:p>
          </table:table-cell>
          <table:table-cell office:value-type="string" calcext:value-type="string">
            <text:p>Hmph! This is just a handicap!</text:p>
          </table:table-cell>
          <table:table-cell/>
          <table:table-cell table:formula="of:=IF([.F221]=&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70</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battleblock-0x270-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フンっ！\n</text:p>
            <text:p>　だれが　本当のお嬢様か\n</text:p>
            <text:p>　あなたに　おしえてあげるわ！</text:p>
          </table:table-cell>
          <table:table-cell office:value-type="string" calcext:value-type="string">
            <text:p>Hmph!\n</text:p>
            <text:p>I'll teach you who the REAL fraulein is!</text:p>
          </table:table-cell>
          <table:table-cell/>
          <table:table-cell table:formula="of:=IF([.F22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C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ユナ</text:p>
          </table:table-cell>
          <table:table-cell office:value-type="string" calcext:value-type="string">
            <text:p>Grrr...YUNA!</text:p>
          </table:table-cell>
          <table:table-cell/>
          <table:table-cell table:formula="of:=IF([.F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70-0xE7</text:p>
          </table:table-cell>
          <table:table-cell office:value-type="string" calcext:value-type="string">
            <text:p>\s\w&lt;$0C&gt;Erika: {</text:p>
          </table:table-cell>
          <table:table-cell table:formula="of:=T([.D2])" office:value-type="string" office:string-value="}" calcext:value-type="string">
            <text:p>}</text:p>
          </table:table-cell>
          <table:table-cell office:value-type="string" calcext:value-type="string">
            <text:p>ユナ　この優雅な刃で\n</text:p>
            <text:p>　真っ二つに　なるがいいわ！</text:p>
          </table:table-cell>
          <table:table-cell office:value-type="string" calcext:value-type="string">
            <text:p>Yuna! Be cleft in twain by this elegant blade!</text:p>
          </table:table-cell>
          <table:table-cell/>
          <table:table-cell table:formula="of:=IF([.F2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12A</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灰にしてやるっ！</text:p>
          </table:table-cell>
          <table:table-cell office:value-type="string" calcext:value-type="string">
            <text:p>I'll turn you to ash!</text:p>
          </table:table-cell>
          <table:table-cell/>
          <table:table-cell table:formula="of:=IF([.F226]=&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70-0x147</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エリカ「消えろぉぉーーーっ！</text:p>
          </table:table-cell>
          <table:table-cell office:value-type="string" calcext:value-type="string">
            <text:p>NNNNNNNNNNGH!}\l&lt;$01&gt;</text:p>
            <text:p/>
            <text:p>\uErika: {BEGONE!</text:p>
          </table:table-cell>
          <table:table-cell/>
          <table:table-cell table:formula="of:=IF([.F22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270-0x18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n</text:p>
            <text:p>　うちの池には　クジラが居るのよっ！\n</text:p>
            <text:p>　クジラよ！　クジラ！！</text:p>
          </table:table-cell>
          <table:table-cell office:value-type="string" calcext:value-type="string">
            <text:p>OH-hoh-hoh-hoh-hoh!\n</text:p>
            <text:p>Our pond's got a whale in it!\n</text:p>
            <text:p>A whale! A WHALE!</text:p>
          </table:table-cell>
          <table:table-cell office:value-type="string" calcext:value-type="string">
            <text:p>NOTE: cf. the first erika battle:</text:p>
            <text:p><text:span text:style-name="T1">オーッホホホホホホホ\n</text:span></text:p>
            <text:p><text:span text:style-name="T1">　うちの池には　シャチが居るのよっ\n</text:span></text:p>
            <text:p><text:span text:style-name="T1">　シャチよ　シャチ！！</text:span></text:p>
          </table:table-cell>
          <table:table-cell table:formula="of:=IF([.F22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1E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ら？　ユナ\n</text:p>
            <text:p>　友達が居ないと　何も出来ないの？\n</text:p>
            <text:p>　あまいわね〜</text:p>
          </table:table-cell>
          <table:table-cell office:value-type="string" calcext:value-type="string">
            <text:p>Oh? Yuna, can't you do ANYTHING without your friends? Such a simpleton.</text:p>
          </table:table-cell>
          <table:table-cell/>
          <table:table-cell table:formula="of:=IF([.F22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22E</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らっ？\n</text:p>
            <text:p>　あなたの”マヌケな　お友達”は\n</text:p>
            <text:p>　どこに行ったのかしら？</text:p>
          </table:table-cell>
          <table:table-cell office:value-type="string" calcext:value-type="string">
            <text:p>My, my...Where have all your stupid friends gotten off to, I wonder?</text:p>
          </table:table-cell>
          <table:table-cell/>
          <table:table-cell table:formula="of:=IF([.F23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27F</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n</text:p>
            <text:p>　独りぼっちになった\n</text:p>
            <text:p>　気持ちはどーかしら　ユナ？</text:p>
          </table:table-cell>
          <table:table-cell office:value-type="string" calcext:value-type="string">
            <text:p>OH-hoh-hoh-hoh-hoh!\n</text:p>
            <text:p>How does it feel to be alone, Yuna?</text:p>
          </table:table-cell>
          <table:table-cell/>
          <table:table-cell table:formula="of:=IF([.F2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2C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ーーーッ！</text:p>
          </table:table-cell>
          <table:table-cell office:value-type="string" calcext:value-type="string">
            <text:p>Aaaaaah!</text:p>
          </table:table-cell>
          <table:table-cell office:value-type="string" calcext:value-type="string">
            <text:p>NOTE: originally dupe of F21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70-0x2E7</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70-0x32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ぇぇぇぇぇぇ　ユナ！\n</text:p>
            <text:p>　絶対に　倒してやる！</text:p>
          </table:table-cell>
          <table:table-cell office:value-type="string" calcext:value-type="string">
            <text:p>RRRRRRRGH! Yuna!\n</text:p>
            <text:p>I WILL defeat you!</text:p>
          </table:table-cell>
          <table:table-cell/>
          <table:table-cell table:formula="of:=IF([.F23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270-0x367</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ーリィ・・・・ごめん・・</text:p>
          </table:table-cell>
          <table:table-cell office:value-type="string" calcext:value-type="string">
            <text:p>Yuri...I'm sorry...</text:p>
          </table:table-cell>
          <table:table-cell office:value-type="string" calcext:value-type="string">
            <text:p>NOTE: just for reference, this is what happens if you try to use a help card during this battle</text:p>
          </table:table-cell>
          <table:table-cell table:formula="of:=IF([.F23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3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ぇぇぇぇぇぇ</text:p>
          </table:table-cell>
          <table:table-cell office:value-type="string" calcext:value-type="string">
            <text:p>GRRRRRRRRRRAAGH!</text:p>
          </table:table-cell>
          <table:table-cell/>
          <table:table-cell table:formula="of:=IF([.F23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A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2A4-0x81</text:p>
          </table:table-cell>
          <table:table-cell office:value-type="string" calcext:value-type="string">
            <text:p>Lia: {</text:p>
          </table:table-cell>
          <table:table-cell table:formula="of:=T([.D2])" office:value-type="string" office:string-value="}" calcext:value-type="string">
            <text:p>}</text:p>
          </table:table-cell>
          <table:table-cell office:value-type="string" calcext:value-type="string">
            <text:p>さあ！\n</text:p>
            <text:p>　どっからでも　かかってきな！！</text:p>
          </table:table-cell>
          <table:table-cell office:value-type="string" calcext:value-type="string">
            <text:p>Bring it!\n</text:p>
            <text:p>I'll take you on anytime!</text:p>
          </table:table-cell>
          <table:table-cell/>
          <table:table-cell table:formula="of:=IF([.F2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B2</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うっ　油断したっ！</text:p>
          </table:table-cell>
          <table:table-cell office:value-type="string" calcext:value-type="string">
            <text:p>Ugh...I was careless!</text:p>
          </table:table-cell>
          <table:table-cell/>
          <table:table-cell table:formula="of:=IF([.F2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CD</text:p>
          </table:table-cell>
          <table:table-cell office:value-type="string" calcext:value-type="string">
            <text:p>\sLia: {</text:p>
          </table:table-cell>
          <table:table-cell table:formula="of:=T([.D2])" office:value-type="string" office:string-value="}" calcext:value-type="string">
            <text:p>}</text:p>
          </table:table-cell>
          <table:table-cell office:value-type="string" calcext:value-type="string">
            <text:p>ライト！・マウザァァァーー！</text:p>
          </table:table-cell>
          <table:table-cell office:value-type="string" calcext:value-type="string">
            <text:p>Light! MAUSERRRRRRR!</text:p>
          </table:table-cell>
          <table:table-cell/>
          <table:table-cell table:formula="of:=IF([.F2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F4</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当たれっ！！</text:p>
          </table:table-cell>
          <table:table-cell office:value-type="string" calcext:value-type="string">
            <text:p>Take this!</text:p>
          </table:table-cell>
          <table:table-cell/>
          <table:table-cell table:formula="of:=IF([.F24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A4-0x10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w this message, report it right away!!)</text:p>
          </table:table-cell>
          <table:table-cell/>
          <table:table-cell table:formula="of:=IF([.F2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4E</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リアちゃん　がんばって！</text:p>
          </table:table-cell>
          <table:table-cell office:value-type="string" calcext:value-type="string">
            <text:p>You can do it, Lia!</text:p>
          </table:table-cell>
          <table:table-cell/>
          <table:table-cell table:formula="of:=IF([.F2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71</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おそいっ！</text:p>
          </table:table-cell>
          <table:table-cell office:value-type="string" calcext:value-type="string">
            <text:p>You're too slow!</text:p>
          </table:table-cell>
          <table:table-cell/>
          <table:table-cell table:formula="of:=IF([.F2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86</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おそいっ！</text:p>
          </table:table-cell>
          <table:table-cell table:formula="of:=T([.F244])" office:value-type="string" office:string-value="You're too slow!" calcext:value-type="string">
            <text:p>You're too slow!</text:p>
          </table:table-cell>
          <table:table-cell office:value-type="string" calcext:value-type="string">
            <text:p>DUPE: F244</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2A4-0x19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Whoever saw this message, report it right away!!)</text:p>
          </table:table-cell>
          <table:table-cell/>
          <table:table-cell table:formula="of:=IF([.F24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E2</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臆病モンは　とっとと失せな！</text:p>
          </table:table-cell>
          <table:table-cell office:value-type="string" calcext:value-type="string">
            <text:p>Beat it, coward!</text:p>
          </table:table-cell>
          <table:table-cell office:value-type="string" calcext:value-type="string">
            <text:p>CHECK</text:p>
          </table:table-cell>
          <table:table-cell table:formula="of:=IF([.F24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2A4-0x209</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ゲームは　１日１時間！</text:p>
          </table:table-cell>
          <table:table-cell table:formula="of:=[.F128]" office:value-type="string" office:string-value="Always game an hour a day!" calcext:value-type="string">
            <text:p>Always game an hour a day!</text:p>
          </table:table-cell>
          <table:table-cell office:value-type="string" calcext:value-type="string">
            <text:p>NOTE: you keep THIS line for the "serious" part of the game!?</text:p>
          </table:table-cell>
          <table:table-cell table:formula="of:=IF([.F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22A</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いつまでも　ふざけていると\n</text:p>
            <text:p>　ケガするよ！</text:p>
          </table:table-cell>
          <table:table-cell office:value-type="string" calcext:value-type="string">
            <text:p>You're just going to hurt yourself if you keep playing around!</text:p>
          </table:table-cell>
          <table:table-cell/>
          <table:table-cell table:formula="of:=IF([.F24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5F</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ボヤボヤしてんじゃないよ！</text:p>
          </table:table-cell>
          <table:table-cell office:value-type="string" calcext:value-type="string">
            <text:p>Awfully absent-minded, aren't you!?</text:p>
          </table:table-cell>
          <table:table-cell/>
          <table:table-cell table:formula="of:=IF([.F2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84</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はぁーーーーーーーー</text:p>
          </table:table-cell>
          <table:table-cell office:value-type="string" calcext:value-type="string">
            <text:p>Haaaaaaaaaaaaaaaah!</text:p>
          </table:table-cell>
          <table:table-cell/>
          <table:table-cell table:formula="of:=IF([.F2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A3</text:p>
          </table:table-cell>
          <table:table-cell office:value-type="string" calcext:value-type="string">
            <text:p>\s\p&lt;$14&gt;Lia: {</text:p>
          </table:table-cell>
          <table:table-cell table:formula="of:=T([.D2])" office:value-type="string" office:string-value="}" calcext:value-type="string">
            <text:p>}</text:p>
          </table:table-cell>
          <table:table-cell office:value-type="string" calcext:value-type="string">
            <text:p>はぁっ！！</text:p>
          </table:table-cell>
          <table:table-cell office:value-type="string" calcext:value-type="string">
            <text:p>Hah!</text:p>
          </table:table-cell>
          <table:table-cell/>
          <table:table-cell table:formula="of:=IF([.F25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BC</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うっ　くぅ</text:p>
          </table:table-cell>
          <table:table-cell office:value-type="string" calcext:value-type="string">
            <text:p>Ooh...Kh...</text:p>
          </table:table-cell>
          <table:table-cell/>
          <table:table-cell table:formula="of:=IF([.F25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CF</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やべー　ミスったゼ！</text:p>
          </table:table-cell>
          <table:table-cell office:value-type="string" calcext:value-type="string">
            <text:p>Aw, crap! I screwed up!</text:p>
          </table:table-cell>
          <table:table-cell/>
          <table:table-cell table:formula="of:=IF([.F2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2EC</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フッ！　口先だけじゃ\n</text:p>
            <text:p>　この私は　倒せないよ！</text:p>
          </table:table-cell>
          <table:table-cell office:value-type="string" calcext:value-type="string">
            <text:p>Hmph! I won't be defeated by mere words!</text:p>
          </table:table-cell>
          <table:table-cell/>
          <table:table-cell table:formula="of:=IF([.F2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323</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じゃあな！　あとはまかせたっ！</text:p>
          </table:table-cell>
          <table:table-cell office:value-type="string" calcext:value-type="string">
            <text:p>I'm off! I leave the rest to you!</text:p>
          </table:table-cell>
          <table:table-cell/>
          <table:table-cell table:formula="of:=IF([.F2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34A</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ゲゲッ　マジかよ！\n</text:p>
            <text:p>　うそだろ〜〜</text:p>
          </table:table-cell>
          <table:table-cell office:value-type="string" calcext:value-type="string">
            <text:p>Gah! Seriously!? No way...</text:p>
          </table:table-cell>
          <table:table-cell/>
          <table:table-cell table:formula="of:=IF([.F25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D8</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2D8-0x81</text:p>
          </table:table-cell>
          <table:table-cell table:number-columns-repeated="2"/>
          <table:table-cell office:value-type="string" calcext:value-type="string">
            <text:p>ガードロボが現れた！！</text:p>
          </table:table-cell>
          <table:table-cell office:value-type="string" calcext:value-type="string">
            <text:p>A guard robot appears!</text:p>
          </table:table-cell>
          <table:table-cell/>
          <table:table-cell table:formula="of:=IF([.F2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9A</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office:value-type="string" calcext:value-type="string">
            <text:p>The guard robot attacks!</text:p>
          </table:table-cell>
          <table:table-cell/>
          <table:table-cell table:formula="of:=IF([.F2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B1</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table:formula="of:=T([.F260])" office:value-type="string" office:string-value="The guard robot attacks!" calcext:value-type="string">
            <text:p>The guard robot attacks!</text:p>
          </table:table-cell>
          <table:table-cell office:value-type="string" calcext:value-type="string">
            <text:p>DUPE: F26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C8</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table:formula="of:=T([.F260])" office:value-type="string" office:string-value="The guard robot attacks!" calcext:value-type="string">
            <text:p>The guard robot attacks!</text:p>
          </table:table-cell>
          <table:table-cell office:value-type="string" calcext:value-type="string">
            <text:p>DUPE: F26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DF</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office:value-type="string" calcext:value-type="string">
            <text:p>The guard robot counterattacks!</text:p>
          </table:table-cell>
          <table:table-cell/>
          <table:table-cell table:formula="of:=IF([.F26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F8</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table:formula="of:=T([.F263])" office:value-type="string" office:string-value="The guard robot counterattacks!" calcext:value-type="string">
            <text:p>The guard robot counterattacks!</text:p>
          </table:table-cell>
          <table:table-cell office:value-type="string" calcext:value-type="string">
            <text:p>DUPE: F2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111</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table:formula="of:=T([.F263])" office:value-type="string" office:string-value="The guard robot counterattacks!" calcext:value-type="string">
            <text:p>The guard robot counterattacks!</text:p>
          </table:table-cell>
          <table:table-cell office:value-type="string" calcext:value-type="string">
            <text:p>DUPE: F2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12A</text:p>
          </table:table-cell>
          <table:table-cell table:formula="of:=T([.C23])" office:value-type="string" office:string-value="\s" calcext:value-type="string">
            <text:p>\s</text:p>
          </table:table-cell>
          <table:table-cell/>
          <table:table-cell office:value-type="string" calcext:value-type="string">
            <text:p>ガードロボは　いやな音を放った</text:p>
          </table:table-cell>
          <table:table-cell office:value-type="string" calcext:value-type="string">
            <text:p>The guard robot emits a horrible noise.</text:p>
          </table:table-cell>
          <table:table-cell/>
          <table:table-cell table:formula="of:=IF([.F26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4D</text:p>
          </table:table-cell>
          <table:table-cell office:value-type="string" calcext:value-type="string">
            <text:p>\s\p&lt;$13&gt;</text:p>
          </table:table-cell>
          <table:table-cell/>
          <table:table-cell office:value-type="string" calcext:value-type="string">
            <text:p>ガードロボは　防御した</text:p>
          </table:table-cell>
          <table:table-cell office:value-type="string" calcext:value-type="string">
            <text:p>The guard robot defends.</text:p>
          </table:table-cell>
          <table:table-cell/>
          <table:table-cell table:formula="of:=IF([.F2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6C</text:p>
          </table:table-cell>
          <table:table-cell table:formula="of:=T([.C259])">
            <text:p/>
          </table:table-cell>
          <table:table-cell/>
          <table:table-cell office:value-type="string" calcext:value-type="string">
            <text:p>ガードロボに　ダメージ！！</text:p>
          </table:table-cell>
          <table:table-cell office:value-type="string" calcext:value-type="string">
            <text:p>The guard robot takes damage!</text:p>
          </table:table-cell>
          <table:table-cell/>
          <table:table-cell table:formula="of:=IF([.F268]=&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D8-0x189</text:p>
          </table:table-cell>
          <table:table-cell table:formula="of:=T([.C259])">
            <text:p/>
          </table:table-cell>
          <table:table-cell/>
          <table:table-cell office:value-type="string" calcext:value-type="string">
            <text:p>・・・\l&lt;$00&gt;</text:p>
            <text:p/>
            <text:p>ガードロボには　効かなかった</text:p>
          </table:table-cell>
          <table:table-cell office:value-type="string" calcext:value-type="string">
            <text:p>...\l&lt;$00&gt;</text:p>
            <text:p/>
            <text:p>It had no effect on the guard robot.</text:p>
          </table:table-cell>
          <table:table-cell/>
          <table:table-cell table:formula="of:=IF([.F2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B2</text:p>
          </table:table-cell>
          <table:table-cell table:formula="of:=T([.C259])">
            <text:p/>
          </table:table-cell>
          <table:table-cell/>
          <table:table-cell office:value-type="string" calcext:value-type="string">
            <text:p>・・・</text:p>
          </table:table-cell>
          <table:table-cell office:value-type="string" calcext:value-type="string">
            <text:p>...</text:p>
          </table:table-cell>
          <table:table-cell/>
          <table:table-cell table:formula="of:=IF([.F270]=&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0C</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battleblock-0x30C-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の力\n</text:p>
            <text:p>　とくと　見るがいいわ！\l&lt;$01&gt;</text:p>
            <text:p/>
            <text:p>エリカ「さあ　いくわよ！</text:p>
          </table:table-cell>
          <table:table-cell office:value-type="string" calcext:value-type="string">
            <text:p>Behold my powered-up form!}\l&lt;$01&gt;</text:p>
            <text:p/>
            <text:p>Erika: {Now, here I come!</text:p>
          </table:table-cell>
          <table:table-cell/>
          <table:table-cell table:formula="of:=IF([.F2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D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よくもやったわね！</text:p>
          </table:table-cell>
          <table:table-cell office:value-type="string" calcext:value-type="string">
            <text:p>Grrrr! How dare you!?</text:p>
          </table:table-cell>
          <table:table-cell/>
          <table:table-cell table:formula="of:=IF([.F2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105</text:p>
          </table:table-cell>
          <table:table-cell office:value-type="string" calcext:value-type="string">
            <text:p>\s\w&lt;$03&gt;Erika: {</text:p>
          </table:table-cell>
          <table:table-cell table:formula="of:=T([.D2])" office:value-type="string" office:string-value="}" calcext:value-type="string">
            <text:p>}</text:p>
          </table:table-cell>
          <table:table-cell office:value-type="string" calcext:value-type="string">
            <text:p>ノロマな　あなたの目を\n</text:p>
            <text:p>　覚ましてあげるわっ！</text:p>
          </table:table-cell>
          <table:table-cell office:value-type="string" calcext:value-type="string">
            <text:p>I'll bring you to your senses, dunce!</text:p>
          </table:table-cell>
          <table:table-cell/>
          <table:table-cell table:formula="of:=IF([.F27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0C-0x144</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死ねぇぇぇぇーーー</text:p>
          </table:table-cell>
          <table:table-cell office:value-type="string" calcext:value-type="string">
            <text:p>NNNNNNNNNNGH!}\l&lt;$01&gt;</text:p>
            <text:p/>
            <text:p>\u\p&lt;$05&gt;Erika: {DIEEEEEEEEEEEEE!</text:p>
          </table:table-cell>
          <table:table-cell/>
          <table:table-cell table:formula="of:=IF([.F27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30C-0x185</text:p>
          </table:table-cell>
          <table:table-cell table:formula="of:=T([.C23])" office:value-type="string" office:string-value="\s" calcext:value-type="string">
            <text:p>\s</text:p>
          </table:table-cell>
          <table:table-cell table:number-columns-repeated="4"/>
          <table:table-cell table:formula="of:=IF([.F27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18A</text:p>
          </table:table-cell>
          <table:table-cell office:value-type="string" calcext:value-type="string">
            <text:p>\s\w&lt;$07&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office:value-type="string" calcext:value-type="string">
            <text:p>Don't underestimate me now that I've powered up!</text:p>
          </table:table-cell>
          <table:table-cell/>
          <table:table-cell table:formula="of:=IF([.F277]=&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30C-0x1C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パワーアップした　あたしを\n</text:p>
            <text:p>　なめないでよっ！</text:p>
          </table:table-cell>
          <table:table-cell office:value-type="string" calcext:value-type="string">
            <text:p>NNNNNNNNNNGH!}\l&lt;$01&gt;</text:p>
            <text:p/>
            <text:p>\u\p&lt;$05&gt;Erika: {Don't underestimate me now that I've powered up!</text:p>
          </table:table-cell>
          <table:table-cell/>
          <table:table-cell table:formula="of:=IF([.F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226</text:p>
          </table:table-cell>
          <table:table-cell table:formula="of:=T([.C42])" office:value-type="string" office:string-value="\s\w&lt;$0A&gt;Erika: {" calcext:value-type="string">
            <text:p>\s\w&lt;$0A&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30C-0x26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うちの池には　ネッシーが居るのよっ\n</text:p>
            <text:p>　ネッシーよ！　ネッシー！！</text:p>
          </table:table-cell>
          <table:table-cell table:style-name="ce2" office:value-type="string" calcext:value-type="string">
            <text:p><text:span text:style-name="T2">OH-hoh-hoh-hoh-hoh-hoh!\n</text:span></text:p>
            <text:p><text:span text:style-name="T2">Our pond's got Nessie in it!\n</text:span></text:p>
            <text:p><text:span text:style-name="T2">Nessie! NESSIE!</text:span></text:p>
          </table:table-cell>
          <table:table-cell/>
          <table:table-cell table:formula="of:=IF([.F2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2C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このスーツの前には\n</text:p>
            <text:p>　どんな攻撃も　無駄よっ！</text:p>
          </table:table-cell>
          <table:table-cell office:value-type="string" calcext:value-type="string">
            <text:p>All attacks are futile before this suit!</text:p>
          </table:table-cell>
          <table:table-cell/>
          <table:table-cell table:formula="of:=IF([.F28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0C-0x30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完ペキな強さを誇る　あたしに\n</text:p>
            <text:p>　どうやって　勝とうというのかしら？</text:p>
          </table:table-cell>
          <table:table-cell office:value-type="string" calcext:value-type="string">
            <text:p>What do you think you can do to win against me, the one who prides herself on her perfect strength?</text:p>
          </table:table-cell>
          <table:table-cell/>
          <table:table-cell table:formula="of:=IF([.F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350</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は　私に勝てるはずが\n</text:p>
            <text:p>　ないのよ！　永遠にね！</text:p>
          </table:table-cell>
          <table:table-cell office:value-type="string" calcext:value-type="string">
            <text:p>There's no way you can beat me! Ever!</text:p>
          </table:table-cell>
          <table:table-cell/>
          <table:table-cell table:formula="of:=IF([.F28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391</text:p>
          </table:table-cell>
          <table:table-cell office:value-type="string" calcext:value-type="string">
            <text:p>\s\p&lt;$18&gt;Erika: {</text:p>
          </table:table-cell>
          <table:table-cell table:formula="of:=T([.D2])" office:value-type="string" office:string-value="}" calcext:value-type="string">
            <text:p>}</text:p>
          </table:table-cell>
          <table:table-cell office:value-type="string" calcext:value-type="string">
            <text:p>なんて　カワイイ攻撃かしら？</text:p>
          </table:table-cell>
          <table:table-cell office:value-type="string" calcext:value-type="string">
            <text:p>Oh? What a cute attack.</text:p>
          </table:table-cell>
          <table:table-cell/>
          <table:table-cell table:formula="of:=IF([.F2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3B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Agh!</text:p>
          </table:table-cell>
          <table:table-cell office:value-type="string" calcext:value-type="string">
            <text:p>NOTE: originally dupe of F5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0C-0x3C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0C-0x41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そんなモノで\n</text:p>
            <text:p>　あたしを倒す事は　できないわ！</text:p>
          </table:table-cell>
          <table:table-cell office:value-type="string" calcext:value-type="string">
            <text:p>You won't be able to beat me with that!</text:p>
          </table:table-cell>
          <table:table-cell/>
          <table:table-cell table:formula="of:=IF([.F2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4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ふん！　何それ？\n</text:p>
            <text:p>　いったいなにを言いたいのかしら？</text:p>
          </table:table-cell>
          <table:table-cell office:value-type="string" calcext:value-type="string">
            <text:p>Hmph! What was that?\n</text:p>
            <text:p>What are you even trying to say?</text:p>
          </table:table-cell>
          <table:table-cell/>
          <table:table-cell table:formula="of:=IF([.F2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には\n</text:p>
            <text:p>　何を言ってもむだよ！</text:p>
          </table:table-cell>
          <table:table-cell office:value-type="string" calcext:value-type="string">
            <text:p>It doesn't matter what you say to me now that I've powered up!</text:p>
          </table:table-cell>
          <table:table-cell/>
          <table:table-cell table:formula="of:=IF([.F2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C9</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今の内に\n</text:p>
            <text:p>　好きなだけ　ほざくがいい！</text:p>
          </table:table-cell>
          <table:table-cell office:value-type="string" calcext:value-type="string">
            <text:p>Say whatever you like while you still can!</text:p>
          </table:table-cell>
          <table:table-cell/>
          <table:table-cell table:formula="of:=IF([.F2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4F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なぜなの・・・</text:p>
          </table:table-cell>
          <table:table-cell office:value-type="string" calcext:value-type="string">
            <text:p>Why? WHY...?</text:p>
          </table:table-cell>
          <table:table-cell/>
          <table:table-cell table:formula="of:=IF([.F2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1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どうして？　このあたしが・・</text:p>
          </table:table-cell>
          <table:table-cell office:value-type="string" calcext:value-type="string">
            <text:p>Why? I...</text:p>
          </table:table-cell>
          <table:table-cell/>
          <table:table-cell table:formula="of:=IF([.F2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4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0C-0x55D</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絶対に認めないわ！　絶対に！</text:p>
          </table:table-cell>
          <table:table-cell office:value-type="string" calcext:value-type="string">
            <text:p>I won't accept this! NEVER!</text:p>
          </table:table-cell>
          <table:table-cell/>
          <table:table-cell table:formula="of:=IF([.F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58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チカラになれて　うれしいわ！\n</text:p>
            <text:p>　後はがんばって！</text:p>
          </table:table-cell>
          <table:table-cell office:value-type="string" calcext:value-type="string">
            <text:p>Glad I could help!\n</text:p>
            <text:p>Hang in there!</text:p>
          </table:table-cell>
          <table:table-cell/>
          <table:table-cell table:formula="of:=IF([.F2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B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Battle block 0x340</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battleblock-0x340-0x81</text:p>
          </table:table-cell>
          <table:table-cell office:value-type="string" calcext:value-type="string">
            <text:p>Mirage: {</text:p>
          </table:table-cell>
          <table:table-cell table:formula="of:=T([.D2])" office:value-type="string" office:string-value="}" calcext:value-type="string">
            <text:p>}</text:p>
          </table:table-cell>
          <table:table-cell office:value-type="string" calcext:value-type="string">
            <text:p>我こそが　正義\n</text:p>
            <text:p>　この私が　宇宙の秩序なのだ！\l&lt;$01&gt;</text:p>
            <text:p/>
            <text:p>ミラージュ「さぁ　宇宙のチリと\n</text:p>
            <text:p>　なるがいい！</text:p>
          </table:table-cell>
          <table:table-cell office:value-type="string" calcext:value-type="string">
            <text:p>I am justice.\n</text:p>
            <text:p>I am order in the universe!}\l&lt;$01&gt;</text:p>
            <text:p/>
            <text:p>Mirage: {Now, be reduced to cosmic debris!</text:p>
          </table:table-cell>
          <table:table-cell/>
          <table:table-cell table:formula="of:=IF([.F29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F0</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text:p>
          </table:table-cell>
          <table:table-cell office:value-type="string" calcext:value-type="string">
            <text:p>Kh...!</text:p>
          </table:table-cell>
          <table:table-cell/>
          <table:table-cell table:formula="of:=IF([.F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103</text:p>
          </table:table-cell>
          <table:table-cell office:value-type="string" calcext:value-type="string">
            <text:p>\sMirage: {</text:p>
          </table:table-cell>
          <table:table-cell table:formula="of:=T([.D2])" office:value-type="string" office:string-value="}" calcext:value-type="string">
            <text:p>}</text:p>
          </table:table-cell>
          <table:table-cell office:value-type="string" calcext:value-type="string">
            <text:p>死にゆく星々の様に\n</text:p>
            <text:p>　はかなく散るがいい</text:p>
          </table:table-cell>
          <table:table-cell office:value-type="string" calcext:value-type="string">
            <text:p>Like the planets which met their demise, die now a noble death in vain.</text:p>
          </table:table-cell>
          <table:table-cell office:value-type="string" calcext:value-type="string">
            <text:p>CHECK</text:p>
          </table:table-cell>
          <table:table-cell table:formula="of:=IF([.F3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13C</text:p>
          </table:table-cell>
          <table:table-cell office:value-type="string" calcext:value-type="string">
            <text:p>\s\w&lt;$15&gt;Mirage: {</text:p>
          </table:table-cell>
          <table:table-cell table:formula="of:=T([.D2])" office:value-type="string" office:string-value="}" calcext:value-type="string">
            <text:p>}</text:p>
          </table:table-cell>
          <table:table-cell office:value-type="string" calcext:value-type="string">
            <text:p>フフッ\n</text:p>
            <text:p>　『悪』は　滅びゆく　定めなのだ！</text:p>
          </table:table-cell>
          <table:table-cell office:value-type="string" calcext:value-type="string">
            <text:p>Heh-heh...\n</text:p>
            <text:p>I decree that the evil shall perish!</text:p>
          </table:table-cell>
          <table:table-cell office:value-type="string" calcext:value-type="string">
            <text:p>CHECK</text:p>
          </table:table-cell>
          <table:table-cell table:formula="of:=IF([.F30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17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攻撃３\n</text:p>
            <text:p>（このメッセージを見た人は\n</text:p>
            <text:p>すぐ報告を）</text:p>
          </table:table-cell>
          <table:table-cell table:formula="of:=T([.F24])" office:value-type="string" office:string-value="Fake attack 3\n&#10;(whoever saw this message, report it right away)" calcext:value-type="string">
            <text:p>Fake attack 3\n</text:p>
            <text:p>(whoever saw this message, report it right away)</text:p>
          </table:table-cell>
          <table:table-cell office:value-type="string" calcext:value-type="string">
            <text:p>DUPE: F2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40-0x1B4</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あまいな</text:p>
          </table:table-cell>
          <table:table-cell office:value-type="string" calcext:value-type="string">
            <text:p>Such naivete.</text:p>
          </table:table-cell>
          <table:table-cell/>
          <table:table-cell table:formula="of:=IF([.F30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1CD</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あまいな</text:p>
          </table:table-cell>
          <table:table-cell table:formula="of:=T([.F303])" office:value-type="string" office:string-value="Such naivete." calcext:value-type="string">
            <text:p>Such naivete.</text:p>
          </table:table-cell>
          <table:table-cell office:value-type="string" calcext:value-type="string">
            <text:p>DUPE: F303</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340-0x1E6</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whoever saw this message, report it right away)</text:p>
          </table:table-cell>
          <table:table-cell/>
          <table:table-cell table:formula="of:=IF([.F3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23</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ハッハハハハ　愚かな・・・\n</text:p>
            <text:p>　おとなしく　消滅するがいい</text:p>
          </table:table-cell>
          <table:table-cell office:value-type="string" calcext:value-type="string">
            <text:p>Hah-ha-ha-ha-ha...How foolish.\n</text:p>
            <text:p>Go obediently to your annihilation.</text:p>
          </table:table-cell>
          <table:table-cell/>
          <table:table-cell table:formula="of:=IF([.F3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6C</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完全なる正義の前には\n</text:p>
            <text:p>　いかなるモノも　敗北するのだ</text:p>
          </table:table-cell>
          <table:table-cell office:value-type="string" calcext:value-type="string">
            <text:p>Faced with perfect justice, all shall fail.</text:p>
          </table:table-cell>
          <table:table-cell/>
          <table:table-cell table:formula="of:=IF([.F3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B1</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大いなる力の前に\n</text:p>
            <text:p>　ひれ伏すが良い　宇宙の『悪』め！</text:p>
          </table:table-cell>
          <table:table-cell office:value-type="string" calcext:value-type="string">
            <text:p>Prostrate yourself before this awesome power, evil of the universe!</text:p>
          </table:table-cell>
          <table:table-cell/>
          <table:table-cell table:formula="of:=IF([.F3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F6</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どんなモノでも\n</text:p>
            <text:p>　私の歩みを　妨げる事は出来ぬのだ！</text:p>
          </table:table-cell>
          <table:table-cell office:value-type="string" calcext:value-type="string">
            <text:p>No obstacle may obstruct my advance!</text:p>
          </table:table-cell>
          <table:table-cell/>
          <table:table-cell table:formula="of:=IF([.F30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33B</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フフフ</text:p>
          </table:table-cell>
          <table:table-cell office:value-type="string" calcext:value-type="string">
            <text:p>Heh-heh-heh...</text:p>
          </table:table-cell>
          <table:table-cell/>
          <table:table-cell table:formula="of:=IF([.F31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340-0x352</text:p>
          </table:table-cell>
          <table:table-cell office:value-type="string" calcext:value-type="string">
            <text:p>\s\p&lt;$19&gt;Mirage: {</text:p>
          </table:table-cell>
          <table:table-cell table:formula="of:=T([.D2])" office:value-type="string" office:string-value="}" calcext:value-type="string">
            <text:p>}</text:p>
          </table:table-cell>
          <table:table-cell office:value-type="string" calcext:value-type="string">
            <text:p>フフフ　効かぬわっ・・・</text:p>
          </table:table-cell>
          <table:table-cell office:value-type="string" calcext:value-type="string">
            <text:p>Heh-heh-heh...\n</text:p>
            <text:p>That will have no effect...</text:p>
          </table:table-cell>
          <table:table-cell/>
          <table:table-cell table:formula="of:=IF([.F3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37F</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text:p>
          </table:table-cell>
          <table:table-cell table:formula="of:=T([.F299])" office:value-type="string" office:string-value="Kh...!" calcext:value-type="string">
            <text:p>Kh...!</text:p>
          </table:table-cell>
          <table:table-cell office:value-type="string" calcext:value-type="string">
            <text:p>DUPE: F29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40-0x39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text:p>
          </table:table-cell>
          <table:table-cell office:value-type="string" calcext:value-type="string">
            <text:p>Why?</text:p>
          </table:table-cell>
          <table:table-cell/>
          <table:table-cell table:formula="of:=IF([.F31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3A7</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ちっぽけなモノだな…\n</text:p>
            <text:p>　人のチカラ　と言うモノは…</text:p>
          </table:table-cell>
          <table:table-cell office:value-type="string" calcext:value-type="string">
            <text:p>Heh...\n</text:p>
            <text:p>Such a tiny thing, the power of humans...</text:p>
          </table:table-cell>
          <table:table-cell/>
          <table:table-cell table:formula="of:=IF([.F31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40-0x3F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しょせんは　無駄なあがきだ！</text:p>
          </table:table-cell>
          <table:table-cell office:value-type="string" calcext:value-type="string">
            <text:p>Heh...\n</text:p>
            <text:p>Your struggles will be meaningless in the end!</text:p>
          </table:table-cell>
          <table:table-cell/>
          <table:table-cell table:formula="of:=IF([.F31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427</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んだ？　その攻撃は…？\n</text:p>
            <text:p>　そんなモノで　この私に\n</text:p>
            <text:p>　何をしようと言うのだ？</text:p>
          </table:table-cell>
          <table:table-cell office:value-type="string" calcext:value-type="string">
            <text:p>What? What was that attack...? What do you think you can do to me with that?</text:p>
          </table:table-cell>
          <table:table-cell office:value-type="string" calcext:value-type="string">
            <text:p>CHECK</text:p>
          </table:table-cell>
          <table:table-cell table:formula="of:=IF([.F31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48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この私に　何を言っても無駄だと\n</text:p>
            <text:p>　覚えておくがいい</text:p>
          </table:table-cell>
          <table:table-cell office:value-type="string" calcext:value-type="string">
            <text:p>Heh...\n</text:p>
            <text:p>Remember: it matters not what you say to me.</text:p>
          </table:table-cell>
          <table:table-cell/>
          <table:table-cell table:formula="of:=IF([.F3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4CD</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どう言うことだ？\n</text:p>
            <text:p>　なんなのだ？　この不思議な力は？</text:p>
          </table:table-cell>
          <table:table-cell office:value-type="string" calcext:value-type="string">
            <text:p>What are you saying?\n</text:p>
            <text:p>What is this mysterious power?</text:p>
          </table:table-cell>
          <table:table-cell/>
          <table:table-cell table:formula="of:=IF([.F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10</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だ？\n</text:p>
            <text:p>　なぜ　立ち向かって来れるのだ？</text:p>
          </table:table-cell>
          <table:table-cell office:value-type="string" calcext:value-type="string">
            <text:p>How?\n</text:p>
            <text:p>How are you able to fight against me?</text:p>
          </table:table-cell>
          <table:table-cell/>
          <table:table-cell table:formula="of:=IF([.F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49</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私は　間違っているのか？\n</text:p>
            <text:p>　わ　わからない…</text:p>
          </table:table-cell>
          <table:table-cell office:value-type="string" calcext:value-type="string">
            <text:p>Am I mistaken?\n</text:p>
            <text:p>I-I don't understand...</text:p>
          </table:table-cell>
          <table:table-cell/>
          <table:table-cell table:formula="of:=IF([.F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84</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どうしたというのだ？\n</text:p>
            <text:p>　この私が　動揺しているなんて…</text:p>
          </table:table-cell>
          <table:table-cell office:value-type="string" calcext:value-type="string">
            <text:p>What is happening?\n</text:p>
            <text:p>I am trembling...</text:p>
          </table:table-cell>
          <table:table-cell/>
          <table:table-cell table:formula="of:=IF([.F3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C9</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n</text:p>
            <text:p>　この私が　押されているなんて！？</text:p>
          </table:table-cell>
          <table:table-cell office:value-type="string" calcext:value-type="string">
            <text:p>Kh...\n</text:p>
            <text:p>I'm being overwhelmed!?</text:p>
          </table:table-cell>
          <table:table-cell/>
          <table:table-cell table:formula="of:=IF([.F3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40-0x60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うっ…\n</text:p>
            <text:p>　この私を　ここまで苦しめるとは！？</text:p>
          </table:table-cell>
          <table:table-cell office:value-type="string" calcext:value-type="string">
            <text:p>Ooh...\n</text:p>
            <text:p>You would torment me to such an extent!?</text:p>
          </table:table-cell>
          <table:table-cell office:value-type="string" calcext:value-type="string">
            <text:p>CHECK</text:p>
          </table:table-cell>
          <table:table-cell table:formula="of:=IF([.F3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63D</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私が　負ける？\n</text:p>
            <text:p>　そんな事は　決してあり得ない！</text:p>
          </table:table-cell>
          <table:table-cell office:value-type="string" calcext:value-type="string">
            <text:p>Am I going to lose?\n</text:p>
            <text:p>I cannot believe such a thing!</text:p>
          </table:table-cell>
          <table:table-cell/>
          <table:table-cell table:formula="of:=IF([.F3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67C</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n</text:p>
            <text:p>　こ　これが人というモノの\n</text:p>
            <text:p>　チカラなのか？</text:p>
          </table:table-cell>
          <table:table-cell office:value-type="string" calcext:value-type="string">
            <text:p>Why?\n</text:p>
            <text:p>I-Is this the power of humans?</text:p>
          </table:table-cell>
          <table:table-cell/>
          <table:table-cell table:formula="of:=IF([.F3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6BF</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ン！</text:p>
          </table:table-cell>
          <table:table-cell office:value-type="string" calcext:value-type="string">
            <text:p>Hmph!</text:p>
          </table:table-cell>
          <table:table-cell/>
          <table:table-cell table:formula="of:=IF([.F32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74</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374-0x8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ナ　がんばりま－す！</text:p>
          </table:table-cell>
          <table:table-cell table:formula="of:=[.F57]" office:value-type="string" office:string-value="I'm gonna do my best!" calcext:value-type="string">
            <text:p>I'm gonna do my best!</text:p>
          </table:table-cell>
          <table:table-cell/>
          <table:table-cell table:formula="of:=IF([.F32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A0</text:p>
          </table:table-cell>
          <table:table-cell table:formula="of:=T([.C259])">
            <text:p/>
          </table:table-cell>
          <table:table-cell table:formula="of:=T([.D2])" office:value-type="string" office:string-value="}" calcext:value-type="string">
            <text:p>}</text:p>
          </table:table-cell>
          <table:table-cell office:value-type="string" calcext:value-type="string">
            <text:p>エルライン・ノイは　動けない！</text:p>
          </table:table-cell>
          <table:table-cell office:value-type="string" calcext:value-type="string">
            <text:p>El-Line Neu can't move!</text:p>
          </table:table-cell>
          <table:table-cell/>
          <table:table-cell table:formula="of:=IF([.F32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C1</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ソーーーード！！</text:p>
          </table:table-cell>
          <table:table-cell office:value-type="string" calcext:value-type="string">
            <text:p>LIGHTNING SWORD!</text:p>
          </table:table-cell>
          <table:table-cell/>
          <table:table-cell table:formula="of:=IF([.F3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EA</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シューーート！！</text:p>
          </table:table-cell>
          <table:table-cell office:value-type="string" calcext:value-type="string">
            <text:p>LIGHTNING SHOT!</text:p>
          </table:table-cell>
          <table:table-cell/>
          <table:table-cell table:formula="of:=IF([.F3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113</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ぇぇぇーーー</text:p>
          </table:table-cell>
          <table:table-cell table:formula="of:=[.F60]" office:value-type="string" office:string-value="TAKE THIS!" calcext:value-type="string">
            <text:p>TAKE THIS!</text:p>
          </table:table-cell>
          <table:table-cell/>
          <table:table-cell table:formula="of:=IF([.F3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132</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ソーーーード！！</text:p>
          </table:table-cell>
          <table:table-cell table:formula="of:=T([.F330])" office:value-type="string" office:string-value="LIGHTNING SWORD!" calcext:value-type="string">
            <text:p>LIGHTNING SWORD!</text:p>
          </table:table-cell>
          <table:table-cell office:value-type="string" calcext:value-type="string">
            <text:p>DUPE: F33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74-0x15B</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シューーート！！</text:p>
          </table:table-cell>
          <table:table-cell table:formula="of:=T([.F331])" office:value-type="string" office:string-value="LIGHTNING SHOT!" calcext:value-type="string">
            <text:p>LIGHTNING SHOT!</text:p>
          </table:table-cell>
          <table:table-cell office:value-type="string" calcext:value-type="string">
            <text:p>DUPE: F33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74-0x184</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ぇぇぇーーー</text:p>
          </table:table-cell>
          <table:table-cell table:formula="of:=T([.F332])" office:value-type="string" office:string-value="TAKE THIS!" calcext:value-type="string">
            <text:p>TAKE THIS!</text:p>
          </table:table-cell>
          <table:table-cell office:value-type="string" calcext:value-type="string">
            <text:p>DUPE: F332</text:p>
          </table:table-cell>
          <table:table-cell table:number-columns-repeated="1017"/>
        </table:table-row>
        <table:table-row table:style-name="ro21">
          <table:table-cell office:value-type="string" calcext:value-type="string">
            <text:p>string</text:p>
          </table:table-cell>
          <table:table-cell office:value-type="string" calcext:value-type="string">
            <text:p>battleblock-0x374-0x1A3</text:p>
          </table:table-cell>
          <table:table-cell office:value-type="string" calcext:value-type="string">
            <text:p>\s\l&lt;$32&gt;</text:p>
          </table:table-cell>
          <table:table-cell/>
          <table:table-cell office:value-type="string" calcext:value-type="string">
            <text:p/>
            <text:p/>
            <text:p>\uエリカ「ユナ…\l&lt;$01&gt;</text:p>
            <text:p/>
            <text:p>ミキ「ユナ…\l&lt;$01&gt;</text:p>
            <text:p/>
            <text:p>ルイ「ユナ…</text:p>
          </table:table-cell>
          <table:table-cell table:style-name="ce2" office:value-type="string" calcext:value-type="string">
            <text:p>\uErika: {Yuna...}\l&lt;$01&gt;</text:p>
            <text:p/>
            <text:p>Miki: {Yuna...}\l&lt;$01&gt;</text:p>
            <text:p/>
            <text:p>Rui: {Yuna...}</text:p>
          </table:table-cell>
          <table:table-cell/>
          <table:table-cell table:formula="of:=IF([.F336]=&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374-0x1DC</text:p>
          </table:table-cell>
          <table:table-cell table:formula="of:=T([.C240])" office:value-type="string" office:string-value="\sLia: {" calcext:value-type="string">
            <text:p>\sLia: {</text:p>
          </table:table-cell>
          <table:table-cell/>
          <table:table-cell office:value-type="string" calcext:value-type="string">
            <text:p>頑張るんだよ！　ユナ\l&lt;$2F&gt;</text:p>
            <text:p/>
            <text:p>\u　</text:p>
          </table:table-cell>
          <table:table-cell office:value-type="string" calcext:value-type="string">
            <text:p>Go for it, Yuna!}\l&lt;$2F&gt;</text:p>
            <text:p/>
            <text:p>\u</text:p>
          </table:table-cell>
          <table:table-cell/>
          <table:table-cell table:formula="of:=IF([.F337]=&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374-0x203</text:p>
          </table:table-cell>
          <table:table-cell table:formula="of:=T([.C267])" office:value-type="string" office:string-value="\s\p&lt;$13&gt;" calcext:value-type="string">
            <text:p>\s\p&lt;$13&gt;</text:p>
          </table:table-cell>
          <table:table-cell table:number-columns-repeated="4"/>
          <table:table-cell table:formula="of:=IF([.F338]=&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20C</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きゃあああああ</text:p>
          </table:table-cell>
          <table:table-cell office:value-type="string" calcext:value-type="string">
            <text:p>Eeeeeeeeek!</text:p>
          </table:table-cell>
          <table:table-cell/>
          <table:table-cell table:formula="of:=IF([.F3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223</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きゃあああああ</text:p>
          </table:table-cell>
          <table:table-cell table:formula="of:=T([.F339])" office:value-type="string" office:string-value="Eeeeeeeeek!" calcext:value-type="string">
            <text:p>Eeeeeeeeek!</text:p>
          </table:table-cell>
          <table:table-cell office:value-type="string" calcext:value-type="string">
            <text:p>DUPE: F339</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374-0x23A</text:p>
          </table:table-cell>
          <table:table-cell table:formula="of:=T([.C259])">
            <text:p/>
          </table:table-cell>
          <table:table-cell table:formula="of:=T([.D2])" office:value-type="string" office:string-value="}" calcext:value-type="string">
            <text:p>}</text:p>
          </table:table-cell>
          <table:table-cell table:number-columns-repeated="3"/>
          <table:table-cell table:formula="of:=IF([.F34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Battle block 0x3A8</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3A8-0x81</text:p>
          </table:table-cell>
          <table:table-cell table:formula="of:=T([.C259])">
            <text:p/>
          </table:table-cell>
          <table:table-cell/>
          <table:table-cell office:value-type="string" calcext:value-type="string">
            <text:p>アンデローベが現れた！！</text:p>
          </table:table-cell>
          <table:table-cell office:value-type="string" calcext:value-type="string">
            <text:p>Anderope appears!</text:p>
          </table:table-cell>
          <table:table-cell/>
          <table:table-cell table:formula="of:=IF([.F3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9C</text:p>
          </table:table-cell>
          <table:table-cell table:formula="of:=T([.C23])" office:value-type="string" office:string-value="\s" calcext:value-type="string">
            <text:p>\s</text:p>
          </table:table-cell>
          <table:table-cell/>
          <table:table-cell office:value-type="string" calcext:value-type="string">
            <text:p>アンデローベの攻撃！</text:p>
          </table:table-cell>
          <table:table-cell office:value-type="string" calcext:value-type="string">
            <text:p>Anderope attacks!</text:p>
          </table:table-cell>
          <table:table-cell/>
          <table:table-cell table:formula="of:=IF([.F3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B5</text:p>
          </table:table-cell>
          <table:table-cell table:formula="of:=T([.C23])" office:value-type="string" office:string-value="\s" calcext:value-type="string">
            <text:p>\s</text:p>
          </table:table-cell>
          <table:table-cell/>
          <table:table-cell office:value-type="string" calcext:value-type="string">
            <text:p>アンデローベの攻撃！</text:p>
          </table:table-cell>
          <table:table-cell table:formula="of:=T([.F344])" office:value-type="string" office:string-value="Anderope attacks!" calcext:value-type="string">
            <text:p>Anderope attacks!</text:p>
          </table:table-cell>
          <table:table-cell office:value-type="string" calcext:value-type="string">
            <text:p>DUPE: F34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CE</text:p>
          </table:table-cell>
          <table:table-cell table:formula="of:=T([.C23])" office:value-type="string" office:string-value="\s" calcext:value-type="string">
            <text:p>\s</text:p>
          </table:table-cell>
          <table:table-cell/>
          <table:table-cell office:value-type="string" calcext:value-type="string">
            <text:p>エナジードレインを　放った！</text:p>
          </table:table-cell>
          <table:table-cell office:value-type="string" calcext:value-type="string">
            <text:p>It unleashes an energy drain!</text:p>
          </table:table-cell>
          <table:table-cell/>
          <table:table-cell table:formula="of:=IF([.F34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EF</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office:value-type="string" calcext:value-type="string">
            <text:p>Anderope counterattacks!</text:p>
          </table:table-cell>
          <table:table-cell/>
          <table:table-cell table:formula="of:=IF([.F3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0A</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table:formula="of:=T([.F347])" office:value-type="string" office:string-value="Anderope counterattacks!" calcext:value-type="string">
            <text:p>Anderope counterattacks!</text:p>
          </table:table-cell>
          <table:table-cell office:value-type="string" calcext:value-type="string">
            <text:p>DUPE: F3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125</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table:formula="of:=T([.F347])" office:value-type="string" office:string-value="Anderope counterattacks!" calcext:value-type="string">
            <text:p>Anderope counterattacks!</text:p>
          </table:table-cell>
          <table:table-cell office:value-type="string" calcext:value-type="string">
            <text:p>DUPE: F3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140</text:p>
          </table:table-cell>
          <table:table-cell table:formula="of:=T([.C23])" office:value-type="string" office:string-value="\s" calcext:value-type="string">
            <text:p>\s</text:p>
          </table:table-cell>
          <table:table-cell/>
          <table:table-cell office:value-type="string" calcext:value-type="string">
            <text:p>アンデローベは　回復した</text:p>
          </table:table-cell>
          <table:table-cell office:value-type="string" calcext:value-type="string">
            <text:p>Anderope recovers.</text:p>
          </table:table-cell>
          <table:table-cell/>
          <table:table-cell table:formula="of:=IF([.F3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5D</text:p>
          </table:table-cell>
          <table:table-cell office:value-type="string" calcext:value-type="string">
            <text:p>\s\p&lt;$14&gt;</text:p>
          </table:table-cell>
          <table:table-cell/>
          <table:table-cell office:value-type="string" calcext:value-type="string">
            <text:p>アンデローベは　防御した</text:p>
          </table:table-cell>
          <table:table-cell office:value-type="string" calcext:value-type="string">
            <text:p>Anderope defends.</text:p>
          </table:table-cell>
          <table:table-cell/>
          <table:table-cell table:formula="of:=IF([.F3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7E</text:p>
          </table:table-cell>
          <table:table-cell table:formula="of:=T([.C259])">
            <text:p/>
          </table:table-cell>
          <table:table-cell/>
          <table:table-cell office:value-type="string" calcext:value-type="string">
            <text:p>アンデローベに　ダメージ！！</text:p>
          </table:table-cell>
          <table:table-cell office:value-type="string" calcext:value-type="string">
            <text:p>Anderope takes damage!</text:p>
          </table:table-cell>
          <table:table-cell/>
          <table:table-cell table:formula="of:=IF([.F35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9D</text:p>
          </table:table-cell>
          <table:table-cell table:formula="of:=T([.C259])">
            <text:p/>
          </table:table-cell>
          <table:table-cell/>
          <table:table-cell office:value-type="string" calcext:value-type="string">
            <text:p>アンデローベは　パワーダウンした</text:p>
          </table:table-cell>
          <table:table-cell office:value-type="string" calcext:value-type="string">
            <text:p>Anderope has been powered down.</text:p>
          </table:table-cell>
          <table:table-cell/>
          <table:table-cell table:formula="of:=IF([.F3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A8-0x1C0</text:p>
          </table:table-cell>
          <table:table-cell table:formula="of:=T([.C259])">
            <text:p/>
          </table:table-cell>
          <table:table-cell/>
          <table:table-cell office:value-type="string" calcext:value-type="string">
            <text:p>アンデローベは\n</text:p>
            <text:p>　トラクタービームを　放った！！</text:p>
          </table:table-cell>
          <table:table-cell office:value-type="string" calcext:value-type="string">
            <text:p>Anderope fires a tractor beam!</text:p>
          </table:table-cell>
          <table:table-cell/>
          <table:table-cell table:formula="of:=IF([.F354]=&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D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3DC-0x8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お互い　悔いの残らぬ様\n</text:p>
            <text:p>　正々堂々と　勝負しようゼ！</text:p>
          </table:table-cell>
          <table:table-cell table:formula="of:=T([.F98])" office:value-type="string" office:string-value="Let's duke it out fair and square so we've got no regrets!" calcext:value-type="string">
            <text:p>Let's duke it out fair and square so we've got no regrets!</text:p>
          </table:table-cell>
          <table:table-cell office:value-type="string" calcext:value-type="string">
            <text:p>DUPE: F98</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BE</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あたしの　血と汗が染み込んだ\n</text:p>
            <text:p>　青春のユニフォームを・・</text:p>
          </table:table-cell>
          <table:table-cell table:formula="of:=T([.F99])" office:value-type="string" office:string-value="How could this happen to the uniform of my glory days, soaked with my sweat and blood...?" calcext:value-type="string">
            <text:p>How could this happen to the uniform of my glory days, soaked with my sweat and blood...?</text:p>
          </table:table-cell>
          <table:table-cell office:value-type="string" calcext:value-type="string">
            <text:p>DUPE: F9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FF</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あたしの　鋭いスイングが\n</text:p>
            <text:p>　見えるか？</text:p>
          </table:table-cell>
          <table:table-cell table:formula="of:=T([.F100])" office:value-type="string" office:string-value="Can you even see my Quick Swing?" calcext:value-type="string">
            <text:p>Can you even see my Quick Swing?</text:p>
          </table:table-cell>
          <table:table-cell office:value-type="string" calcext:value-type="string">
            <text:p>DUPE: F100</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3DC-0x130</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私の投げる球　打てるもんなら\n</text:p>
            <text:p>　打ってみな！\l&lt;$01&gt;</text:p>
            <text:p/>
            <text:p>\sマミ「大リーグ　シュータァーー！</text:p>
          </table:table-cell>
          <table:table-cell table:formula="of:=T([.F101])" office:value-type="string" office:string-value="If you think you can hit MY pitches, go ahead and take a swing!}\l&lt;$01&gt;&#10;&#10;\sMami: {BIG-LEAGUE SHOOTERRRRRR!" calcext:value-type="string">
            <text:p>If you think you can hit MY pitches, go ahead and take a swing!}\l&lt;$01&gt;</text:p>
            <text:p/>
            <text:p>\sMami: {BIG-LEAGUE SHOOTERRRRRR!</text:p>
          </table:table-cell>
          <table:table-cell office:value-type="string" calcext:value-type="string">
            <text:p>DUPE: F10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DC-0x18B</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うおりゃゃゃゃーーーー</text:p>
          </table:table-cell>
          <table:table-cell table:formula="of:=T([.F102])" office:value-type="string" office:string-value="WhoooooooaYAAAAAAAHHH!" calcext:value-type="string">
            <text:p>WhoooooooaYAAAAAAAHHH!</text:p>
          </table:table-cell>
          <table:table-cell office:value-type="string" calcext:value-type="string">
            <text:p>DUPE: F10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1B0</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1E7</text:p>
          </table:table-cell>
          <table:table-cell table:formula="of:=T([.C104])" office:value-type="string" office:string-value="\s\w&lt;$0A&gt;Mami: {" calcext:value-type="string">
            <text:p>\s\w&lt;$0A&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222</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25D</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ヘーボ！　ヘーボ！\n</text:p>
            <text:p>　引っ込んじまえー　チンチクリン〜！</text:p>
          </table:table-cell>
          <table:table-cell table:formula="of:=T([.F106])" office:value-type="string" office:string-value="YOU SUCK! YOU SUCK!\n&#10;GO ON HOME, SHORT AND STUMPY!" calcext:value-type="string">
            <text:p>YOU SUCK! YOU SUCK!\n</text:p>
            <text:p>GO ON HOME, SHORT AND STUMPY!</text:p>
          </table:table-cell>
          <table:table-cell office:value-type="string" calcext:value-type="string">
            <text:p>DUPE: F106</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2A8</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ヒュー　ヒュー\n</text:p>
            <text:p>　あなた　ちゃんと見えてるのー？</text:p>
          </table:table-cell>
          <table:table-cell table:formula="of:=T([.F107])" office:value-type="string" office:string-value="NEENER, NEENER!\n&#10;YOU CAN'T HIT THE BALL, YOU WIENER!" calcext:value-type="string">
            <text:p>NEENER, NEENER!\n</text:p>
            <text:p>YOU CAN'T HIT THE BALL, YOU WIENER!</text:p>
          </table:table-cell>
          <table:table-cell office:value-type="string" calcext:value-type="string">
            <text:p>DUPE: F10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2EB</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わぁー　なんてたくましい足！\n</text:p>
            <text:p>　キャッチャー向きだねーっ</text:p>
          </table:table-cell>
          <table:table-cell table:formula="of:=T([.F108])" office:value-type="string" office:string-value="Whoa, what burly legs!\n&#10;You'd make a great catcher!" calcext:value-type="string">
            <text:p>Whoa, what burly legs!\n</text:p>
            <text:p>You'd make a great catcher!</text:p>
          </table:table-cell>
          <table:table-cell office:value-type="string" calcext:value-type="string">
            <text:p>DUPE: F108</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3DC-0x336</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ノーコン！　ペチャパイ！\l&lt;$80&gt;</text:p>
            <text:p/>
            <text:p>「ノーコン！　ペチャパイ！</text:p>
          </table:table-cell>
          <table:table-cell table:formula="of:=T([.F109])" office:value-type="string" office:string-value="LOOOO-SER! FLATTY PATTY!}\l&lt;$80&gt;&#10;&#10;{LOOOO-SER! FLATTY PATTY!" calcext:value-type="string">
            <text:p>LOOOO-SER! FLATTY PATTY!}\l&lt;$80&gt;</text:p>
            <text:p/>
            <text:p>{LOOOO-SER! FLATTY PATTY!</text:p>
          </table:table-cell>
          <table:table-cell office:value-type="string" calcext:value-type="string">
            <text:p>DUPE: F109</text:p>
          </table:table-cell>
          <table:table-cell table:number-columns-repeated="1017"/>
        </table:table-row>
        <table:table-row table:style-name="ro4">
          <table:table-cell office:value-type="string" calcext:value-type="string">
            <text:p>string</text:p>
          </table:table-cell>
          <table:table-cell office:value-type="string" calcext:value-type="string">
            <text:p>battleblock-0x3DC-0x37F</text:p>
          </table:table-cell>
          <table:table-cell table:formula="of:=T([.C110])" office:value-type="string" office:string-value="\s\p&lt;$0C&gt;Mami: {" calcext:value-type="string">
            <text:p>\s\p&lt;$0C&gt;Mami: {</text:p>
          </table:table-cell>
          <table:table-cell table:formula="of:=T([.D2])" office:value-type="string" office:string-value="}" calcext:value-type="string">
            <text:p>}</text:p>
          </table:table-cell>
          <table:table-cell office:value-type="string" calcext:value-type="string">
            <text:p>ぷはーーーっ！　生き返ったゼ！</text:p>
          </table:table-cell>
          <table:table-cell table:formula="of:=T([.F110])" office:value-type="string" office:string-value="Hoo-ee! Puts ya right back in the game!" calcext:value-type="string">
            <text:p>Hoo-ee! Puts ya right back in the game!</text:p>
          </table:table-cell>
          <table:table-cell office:value-type="string" calcext:value-type="string">
            <text:p>DUPE: F11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3AC</text:p>
          </table:table-cell>
          <table:table-cell table:formula="of:=T([.C111])" office:value-type="string" office:string-value="\s\p&lt;$15&gt;Mami: {" calcext:value-type="string">
            <text:p>\s\p&lt;$15&gt;Mami: {</text:p>
          </table:table-cell>
          <table:table-cell table:formula="of:=T([.D2])" office:value-type="string" office:string-value="}" calcext:value-type="string">
            <text:p>}</text:p>
          </table:table-cell>
          <table:table-cell office:value-type="string" calcext:value-type="string">
            <text:p>はっははははっ　あまいゼ！\n</text:p>
            <text:p>　そんな攻撃　止まって見えるゼ！</text:p>
          </table:table-cell>
          <table:table-cell table:formula="of:=T([.F111])" office:value-type="string" office:string-value="Ha-ha-ha-ha-ha! Not gonna cut it! An attack like that's dead in the water!" calcext:value-type="string">
            <text:p>Ha-ha-ha-ha-ha! Not gonna cut it! An attack like that's dead in the water!</text:p>
          </table:table-cell>
          <table:table-cell office:value-type="string" calcext:value-type="string">
            <text:p>DUPE: F11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DC-0x3F7</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くっそー　まだ負けねぇぞ！</text:p>
          </table:table-cell>
          <table:table-cell table:formula="of:=T([.F112])" office:value-type="string" office:string-value="Dammit! This ain't over yet!" calcext:value-type="string">
            <text:p>Dammit! This ain't over yet!</text:p>
          </table:table-cell>
          <table:table-cell office:value-type="string" calcext:value-type="string">
            <text:p>DUPE: F1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41A</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そんな・・・\n</text:p>
            <text:p>　あたしが　アウトなんて・・・・</text:p>
          </table:table-cell>
          <table:table-cell table:formula="of:=T([.F113])" office:value-type="string" office:string-value="Oh no...\n&#10;I'm out...?" calcext:value-type="string">
            <text:p>Oh no...\n</text:p>
            <text:p>I'm out...?</text:p>
          </table:table-cell>
          <table:table-cell office:value-type="string" calcext:value-type="string">
            <text:p>DUPE: F11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45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きたねぇぞ　女なら\n</text:p>
            <text:p>　自分のウデで　勝負しろよっ！</text:p>
          </table:table-cell>
          <table:table-cell table:formula="of:=T([.F114])" office:value-type="string" office:string-value="You're so damn underhanded! If you're a girl, fight with your own skills!" calcext:value-type="string">
            <text:p>You're so damn underhanded! If you're a girl, fight with your own skills!</text:p>
          </table:table-cell>
          <table:table-cell office:value-type="string" calcext:value-type="string">
            <text:p>DUPE: F114</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3DC-0x48C</text:p>
          </table:table-cell>
          <table:table-cell table:formula="of:=T([.C115])" office:value-type="string" office:string-value="\p&lt;$1C&gt;" calcext:value-type="string">
            <text:p>\p&lt;$1C&gt;</text:p>
          </table:table-cell>
          <table:table-cell table:number-columns-repeated="4"/>
          <table:table-cell table:formula="of:=IF([.F373]=&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DC-0x493</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次の回は　みてろよっ！</text:p>
          </table:table-cell>
          <table:table-cell table:formula="of:=T([.F116])" office:value-type="string" office:string-value="Just you wait 'til next time!" calcext:value-type="string">
            <text:p>Just you wait 'til next time!</text:p>
          </table:table-cell>
          <table:table-cell office:value-type="string" calcext:value-type="string">
            <text:p>DUPE: F116</text:p>
          </table:table-cell>
          <table:table-cell table:number-columns-repeated="1017"/>
        </table:table-row>
        <table:table-row table:style-name="ro1">
          <table:table-cell table:number-columns-repeated="4"/>
          <table:table-cell office:value-type="string" calcext:value-type="string">
            <text:p>//==================================</text:p>
            <text:p>// Battle block 0x41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10-0x81</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エース・ストライカーの\n</text:p>
            <text:p>　意地にかけても　この勝負もらうよ！</text:p>
          </table:table-cell>
          <table:table-cell table:formula="of:=T([.F138])" office:value-type="string" office:string-value="By my pride as an ace striker, this match will be mine!" calcext:value-type="string">
            <text:p>By my pride as an ace striker, this match will be mine!</text:p>
          </table:table-cell>
          <table:table-cell office:value-type="string" calcext:value-type="string">
            <text:p>DUPE: F13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10-0xC6</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ちっ　名プレイヤーには\n</text:p>
            <text:p>　退場は　つきものよ！</text:p>
          </table:table-cell>
          <table:table-cell table:formula="of:=T([.F139])" office:value-type="string" office:string-value="Tch! Every player's got to rest sometimes!" calcext:value-type="string">
            <text:p>Tch! Every player's got to rest sometimes!</text:p>
          </table:table-cell>
          <table:table-cell office:value-type="string" calcext:value-type="string">
            <text:p>DUPE: F13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FD</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とおりゃーーーーーーーー</text:p>
          </table:table-cell>
          <table:table-cell table:formula="of:=T([.F140])" office:value-type="string" office:string-value="TOHRYAAAAAAAAAAAAAAAAAH!" calcext:value-type="string">
            <text:p>TOHRYAAAAAAAAAAAAAAAAAH!</text:p>
          </table:table-cell>
          <table:table-cell office:value-type="string" calcext:value-type="string">
            <text:p>DUPE: F140</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410-0x12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私の　必殺シュート　受けてみろ\l&lt;$01&gt;</text:p>
            <text:p/>
            <text:p>\sルイ「ハリケーーン！　シューート！！</text:p>
          </table:table-cell>
          <table:table-cell table:formula="of:=T([.F141])" office:value-type="string" office:string-value="Prepare to meet my killer shooting technique!}\l&lt;$01&gt;&#10;&#10;\sRui: {HURRICANE...SHOT!" calcext:value-type="string">
            <text:p>Prepare to meet my killer shooting technique!}\l&lt;$01&gt;</text:p>
            <text:p/>
            <text:p>\sRui: {HURRICANE...SHOT!</text:p>
          </table:table-cell>
          <table:table-cell office:value-type="string" calcext:value-type="string">
            <text:p>DUPE: F14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171</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ダイナマイト　スローイン！！</text:p>
          </table:table-cell>
          <table:table-cell table:formula="of:=T([.F142])" office:value-type="string" office:string-value="DYNAMITE THROW-IN!" calcext:value-type="string">
            <text:p>DYNAMITE THROW-IN!</text:p>
          </table:table-cell>
          <table:table-cell office:value-type="string" calcext:value-type="string">
            <text:p>DUPE: F142</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198</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1D7</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216</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255</text:p>
          </table:table-cell>
          <table:table-cell table:formula="of:=T([.C146])" office:value-type="string" office:string-value="\s\p&lt;$0B&gt;" calcext:value-type="string">
            <text:p>\s\p&lt;$0B&gt;</text:p>
          </table:table-cell>
          <table:table-cell/>
          <table:table-cell office:value-type="string" calcext:value-type="string">
            <text:p>サポーター達の　ヤジがとぶ！</text:p>
          </table:table-cell>
          <table:table-cell table:formula="of:=T([.F146])" office:value-type="string" office:string-value="Jeers fly from the supporters!" calcext:value-type="string">
            <text:p>Jeers fly from the supporters!</text:p>
          </table:table-cell>
          <table:table-cell office:value-type="string" calcext:value-type="string">
            <text:p>DUPE: F146</text:p>
          </table:table-cell>
          <table:table-cell table:number-columns-repeated="1017"/>
        </table:table-row>
        <table:table-row table:style-name="ro16">
          <table:table-cell office:value-type="string" calcext:value-type="string">
            <text:p>string</text:p>
          </table:table-cell>
          <table:table-cell office:value-type="string" calcext:value-type="string">
            <text:p>battleblock-0x410-0x27A</text:p>
          </table:table-cell>
          <table:table-cell table:formula="of:=T([.C147])" office:value-type="string" office:string-value="\sSupporters: {" calcext:value-type="string">
            <text:p>\sSupporters: {</text:p>
          </table:table-cell>
          <table:table-cell table:formula="of:=T([.D2])" office:value-type="string" office:string-value="}" calcext:value-type="string">
            <text:p>}</text:p>
          </table:table-cell>
          <table:table-cell office:value-type="string" calcext:value-type="string">
            <text:p>ルイさまーっ！！\n</text:p>
            <text:p>　ステキー！！\n</text:p>
            <text:p>　ガンバってーーーっ！\l&lt;$01&gt;</text:p>
            <text:p/>
            <text:p>ルイ「うぉぉぉぉぉぉぉ\n</text:p>
            <text:p>　燃えてきたわーーーっ！！</text:p>
          </table:table-cell>
          <table:table-cell table:formula="of:=T([.F147])" office:value-type="string" office:string-value="RUIIIIII!\n&#10;YOU'RE THE BEST!\n&#10;YOU CAN DO IT!}\l&lt;$01&gt;&#10;&#10;Rui: {WhooooooAAAAAA!\n&#10;I'M ON FIREEEEEEEE!" calcext:value-type="string">
            <text:p>RUIIIIII!\n</text:p>
            <text:p>YOU'RE THE BEST!\n</text:p>
            <text:p>YOU CAN DO IT!}\l&lt;$01&gt;</text:p>
            <text:p/>
            <text:p>Rui: {WhooooooAAAAAA!\n</text:p>
            <text:p>I'M ON FIREEEEEEEE!</text:p>
          </table:table-cell>
          <table:table-cell office:value-type="string" calcext:value-type="string">
            <text:p>DUPE: F1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2FB</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キャーーッ！</text:p>
          </table:table-cell>
          <table:table-cell table:formula="of:=T([.F148])" office:value-type="string" office:string-value="Oof!" calcext:value-type="string">
            <text:p>Oof!</text:p>
          </table:table-cell>
          <table:table-cell office:value-type="string" calcext:value-type="string">
            <text:p>DUPE: F14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10-0x31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審判！　どこ見てるのよっ！\n</text:p>
            <text:p>　反則じゃないーーーーっ！</text:p>
          </table:table-cell>
          <table:table-cell table:formula="of:=T([.F149])" office:value-type="string" office:string-value="Where are you looking, ref!?\n&#10;That's a foul if I ever saw one!" calcext:value-type="string">
            <text:p>Where are you looking, ref!?\n</text:p>
            <text:p>That's a foul if I ever saw one!</text:p>
          </table:table-cell>
          <table:table-cell office:value-type="string" calcext:value-type="string">
            <text:p>DUPE: F14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34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な　なにぃ〜</text:p>
          </table:table-cell>
          <table:table-cell table:formula="of:=T([.F150])" office:value-type="string" office:string-value="W-Whaaa―!?" calcext:value-type="string">
            <text:p>W-Whaaa―!?</text:p>
          </table:table-cell>
          <table:table-cell office:value-type="string" calcext:value-type="string">
            <text:p>DUPE: F15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364</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燃えつきたわ・・・</text:p>
          </table:table-cell>
          <table:table-cell table:formula="of:=T([.F151])" office:value-type="string" office:string-value="I'm all burned out..." calcext:value-type="string">
            <text:p>I'm all burned out...</text:p>
          </table:table-cell>
          <table:table-cell office:value-type="string" calcext:value-type="string">
            <text:p>DUPE: F151</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410-0x37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げげっ\n</text:p>
            <text:p>　いやな予感が当たったわ…</text:p>
          </table:table-cell>
          <table:table-cell table:formula="of:=T([.F152])" office:value-type="string" office:string-value="Gack!\n&#10;I had a bad feeling about this, and it was right..." calcext:value-type="string">
            <text:p>Gack!\n</text:p>
            <text:p>I had a bad feeling about this, and it was right...</text:p>
          </table:table-cell>
          <table:table-cell office:value-type="string" calcext:value-type="string">
            <text:p>DUPE: F152</text:p>
          </table:table-cell>
          <table:table-cell table:number-columns-repeated="1017"/>
        </table:table-row>
        <table:table-row table:style-name="ro1">
          <table:table-cell table:number-columns-repeated="4"/>
          <table:table-cell office:value-type="string" calcext:value-type="string">
            <text:p>//==================================</text:p>
            <text:p>// Battle block 0x44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44-0x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ふん！　アタシに勝とうなんて\n</text:p>
            <text:p>　百万年　早いんだよ！</text:p>
          </table:table-cell>
          <table:table-cell table:formula="of:=T([.F154])" office:value-type="string" office:string-value="Hmph! Like you'd beat me in a million years!" calcext:value-type="string">
            <text:p>Hmph! Like you'd beat me in a million years!</text:p>
          </table:table-cell>
          <table:table-cell office:value-type="string" calcext:value-type="string">
            <text:p>DUPE: F15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C0</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くっそー　よくも　アタシに\n</text:p>
            <text:p>　恥かかせやがったな！</text:p>
          </table:table-cell>
          <table:table-cell table:formula="of:=T([.F155])" office:value-type="string" office:string-value="Damn it! The nerve of you, shaming me like this!" calcext:value-type="string">
            <text:p>Damn it! The nerve of you, shaming me like this!</text:p>
          </table:table-cell>
          <table:table-cell office:value-type="string" calcext:value-type="string">
            <text:p>DUPE: F15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FD</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ファイヤァーーー！</text:p>
          </table:table-cell>
          <table:table-cell table:formula="of:=T([.F156])" office:value-type="string" office:string-value="FIREEEEEEE!" calcext:value-type="string">
            <text:p>FIREEEEEEE!</text:p>
          </table:table-cell>
          <table:table-cell office:value-type="string" calcext:value-type="string">
            <text:p>DUPE: F15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11C</text:p>
          </table:table-cell>
          <table:table-cell table:formula="of:=T([.C157])" office:value-type="string" office:string-value="\s\w&lt;$0A&gt;Celica: {" calcext:value-type="string">
            <text:p>\s\w&lt;$0A&gt;Celica: {</text:p>
          </table:table-cell>
          <table:table-cell table:formula="of:=T([.D2])" office:value-type="string" office:string-value="}" calcext:value-type="string">
            <text:p>}</text:p>
          </table:table-cell>
          <table:table-cell office:value-type="string" calcext:value-type="string">
            <text:p>アタシの蹴りを　受けてみな！</text:p>
          </table:table-cell>
          <table:table-cell table:formula="of:=T([.F157])" office:value-type="string" office:string-value="Get a load of my kick!" calcext:value-type="string">
            <text:p>Get a load of my kick!</text:p>
          </table:table-cell>
          <table:table-cell office:value-type="string" calcext:value-type="string">
            <text:p>DUPE: F15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149</text:p>
          </table:table-cell>
          <table:table-cell table:formula="of:=T([.C158])" office:value-type="string" office:string-value="\s\w&lt;$01&gt;Celica: {" calcext:value-type="string">
            <text:p>\s\w&lt;$01&gt;Celica: {</text:p>
          </table:table-cell>
          <table:table-cell table:formula="of:=T([.D2])" office:value-type="string" office:string-value="}" calcext:value-type="string">
            <text:p>}</text:p>
          </table:table-cell>
          <table:table-cell office:value-type="string" calcext:value-type="string">
            <text:p>パッシング　ビーーーーム！！</text:p>
          </table:table-cell>
          <table:table-cell table:formula="of:=T([.F158])" office:value-type="string" office:string-value="Flashing BEEEEEEEEAM!" calcext:value-type="string">
            <text:p>Flashing BEEEEEEEEAM!</text:p>
          </table:table-cell>
          <table:table-cell office:value-type="string" calcext:value-type="string">
            <text:p>DUPE: F15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76</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My, my!\n&#10;A little slow on the draw, aren't we?" calcext:value-type="string">
            <text:p>My, my!\n</text:p>
            <text:p>A little slow on the draw, aren't we?</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A7</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My, my!\n&#10;A little slow on the draw, aren't we?" calcext:value-type="string">
            <text:p>My, my!\n</text:p>
            <text:p>A little slow on the draw, aren't we?</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D8</text:p>
          </table:table-cell>
          <table:table-cell table:formula="of:=T([.C161])" office:value-type="string" office:string-value="\s\w&lt;$07&gt;Celica: {" calcext:value-type="string">
            <text:p>\s\w&lt;$07&gt;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My, my!\n&#10;A little slow on the draw, aren't we?" calcext:value-type="string">
            <text:p>My, my!\n</text:p>
            <text:p>A little slow on the draw, aren't we?</text:p>
          </table:table-cell>
          <table:table-cell office:value-type="string" calcext:value-type="string">
            <text:p>DUPE: F15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0D</text:p>
          </table:table-cell>
          <table:table-cell table:formula="of:=T([.C23])" office:value-type="string" office:string-value="\s" calcext:value-type="string">
            <text:p>\s</text:p>
          </table:table-cell>
          <table:table-cell/>
          <table:table-cell office:value-type="string" calcext:value-type="string">
            <text:p>セリカは　アクセルを　吹かした！</text:p>
          </table:table-cell>
          <table:table-cell table:formula="of:=T([.F162])" office:value-type="string" office:string-value="Celica revs the gas!" calcext:value-type="string">
            <text:p>Celica revs the gas!</text:p>
          </table:table-cell>
          <table:table-cell office:value-type="string" calcext:value-type="string">
            <text:p>DUPE: F16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32</text:p>
          </table:table-cell>
          <table:table-cell table:formula="of:=T([.C23])" office:value-type="string" office:string-value="\s" calcext:value-type="string">
            <text:p>\s</text:p>
          </table:table-cell>
          <table:table-cell/>
          <table:table-cell office:value-type="string" calcext:value-type="string">
            <text:p>セリカは　回復した</text:p>
          </table:table-cell>
          <table:table-cell table:formula="of:=T([.F163])" office:value-type="string" office:string-value="Celica recovers." calcext:value-type="string">
            <text:p>Celica recovers.</text:p>
          </table:table-cell>
          <table:table-cell office:value-type="string" calcext:value-type="string">
            <text:p>DUPE: F1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49</text:p>
          </table:table-cell>
          <table:table-cell table:formula="of:=T([.C164])" office:value-type="string" office:string-value="\s\p&lt;$14&gt;Celica: {" calcext:value-type="string">
            <text:p>\s\p&lt;$14&gt;Celica: {</text:p>
          </table:table-cell>
          <table:table-cell table:formula="of:=T([.D2])" office:value-type="string" office:string-value="}" calcext:value-type="string">
            <text:p>}</text:p>
          </table:table-cell>
          <table:table-cell office:value-type="string" calcext:value-type="string">
            <text:p>甘いんだよっ！</text:p>
          </table:table-cell>
          <table:table-cell table:formula="of:=T([.F164])" office:value-type="string" office:string-value="Not good enough!" calcext:value-type="string">
            <text:p>Not good enough!</text:p>
          </table:table-cell>
          <table:table-cell office:value-type="string" calcext:value-type="string">
            <text:p>DUPE: F16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68</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イッテェェェー</text:p>
          </table:table-cell>
          <table:table-cell table:formula="of:=T([.F165])" office:value-type="string" office:string-value="Owwwwwwww!" calcext:value-type="string">
            <text:p>Owwwwwwww!</text:p>
          </table:table-cell>
          <table:table-cell office:value-type="string" calcext:value-type="string">
            <text:p>DUPE: F165</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2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ちっくしょーー\n</text:p>
            <text:p>　きったねーーぞっ！！</text:p>
          </table:table-cell>
          <table:table-cell table:formula="of:=T([.F166])" office:value-type="string" office:string-value="Ah, dammit!\n&#10;That's a low blow!" calcext:value-type="string">
            <text:p>Ah, dammit!\n</text:p>
            <text:p>That's a low blow!</text:p>
          </table:table-cell>
          <table:table-cell office:value-type="string" calcext:value-type="string">
            <text:p>DUPE: F16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B2</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んだとぉーー</text:p>
          </table:table-cell>
          <table:table-cell table:formula="of:=T([.F167])" office:value-type="string" office:string-value="WHAT was that!?" calcext:value-type="string">
            <text:p>WHAT was that!?</text:p>
          </table:table-cell>
          <table:table-cell office:value-type="string" calcext:value-type="string">
            <text:p>DUPE: F16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CB</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バヨ！</text:p>
          </table:table-cell>
          <table:table-cell table:formula="of:=T([.F168])" office:value-type="string" office:string-value="Well, c'ya!" calcext:value-type="string">
            <text:p>Well, c'ya!</text:p>
          </table:table-cell>
          <table:table-cell office:value-type="string" calcext:value-type="string">
            <text:p>DUPE: F168</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DE</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チッ　しけてやがるぜ！</text:p>
          </table:table-cell>
          <table:table-cell table:formula="of:=T([.F169])" office:value-type="string" office:string-value="Tch! You've got some nerve!" calcext:value-type="string">
            <text:p>Tch! You've got some nerve!</text:p>
          </table:table-cell>
          <table:table-cell office:value-type="string" calcext:value-type="string">
            <text:p>DUPE: F169</text:p>
          </table:table-cell>
          <table:table-cell table:number-columns-repeated="1017"/>
        </table:table-row>
        <table:table-row table:style-name="ro1">
          <table:table-cell table:number-columns-repeated="4"/>
          <table:table-cell office:value-type="string" calcext:value-type="string">
            <text:p>//==================================</text:p>
            <text:p>// Battle block 0x478</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78-0x81</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迷える子羊よ　私の胸で\n</text:p>
            <text:p>　眠りなさい　永遠に・・・・・・</text:p>
          </table:table-cell>
          <table:table-cell table:formula="of:=T([.F171])" office:value-type="string" office:string-value="O lost little lamb, sleep now in my bosom, eternally..." calcext:value-type="string">
            <text:p>O lost little lamb, sleep now in my bosom, eternally...</text:p>
          </table:table-cell>
          <table:table-cell office:value-type="string" calcext:value-type="string">
            <text:p>DUPE: F17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C2</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あ〜〜〜〜れ〜〜〜〜〜</text:p>
          </table:table-cell>
          <table:table-cell table:formula="of:=T([.F172])" office:value-type="string" office:string-value="WhaaaaaAAAAAAAT?" calcext:value-type="string">
            <text:p>WhaaaaaAAAAAAAT?</text:p>
          </table:table-cell>
          <table:table-cell office:value-type="string" calcext:value-type="string">
            <text:p>DUPE: F172</text:p>
          </table:table-cell>
          <table:table-cell table:number-columns-repeated="1017"/>
        </table:table-row>
        <table:table-row table:style-name="ro13">
          <table:table-cell office:value-type="string" calcext:value-type="string">
            <text:p>string</text:p>
          </table:table-cell>
          <table:table-cell office:value-type="string" calcext:value-type="string">
            <text:p>battleblock-0x478-0xE1</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七色の木漏れ日が\n</text:p>
            <text:p>　あなたの死に顔を\n</text:p>
            <text:p>　美しく照らすことでしょう\l&lt;$01&gt;</text:p>
            <text:p/>
            <text:p>\uミキ「イルミネーション　レーザー！！</text:p>
          </table:table-cell>
          <table:table-cell table:formula="of:=T([.F173])" office:value-type="string" office:string-value="The rainbow light filtering through the trees means your dying face shall be beautifully lit.}\l&lt;$01&gt;&#10;&#10;\uMiki: {Illumination Laser!" calcext:value-type="string">
            <text:p>The rainbow light filtering through the trees means your dying face shall be beautifully lit.}\l&lt;$01&gt;</text:p>
            <text:p/>
            <text:p>\uMiki: {Illumination Laser!</text:p>
          </table:table-cell>
          <table:table-cell office:value-type="string" calcext:value-type="string">
            <text:p>DUPE: F173</text:p>
          </table:table-cell>
          <table:table-cell table:number-columns-repeated="1017"/>
        </table:table-row>
        <table:table-row table:style-name="ro6">
          <table:table-cell office:value-type="string" calcext:value-type="string">
            <text:p>string</text:p>
          </table:table-cell>
          <table:table-cell office:value-type="string" calcext:value-type="string">
            <text:p>battleblock-0x478-0x15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これって　すごいんですのよ！\n</text:p>
            <text:p>　ちょっと　ためしてみてもいいかしら\l&lt;$01&gt;</text:p>
            <text:p/>
            <text:p>\uミキ「キャッ！</text:p>
          </table:table-cell>
          <table:table-cell table:formula="of:=T([.F174])" office:value-type="string" office:string-value="This thing is really neat!\n&#10;Maybe it's okay for me to try it out!}\l&lt;$01&gt;&#10;&#10;\uMiki: {Eek!" calcext:value-type="string">
            <text:p>This thing is really neat!\n</text:p>
            <text:p>Maybe it's okay for me to try it out!}\l&lt;$01&gt;</text:p>
            <text:p/>
            <text:p>\uMiki: {Eek!</text:p>
          </table:table-cell>
          <table:table-cell office:value-type="string" calcext:value-type="string">
            <text:p>DUPE: F17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1B7</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キャー　キャー\n</text:p>
            <text:p>　あたしって　体が弱いんですのよ！</text:p>
          </table:table-cell>
          <table:table-cell table:formula="of:=T([.F175])" office:value-type="string" office:string-value="Eeeeeeek!\n&#10;I have a weak constitution, you know!" calcext:value-type="string">
            <text:p>Eeeeeeek!\n</text:p>
            <text:p>I have a weak constitution, you know!</text:p>
          </table:table-cell>
          <table:table-cell office:value-type="string" calcext:value-type="string">
            <text:p>DUPE: F175</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1F4</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美しい者が　罪というなら\n</text:p>
            <text:p>　あたくしの　負けですわね！</text:p>
          </table:table-cell>
          <table:table-cell table:formula="of:=T([.F176])" office:value-type="string" office:string-value="If being beautiful is a crime, call me the kingpin!" calcext:value-type="string">
            <text:p>If being beautiful is a crime, call me the kingpin!</text:p>
          </table:table-cell>
          <table:table-cell office:value-type="string" calcext:value-type="string">
            <text:p>DUPE: F176</text:p>
          </table:table-cell>
          <table:table-cell table:number-columns-repeated="1017"/>
        </table:table-row>
        <table:table-row table:style-name="ro17">
          <table:table-cell office:value-type="string" calcext:value-type="string">
            <text:p>string</text:p>
          </table:table-cell>
          <table:table-cell office:value-type="string" calcext:value-type="string">
            <text:p>battleblock-0x478-0x235</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あなたに　これが言えるかしら？\l&lt;$01&gt;</text:p>
            <text:p/>
            <text:p>ミキ「あめんぼ　あかいな　あいうえお\l&lt;$00&gt;</text:p>
            <text:p/>
            <text:p>ミキ「あめんぼ　あかいな　あいうえお\l&lt;$00&gt;</text:p>
            <text:p/>
            <text:p>ミキ「あめんぼ　あかいな　あいうえお</text:p>
          </table:table-cell>
          <table:table-cell table:formula="of:=T([.F177])" office:value-type="string" office:string-value="Can you say this?}\l&lt;$01&gt;&#10;&#10;Miki: {She sells seashells by the seashore!}\l&lt;$00&gt;&#10;&#10;Miki: {She sells seashells by the seashore!}\l&lt;$00&gt;&#10;&#10;Miki: {She sells seashells by the seashore!" calcext:value-type="string">
            <text:p>Can you say this?}\l&lt;$01&gt;</text:p>
            <text:p/>
            <text:p>Miki: {She sells seashells by the seashore!}\l&lt;$00&gt;</text:p>
            <text:p/>
            <text:p>Miki: {She sells seashells by the seashore!}\l&lt;$00&gt;</text:p>
            <text:p/>
            <text:p>Miki: {She sells seashells by the seashore!</text:p>
          </table:table-cell>
          <table:table-cell office:value-type="string" calcext:value-type="string">
            <text:p>DUPE: F177</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78-0x2D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いくわよ！\l&lt;$01&gt;</text:p>
            <text:p/>
            <text:p>ミキ「あ　え　い　う　え　お　あ　お</text:p>
          </table:table-cell>
          <table:table-cell table:formula="of:=T([.F178])" office:value-type="string" office:string-value="Get ready!}\l&lt;$01&gt;&#10;&#10;Miki: {How now, brown cow?" calcext:value-type="string">
            <text:p>Get ready!}\l&lt;$01&gt;</text:p>
            <text:p/>
            <text:p>Miki: {How now, brown cow?</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313</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わたしが美女なら〜\n</text:p>
            <text:p>　あなたは”や・じゅ・う”ねっ！</text:p>
          </table:table-cell>
          <table:table-cell table:formula="of:=T([.F179])" office:value-type="string" office:string-value="I'm a pretty lady...\n&#10;and YOU are a B-R-U-T-E!" calcext:value-type="string">
            <text:p>I'm a pretty lady...\n</text:p>
            <text:p>and YOU are a B-R-U-T-E!</text:p>
          </table:table-cell>
          <table:table-cell office:value-type="string" calcext:value-type="string">
            <text:p>DUPE: F17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352</text:p>
          </table:table-cell>
          <table:table-cell table:formula="of:=T([.C23])" office:value-type="string" office:string-value="\s" calcext:value-type="string">
            <text:p>\s</text:p>
          </table:table-cell>
          <table:table-cell/>
          <table:table-cell office:value-type="string" calcext:value-type="string">
            <text:p>ミキは　回復した！</text:p>
          </table:table-cell>
          <table:table-cell table:formula="of:=T([.F180])" office:value-type="string" office:string-value="Miki recovers!" calcext:value-type="string">
            <text:p>Miki recovers!</text:p>
          </table:table-cell>
          <table:table-cell office:value-type="string" calcext:value-type="string">
            <text:p>DUPE: F18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36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いたくないですわ</text:p>
          </table:table-cell>
          <table:table-cell table:formula="of:=T([.F181])" office:value-type="string" office:string-value="That doesn't hurt a siiiiiingle bit!" calcext:value-type="string">
            <text:p>That doesn't hurt a siiiiiingle bit!</text:p>
          </table:table-cell>
          <table:table-cell office:value-type="string" calcext:value-type="string">
            <text:p>DUPE: F18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39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これ以上は　マネージャーを\n</text:p>
            <text:p>　通してからにして！</text:p>
          </table:table-cell>
          <table:table-cell table:formula="of:=T([.F182])" office:value-type="string" office:string-value="Anything more than this will have to go through my manager!" calcext:value-type="string">
            <text:p>Anything more than this will have to go through my manager!</text:p>
          </table:table-cell>
          <table:table-cell office:value-type="string" calcext:value-type="string">
            <text:p>DUPE: F182</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478-0x3C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女優である　あたしに〜〜〜っ！\n</text:p>
            <text:p>　なんて言うことを〜〜〜〜っ！</text:p>
          </table:table-cell>
          <table:table-cell table:formula="of:=T([.F183])" office:value-type="string" office:string-value="What are you saying to an actress like meeeeeeeeee!?" calcext:value-type="string">
            <text:p>What are you saying to an actress like meeeeeeeeee!?</text:p>
          </table:table-cell>
          <table:table-cell office:value-type="string" calcext:value-type="string">
            <text:p>DUPE: F18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41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みんな　ありがとう！\n</text:p>
            <text:p>　また　次のステージで会いましょう！</text:p>
          </table:table-cell>
          <table:table-cell table:formula="of:=T([.F184])" office:value-type="string" office:string-value="Thank you, everybody!\n&#10;See you at our next production!" calcext:value-type="string">
            <text:p>Thank you, everybody!\n</text:p>
            <text:p>See you at our next production!</text:p>
          </table:table-cell>
          <table:table-cell office:value-type="string" calcext:value-type="string">
            <text:p>DUPE: F18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453</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くやしくないわ〜</text:p>
          </table:table-cell>
          <table:table-cell table:formula="of:=T([.F185])" office:value-type="string" office:string-value="I don't regret this oooooooone bit!" calcext:value-type="string">
            <text:p>I don't regret this oooooooone bit!</text:p>
          </table:table-cell>
          <table:table-cell office:value-type="string" calcext:value-type="string">
            <text:p>DUPE: F185</text:p>
          </table:table-cell>
          <table:table-cell table:number-columns-repeated="1017"/>
        </table:table-row>
        <table:table-row table:style-name="ro1">
          <table:table-cell table:number-columns-repeated="4"/>
          <table:table-cell office:value-type="string" calcext:value-type="string">
            <text:p>//==================================</text:p>
            <text:p>// Battle block 0x4AC</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battleblock-0x4AC-0x81</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あたし達\l&lt;$01&gt;</text:p>
            <text:p/>
            <text:p>アコ「アコと\l&lt;$01&gt;</text:p>
            <text:p/>
            <text:p>マコ「マコが\l&lt;$01&gt;</text:p>
            <text:p/>
            <text:p>アコ＆マコ「お相手しまーす！\l&lt;$01&gt;</text:p>
            <text:p/>
            <text:p>アコ＆マコ「キャーーーー\n</text:p>
            <text:p>　お相手だって！　はずかしいーー</text:p>
          </table:table-cell>
          <table:table-cell table:formula="of:=T([.F187])" office:value-type="string" office:string-value="Us two,}\l&lt;$01&gt;&#10;&#10;Ako: {Ako, and}\l&lt;$01&gt;&#10;&#10;Mako: {Mako, are}\l&lt;$01&gt;&#10;&#10;Ako &amp; Mako: {...here to plaaaaay!}\l&lt;$01&gt;&#10;&#10;Ako &amp; Mako: {Eeeeeep!\n&#10;An opponent! We're shy!" calcext:value-type="string">
            <text:p>Us two,}\l&lt;$01&gt;</text:p>
            <text:p/>
            <text:p>Ako: {Ako, and}\l&lt;$01&gt;</text:p>
            <text:p/>
            <text:p>Mako: {Mako, are}\l&lt;$01&gt;</text:p>
            <text:p/>
            <text:p>Ako &amp; Mako: {...here to plaaaaay!}\l&lt;$01&gt;</text:p>
            <text:p/>
            <text:p>Ako &amp; Mako: {Eeeeeep!\n</text:p>
            <text:p>An opponent! We're shy!</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11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ひっどーーいなんて事\n</text:p>
            <text:p>　あなたなんて　大っキライ！！</text:p>
          </table:table-cell>
          <table:table-cell table:formula="of:=T([.F188])" office:value-type="string" office:string-value="This is horrible!\n&#10;We HATE people like you!" calcext:value-type="string">
            <text:p>This is horrible!\n</text:p>
            <text:p>We HATE people like you!</text:p>
          </table:table-cell>
          <table:table-cell office:value-type="string" calcext:value-type="string">
            <text:p>DUPE: F188</text:p>
          </table:table-cell>
          <table:table-cell table:number-columns-repeated="1017"/>
        </table:table-row>
        <table:table-row table:style-name="ro22">
          <table:table-cell office:value-type="string" calcext:value-type="string">
            <text:p>string</text:p>
          </table:table-cell>
          <table:table-cell office:value-type="string" calcext:value-type="string">
            <text:p>battleblock-0x4AC-0x15B</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l&lt;$01&gt;</text:p>
            <text:p/>
            <text:p>\sアコ＆マコ「ツイン・スマッシュ！！\l&lt;$01&gt;</text:p>
            <text:p/>
            <text:p>ロボット・ピンポン「いくでちゅー</text:p>
          </table:table-cell>
          <table:table-cell table:formula="of:=T([.F189])" office:value-type="string" office:string-value="Take this!}\l&lt;$01&gt;&#10;&#10;\sAko &amp; Mako: {TWIN SMASH!!}\l&lt;$01&gt;&#10;&#10;Robot Ball: {Here goes!" calcext:value-type="string">
            <text:p>Take this!}\l&lt;$01&gt;</text:p>
            <text:p/>
            <text:p>\sAko &amp; Mako: {TWIN SMASH!!}\l&lt;$01&gt;</text:p>
            <text:p/>
            <text:p>Robot Ball: {Here goes!</text:p>
          </table:table-cell>
          <table:table-cell office:value-type="string" calcext:value-type="string">
            <text:p>DUPE: F189</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AC-0x1C0</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　素振り地獄！\l&lt;$01&gt;</text:p>
            <text:p/>
            <text:p>\sアコ＆マコ「１、２\l&lt;$80&gt;</text:p>
            <text:p/>
            <text:p>\s１、２\l&lt;$80&gt;</text:p>
            <text:p/>
            <text:p>\s１、２</text:p>
          </table:table-cell>
          <table:table-cell table:formula="of:=T([.F190])" office:value-type="string" office:string-value="Let's go!\n&#10;Practice Swing Hell!}\l&lt;$01&gt;&#10;&#10;\sAko &amp; Mako: {One, two!}\l&lt;$80&gt;&#10;&#10;\s{One, two!}\l&lt;$80&gt;&#10;&#10;\s{One, two!" calcext:value-type="string">
            <text:p>Let's go!\n</text:p>
            <text:p>Practice Swing Hell!}\l&lt;$01&gt;</text:p>
            <text:p/>
            <text:p>\sAko &amp; Mako: {One, two!}\l&lt;$80&gt;</text:p>
            <text:p/>
            <text:p>\s{One, two!}\l&lt;$80&gt;</text:p>
            <text:p/>
            <text:p>\s{One, two!</text:p>
          </table:table-cell>
          <table:table-cell office:value-type="string" calcext:value-type="string">
            <text:p>DUPE: F190</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AC-0x217</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せーーの！\l&lt;$01&gt;</text:p>
            <text:p/>
            <text:p>アコ＆マコ「えいっ！</text:p>
          </table:table-cell>
          <table:table-cell table:formula="of:=T([.F191])" office:value-type="string" office:string-value="Heave-ho!}\l&lt;$01&gt;&#10;&#10;Ako &amp; Mako: {Hup!" calcext:value-type="string">
            <text:p>Heave-ho!}\l&lt;$01&gt;</text:p>
            <text:p/>
            <text:p>Ako &amp; Mako: {Hup!</text:p>
          </table:table-cell>
          <table:table-cell office:value-type="string" calcext:value-type="string">
            <text:p>DUPE: F19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4A</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8D</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CC</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30F</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ぶーすぶーす！\l&lt;$01&gt;</text:p>
            <text:p/>
            <text:p>マコ「えーブスって言うより\n</text:p>
            <text:p>　スブタ　よね〜\l&lt;$01&gt;</text:p>
            <text:p/>
            <text:p>アコ「えっ？</text:p>
          </table:table-cell>
          <table:table-cell table:formula="of:=T([.F195])" office:value-type="string" office:string-value="HEY, YOU! DUMBO DORK!}\l&lt;$01&gt;&#10;&#10;Mako: {Dumbo dork, more like JUMBO PORK, am I right?}\l&lt;$01&gt;&#10;&#10;Ako: {Huh?" calcext:value-type="string">
            <text:p>HEY, YOU! DUMBO DORK!}\l&lt;$01&gt;</text:p>
            <text:p/>
            <text:p>Mako: {Dumbo dork, more like JUMBO PORK, am I right?}\l&lt;$01&gt;</text:p>
            <text:p/>
            <text:p>Ako: {Huh?</text:p>
          </table:table-cell>
          <table:table-cell office:value-type="string" calcext:value-type="string">
            <text:p>DUPE: F195</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AC-0x37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ばーかばーか！\l&lt;$01&gt;</text:p>
            <text:p/>
            <text:p>アコ「えーバカって言うより\n</text:p>
            <text:p>　カバの親分　よね〜\l&lt;$01&gt;</text:p>
            <text:p/>
            <text:p>マコ「えっ？</text:p>
          </table:table-cell>
          <table:table-cell table:formula="of:=T([.F196])" office:value-type="string" office:string-value="HEY, YOU! DING-A-LING DIPPO!}\l&lt;$01&gt;&#10;&#10;Ako: {Ding-a-ling dippo, more like TEETERING HIPPO, am I right?}\l&lt;$01&gt;&#10;&#10;Mako: {Huh?" calcext:value-type="string">
            <text:p>HEY, YOU! DING-A-LING DIPPO!}\l&lt;$01&gt;</text:p>
            <text:p/>
            <text:p>Ako: {Ding-a-ling dippo, more like TEETERING HIPPO, am I right?}\l&lt;$01&gt;</text:p>
            <text:p/>
            <text:p>Mako: {Huh?</text:p>
          </table:table-cell>
          <table:table-cell office:value-type="string" calcext:value-type="string">
            <text:p>DUPE: F196</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3E3</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たーこたーこ！\l&lt;$01&gt;</text:p>
            <text:p/>
            <text:p>マコ「えー\n</text:p>
            <text:p>　たこやき　ってわたし大好き！\l&lt;$5F&gt;</text:p>
            <text:p/>
            <text:p>アコ「えっ？</text:p>
          </table:table-cell>
          <table:table-cell table:formula="of:=T([.F197])" office:value-type="string" office:string-value="HEY, YOU! UGLY WITCH!}\l&lt;$01&gt;&#10;&#10;Mako: {Speaking of, I sure could go for a sandwich!}\l&lt;$5F&gt;&#10;&#10;Ako: {Huh?" calcext:value-type="string">
            <text:p>HEY, YOU! UGLY WITCH!}\l&lt;$01&gt;</text:p>
            <text:p/>
            <text:p>Mako: {Speaking of, I sure could go for a sandwich!}\l&lt;$5F&gt;</text:p>
            <text:p/>
            <text:p>Ako: {Huh?</text:p>
          </table:table-cell>
          <table:table-cell office:value-type="string" calcext:value-type="string">
            <text:p>DUPE: F197</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44A</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あーほあーほ！\l&lt;$01&gt;</text:p>
            <text:p/>
            <text:p>アコ「それって　あたし知ってるワァ\n</text:p>
            <text:p>　アポー！\l&lt;$01&gt;</text:p>
            <text:p/>
            <text:p>マコ「そりゃババでんがなぁ〜</text:p>
          </table:table-cell>
          <table:table-cell table:formula="of:=T([.F198])" office:value-type="string" office:string-value="HEY, YOU! STUPID LOSER!}\l&lt;$01&gt;&#10;&#10;Ako: {You won't be coming back from that! Nooooo SIR!}\l&lt;$01&gt;&#10;&#10;Mako: {That one was pretty forced..." calcext:value-type="string">
            <text:p>HEY, YOU! STUPID LOSER!}\l&lt;$01&gt;</text:p>
            <text:p/>
            <text:p>Ako: {You won't be coming back from that! Nooooo SIR!}\l&lt;$01&gt;</text:p>
            <text:p/>
            <text:p>Mako: {That one was pretty forced...</text:p>
          </table:table-cell>
          <table:table-cell office:value-type="string" calcext:value-type="string">
            <text:p>DUPE: F198</text:p>
          </table:table-cell>
          <table:table-cell table:number-columns-repeated="1017"/>
        </table:table-row>
        <table:table-row table:style-name="ro20">
          <table:table-cell office:value-type="string" calcext:value-type="string">
            <text:p>string</text:p>
          </table:table-cell>
          <table:table-cell office:value-type="string" calcext:value-type="string">
            <text:p>battleblock-0x4AC-0x4C5</text:p>
          </table:table-cell>
          <table:table-cell table:formula="of:=T([.C199])" office:value-type="string" office:string-value="\s\p&lt;$0E&gt;Ako: {" calcext:value-type="string">
            <text:p>\s\p&lt;$0E&gt;Ako: {</text:p>
          </table:table-cell>
          <table:table-cell table:formula="of:=T([.D2])" office:value-type="string" office:string-value="}" calcext:value-type="string">
            <text:p>}</text:p>
          </table:table-cell>
          <table:table-cell office:value-type="string" calcext:value-type="string">
            <text:p>あたし達って　いつも\n</text:p>
            <text:p>　なかよしよネェ〜\l&lt;$01&gt;</text:p>
            <text:p/>
            <text:p>マコ「そ〜よネェ〜〜\l&lt;$01&gt;</text:p>
            <text:p/>
            <text:p>アコ「がんばろーネェ〜〜\l&lt;$01&gt;</text:p>
            <text:p/>
            <text:p>マコ「ウン！がんばろー！！\l&lt;$01&gt;</text:p>
            <text:p/>
            <text:p>アコ＆マコ「せぇの　ファイト！！</text:p>
          </table:table-cell>
          <table:table-cell table:formula="of:=T([.F199])" office:value-type="string" office:string-value="We're always best of pals!}\l&lt;$01&gt;&#10;&#10;Mako: {Oh, you got that right!}\l&lt;$01&gt;&#10;&#10;Ako: {Let's go for it!}\l&lt;$01&gt;&#10;&#10;Mako: {Yeah! Let's DO this!}\l&lt;$01&gt;&#10;&#10;Ako &amp; Mako: {One, two...FIGHT!" calcext:value-type="string">
            <text:p>We're always best of pals!}\l&lt;$01&gt;</text:p>
            <text:p/>
            <text:p>Mako: {Oh, you got that right!}\l&lt;$01&gt;</text:p>
            <text:p/>
            <text:p>Ako: {Let's go for it!}\l&lt;$01&gt;</text:p>
            <text:p/>
            <text:p>Mako: {Yeah! Let's DO this!}\l&lt;$01&gt;</text:p>
            <text:p/>
            <text:p>Ako &amp; Mako: {One, two...FIGHT!</text:p>
          </table:table-cell>
          <table:table-cell office:value-type="string" calcext:value-type="string">
            <text:p>DUPE: F19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572</text:p>
          </table:table-cell>
          <table:table-cell table:formula="of:=T([.C200])" office:value-type="string" office:string-value="\s\p&lt;$05&gt;Ako &amp; Mako: {" calcext:value-type="string">
            <text:p>\s\p&lt;$05&gt;Ako &amp; Mako: {</text:p>
          </table:table-cell>
          <table:table-cell table:formula="of:=T([.D2])" office:value-type="string" office:string-value="}" calcext:value-type="string">
            <text:p>}</text:p>
          </table:table-cell>
          <table:table-cell office:value-type="string" calcext:value-type="string">
            <text:p>ダブーーーール！\n</text:p>
            <text:p>　クロスッ！！</text:p>
          </table:table-cell>
          <table:table-cell table:formula="of:=T([.F200])" office:value-type="string" office:string-value="DOUBLEEEEEEEEE!\n&#10;CROSS!!" calcext:value-type="string">
            <text:p>DOUBLEEEEEEEEE!\n</text:p>
            <text:p>CROSS!!</text:p>
          </table:table-cell>
          <table:table-cell office:value-type="string" calcext:value-type="string">
            <text:p>DUPE: F20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5A7</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5BC</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イヤーーーッ！！</text:p>
          </table:table-cell>
          <table:table-cell table:formula="of:=T([.F202])" office:value-type="string" office:string-value="Eeyah!" calcext:value-type="string">
            <text:p>Eeyah!</text:p>
          </table:table-cell>
          <table:table-cell office:value-type="string" calcext:value-type="string">
            <text:p>DUPE: F202</text:p>
          </table:table-cell>
          <table:table-cell table:number-columns-repeated="1017"/>
        </table:table-row>
        <table:table-row table:style-name="ro10">
          <table:table-cell office:value-type="string" calcext:value-type="string">
            <text:p>string</text:p>
          </table:table-cell>
          <table:table-cell office:value-type="string" calcext:value-type="string">
            <text:p>battleblock-0x4AC-0x5DB</text:p>
          </table:table-cell>
          <table:table-cell table:formula="of:=T([.C203])" office:value-type="string" office:string-value="\w&lt;$14&gt;Ako: {" calcext:value-type="string">
            <text:p>\w&lt;$14&gt;Ako: {</text:p>
          </table:table-cell>
          <table:table-cell table:formula="of:=T([.D2])" office:value-type="string" office:string-value="}" calcext:value-type="string">
            <text:p>}</text:p>
          </table:table-cell>
          <table:table-cell office:value-type="string" calcext:value-type="string">
            <text:p>え〜ん　え〜ん\n</text:p>
            <text:p>　ひどいどおもうわ〜〜〜〜っ！！\l&lt;$00&gt;</text:p>
            <text:p/>
            <text:p>\w&lt;$14&gt;マコ「あだしもぞうおもう〜〜〜っ！！\n</text:p>
            <text:p>　え〜ん　え〜ん</text:p>
          </table:table-cell>
          <table:table-cell table:formula="of:=T([.F203])" office:value-type="string" office:string-value="WAAAH! WAAAH!\n&#10;I think you're a MEANIEEEEEEE!}\l&lt;$00&gt;&#10;&#10;\w&lt;$14&gt;Mako: {Me tooooooooooo!\n&#10;WAAAH! WAAAH!" calcext:value-type="string">
            <text:p>WAAAH! WAAAH!\n</text:p>
            <text:p>I think you're a MEANIEEEEEEE!}\l&lt;$00&gt;</text:p>
            <text:p/>
            <text:p>\w&lt;$14&gt;Mako: {Me tooooooooooo!\n</text:p>
            <text:p>WAAAH! WAAAH!</text:p>
          </table:table-cell>
          <table:table-cell office:value-type="string" calcext:value-type="string">
            <text:p>DUPE: F2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656</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たのしかったわぁ！\n</text:p>
            <text:p>　じゃネ　バイバーーーイ！</text:p>
          </table:table-cell>
          <table:table-cell table:formula="of:=T([.F204])" office:value-type="string" office:string-value="That was fun!\n&#10;Well, seeya! Bye-byeeeeeee!" calcext:value-type="string">
            <text:p>That was fun!\n</text:p>
            <text:p>Well, seeya! Bye-byeeeeeee!</text:p>
          </table:table-cell>
          <table:table-cell office:value-type="string" calcext:value-type="string">
            <text:p>DUPE: F20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693</text:p>
          </table:table-cell>
          <table:table-cell table:formula="of:=T([.C205])" office:value-type="string" office:string-value="\w&lt;$0A&gt;Ako &amp; Mako: {" calcext:value-type="string">
            <text:p>\w&lt;$0A&gt;Ako &amp; Mako: {</text:p>
          </table:table-cell>
          <table:table-cell table:formula="of:=T([.D2])" office:value-type="string" office:string-value="}" calcext:value-type="string">
            <text:p>}</text:p>
          </table:table-cell>
          <table:table-cell office:value-type="string" calcext:value-type="string">
            <text:p>うぞ！？　うぞでしょー</text:p>
          </table:table-cell>
          <table:table-cell table:formula="of:=T([.F205])" office:value-type="string" office:string-value="No way!? No WAY!" calcext:value-type="string">
            <text:p>No way!? No WAY!</text:p>
          </table:table-cell>
          <table:table-cell office:value-type="string" calcext:value-type="string">
            <text:p>DUPE: F205</text:p>
          </table:table-cell>
          <table:table-cell table:number-columns-repeated="1017"/>
        </table:table-row>
        <table:table-row table:style-name="ro1">
          <table:table-cell table:number-columns-repeated="4"/>
          <table:table-cell office:value-type="string" calcext:value-type="string">
            <text:p>//==================================</text:p>
            <text:p>// Battle block 0x4E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E0-0x81</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もしかして　あなた？\n</text:p>
            <text:p>　この私に　挑戦するつもり？</text:p>
          </table:table-cell>
          <table:table-cell table:formula="of:=T([.F207])" office:value-type="string" office:string-value="Oh, perhaps you mean to challenge me?" calcext:value-type="string">
            <text:p>Oh, perhaps you mean to challenge me?</text:p>
          </table:table-cell>
          <table:table-cell office:value-type="string" calcext:value-type="string">
            <text:p>DUPE: F20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B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かれるのも　今の内よ！\n</text:p>
            <text:p>　憶えておくがいいわ！</text:p>
          </table:table-cell>
          <table:table-cell table:formula="of:=T([.F208])" office:value-type="string" office:string-value="Laugh while you still can!\n&#10;Go ahead and get this memorized!" calcext:value-type="string">
            <text:p>Laugh while you still can!\n</text:p>
            <text:p>Go ahead and get this memorized!</text:p>
          </table:table-cell>
          <table:table-cell office:value-type="string" calcext:value-type="string">
            <text:p>DUPE: F20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F9</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かわいい　私のファンネル達よ\n</text:p>
            <text:p>　行きなさい！</text:p>
          </table:table-cell>
          <table:table-cell table:formula="of:=T([.F209])" office:value-type="string" office:string-value="My cute little funnels!\n&#10;GO FORTH!" calcext:value-type="string">
            <text:p>My cute little funnels!\n</text:p>
            <text:p>GO FORTH!</text:p>
          </table:table-cell>
          <table:table-cell office:value-type="string" calcext:value-type="string">
            <text:p>DUPE: F209</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4E0-0x132</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わたしの　華麗な舞に\n</text:p>
            <text:p>　見とれているがいい！\l&lt;$01&gt;</text:p>
            <text:p/>
            <text:p>\sミドリ「トリプル　アクセル！</text:p>
          </table:table-cell>
          <table:table-cell table:formula="of:=T([.F210])" office:value-type="string" office:string-value="Be enraptured by my beautiful dance!}\l&lt;$01&gt;&#10;&#10;\sMidori: {Triple Axel!" calcext:value-type="string">
            <text:p>Be enraptured by my beautiful dance!}\l&lt;$01&gt;</text:p>
            <text:p/>
            <text:p>\sMidori: {Triple Axel!</text:p>
          </table:table-cell>
          <table:table-cell office:value-type="string" calcext:value-type="string">
            <text:p>DUPE: F21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18B</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超絶対零度の　つららに\n</text:p>
            <text:p>　串刺しに　なるがいいわ！</text:p>
          </table:table-cell>
          <table:table-cell table:formula="of:=T([.F211])" office:value-type="string" office:string-value="Be speared upon the icicles that exceed absolute zero!" calcext:value-type="string">
            <text:p>Be speared upon the icicles that exceed absolute zero!</text:p>
          </table:table-cell>
          <table:table-cell office:value-type="string" calcext:value-type="string">
            <text:p>DUPE: F21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1CA</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205</text:p>
          </table:table-cell>
          <table:table-cell table:formula="of:=T([.C213])" office:value-type="string" office:string-value="\s\w&lt;$0F&gt;Midori: {" calcext:value-type="string">
            <text:p>\s\w&lt;$0F&gt;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244</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E0-0x27F</text:p>
          </table:table-cell>
          <table:table-cell table:formula="of:=T([.C215])" office:value-type="string" office:string-value="Announcer: {" calcext:value-type="string">
            <text:p>Announcer: {</text:p>
          </table:table-cell>
          <table:table-cell table:formula="of:=T([.D2])" office:value-type="string" office:string-value="}" calcext:value-type="string">
            <text:p>}</text:p>
          </table:table-cell>
          <table:table-cell office:value-type="string" calcext:value-type="string">
            <text:p>競技の判定は？\l&lt;$01&gt;</text:p>
            <text:p/>
            <text:p>\s\p&lt;$0F&gt;アナウンス「すごいっ！！\l&lt;$80&gt;</text:p>
            <text:p/>
            <text:p>　１０点満点です！！\l&lt;$01&gt;</text:p>
            <text:p/>
            <text:p>ミドリ「ほほっ　当然の結果ね</text:p>
          </table:table-cell>
          <table:table-cell table:formula="of:=T([.F215])" office:value-type="string" office:string-value="And the judges' decision is...?}\l&lt;$01&gt;&#10;&#10;\s\p&lt;$0F&gt;Announcer: {Amazing!}\l&lt;$80&gt;&#10;&#10;{A perfect ten!}\l&lt;$01&gt;&#10;&#10;Midori: {Hoh-hoh! As is natural." calcext:value-type="string">
            <text:p>And the judges' decision is...?}\l&lt;$01&gt;</text:p>
            <text:p/>
            <text:p>\s\p&lt;$0F&gt;Announcer: {Amazing!}\l&lt;$80&gt;</text:p>
            <text:p/>
            <text:p>{A perfect ten!}\l&lt;$01&gt;</text:p>
            <text:p/>
            <text:p>Midori: {Hoh-hoh! As is natural.</text:p>
          </table:table-cell>
          <table:table-cell office:value-type="string" calcext:value-type="string">
            <text:p>DUPE: F21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2F6</text:p>
          </table:table-cell>
          <table:table-cell table:formula="of:=T([.C216])" office:value-type="string" office:string-value="\s\p&lt;$1E&gt;Midori: {" calcext:value-type="string">
            <text:p>\s\p&lt;$1E&gt;Midori: {</text:p>
          </table:table-cell>
          <table:table-cell table:formula="of:=T([.D2])" office:value-type="string" office:string-value="}" calcext:value-type="string">
            <text:p>}</text:p>
          </table:table-cell>
          <table:table-cell office:value-type="string" calcext:value-type="string">
            <text:p>ふふふっ・・かわいいモノね！</text:p>
          </table:table-cell>
          <table:table-cell table:formula="of:=T([.F216])" office:value-type="string" office:string-value="Heh-heh-heh...Isn't that cute!" calcext:value-type="string">
            <text:p>Heh-heh-heh...Isn't that cute!</text:p>
          </table:table-cell>
          <table:table-cell office:value-type="string" calcext:value-type="string">
            <text:p>DUPE: F21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23</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キャーーーッ！</text:p>
          </table:table-cell>
          <table:table-cell table:formula="of:=T([.F217])" office:value-type="string" office:string-value="Eeeeek!" calcext:value-type="string">
            <text:p>Eeeeek!</text:p>
          </table:table-cell>
          <table:table-cell office:value-type="string" calcext:value-type="string">
            <text:p>DUPE: F21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33C</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っ・・\n</text:p>
            <text:p>　ううっ・・く　くそぉ・・・</text:p>
          </table:table-cell>
          <table:table-cell table:formula="of:=T([.F218])" office:value-type="string" office:string-value="Ooh...\n&#10;Oooooh...D-Damn it..." calcext:value-type="string">
            <text:p>Ooh...\n</text:p>
            <text:p>Oooooh...D-Damn it...</text:p>
          </table:table-cell>
          <table:table-cell office:value-type="string" calcext:value-type="string">
            <text:p>DUPE: F218</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6D</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お　おのれぇぇぇぇぇぇ</text:p>
          </table:table-cell>
          <table:table-cell table:formula="of:=T([.F219])" office:value-type="string" office:string-value="Why YOOOOOOU!" calcext:value-type="string">
            <text:p>Why YOOOOOOU!</text:p>
          </table:table-cell>
          <table:table-cell office:value-type="string" calcext:value-type="string">
            <text:p>DUPE: F21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38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ふうっ・・　疲れたわ！\n</text:p>
            <text:p>　後は　よろしくね！</text:p>
          </table:table-cell>
          <table:table-cell table:formula="of:=T([.F220])" office:value-type="string" office:string-value="Whew...I'm all worn out!\n&#10;See you later!" calcext:value-type="string">
            <text:p>Whew...I'm all worn out!\n</text:p>
            <text:p>See you later!</text:p>
          </table:table-cell>
          <table:table-cell office:value-type="string" calcext:value-type="string">
            <text:p>DUPE: F22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C5</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フン！　ハンデよ　ハンデ！</text:p>
          </table:table-cell>
          <table:table-cell table:formula="of:=T([.F221])" office:value-type="string" office:string-value="Hmph! This is just a handicap!" calcext:value-type="string">
            <text:p>Hmph! This is just a handicap!</text:p>
          </table:table-cell>
          <table:table-cell office:value-type="string" calcext:value-type="string">
            <text:p>DUPE: F221</text:p>
          </table:table-cell>
          <table:table-cell table:number-columns-repeated="1017"/>
        </table:table-row>
        <table:table-row table:style-name="ro1">
          <table:table-cell table:number-columns-repeated="4"/>
          <table:table-cell office:value-type="string" calcext:value-type="string">
            <text:p>//==================================</text:p>
            <text:p>// Battle block 0x514</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battleblock-0x514-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の力\n</text:p>
            <text:p>　とくと　見るがいいわ！\l&lt;$01&gt;</text:p>
            <text:p/>
            <text:p>エリカ「さあ　いくわよ！</text:p>
          </table:table-cell>
          <table:table-cell table:formula="of:=T([.F272])" office:value-type="string" office:string-value="Behold my powered-up form!}\l&lt;$01&gt;&#10;&#10;Erika: {Now, here I come!" calcext:value-type="string">
            <text:p>Behold my powered-up form!}\l&lt;$01&gt;</text:p>
            <text:p/>
            <text:p>Erika: {Now, here I come!</text:p>
          </table:table-cell>
          <table:table-cell office:value-type="string" calcext:value-type="string">
            <text:p>DUPE: F27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D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よくもやったわね！</text:p>
          </table:table-cell>
          <table:table-cell table:formula="of:=T([.F273])" office:value-type="string" office:string-value="Grrrr! How dare you!?" calcext:value-type="string">
            <text:p>Grrrr! How dare you!?</text:p>
          </table:table-cell>
          <table:table-cell office:value-type="string" calcext:value-type="string">
            <text:p>DUPE: F27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105</text:p>
          </table:table-cell>
          <table:table-cell table:formula="of:=T([.C274])" office:value-type="string" office:string-value="\s\w&lt;$03&gt;Erika: {" calcext:value-type="string">
            <text:p>\s\w&lt;$03&gt;Erika: {</text:p>
          </table:table-cell>
          <table:table-cell table:formula="of:=T([.D2])" office:value-type="string" office:string-value="}" calcext:value-type="string">
            <text:p>}</text:p>
          </table:table-cell>
          <table:table-cell office:value-type="string" calcext:value-type="string">
            <text:p>ノロマな　あなたの目を\n</text:p>
            <text:p>　覚ましてあげるわっ！</text:p>
          </table:table-cell>
          <table:table-cell table:formula="of:=T([.F274])" office:value-type="string" office:string-value="I'll bring you to your senses, dunce!" calcext:value-type="string">
            <text:p>I'll bring you to your senses, dunce!</text:p>
          </table:table-cell>
          <table:table-cell office:value-type="string" calcext:value-type="string">
            <text:p>DUPE: F274</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514-0x144</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死ねぇぇぇぇーーー</text:p>
          </table:table-cell>
          <table:table-cell table:formula="of:=T([.F275])" office:value-type="string" office:string-value="NNNNNNNNNNGH!}\l&lt;$01&gt;&#10;&#10;\u\p&lt;$05&gt;Erika: {DIEEEEEEEEEEEEE!" calcext:value-type="string">
            <text:p>NNNNNNNNNNGH!}\l&lt;$01&gt;</text:p>
            <text:p/>
            <text:p>\u\p&lt;$05&gt;Erika: {DIEEEEEEEEEEEEE!</text:p>
          </table:table-cell>
          <table:table-cell office:value-type="string" calcext:value-type="string">
            <text:p>DUPE: F275</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514-0x185</text:p>
          </table:table-cell>
          <table:table-cell table:formula="of:=T([.C23])" office:value-type="string" office:string-value="\s" calcext:value-type="string">
            <text:p>\s</text:p>
          </table:table-cell>
          <table:table-cell table:number-columns-repeated="4"/>
          <table:table-cell table:formula="of:=IF([.F46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514-0x18A</text:p>
          </table:table-cell>
          <table:table-cell table:formula="of:=T([.C277])" office:value-type="string" office:string-value="\s\w&lt;$07&gt;Erika: {" calcext:value-type="string">
            <text:p>\s\w&lt;$07&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514-0x1C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パワーアップした　あたしを\n</text:p>
            <text:p>　なめないでよっ！</text:p>
          </table:table-cell>
          <table:table-cell table:formula="of:=T([.F278])" office:value-type="string" office:string-value="NNNNNNNNNNGH!}\l&lt;$01&gt;&#10;&#10;\u\p&lt;$05&gt;Erika: {Don't underestimate me now that I've powered up!" calcext:value-type="string">
            <text:p>NNNNNNNNNNGH!}\l&lt;$01&gt;</text:p>
            <text:p/>
            <text:p>\u\p&lt;$05&gt;Erika: {Don't underestimate me now that I've powered up!</text:p>
          </table:table-cell>
          <table:table-cell office:value-type="string" calcext:value-type="string">
            <text:p>DUPE: F27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226</text:p>
          </table:table-cell>
          <table:table-cell table:formula="of:=T([.C42])" office:value-type="string" office:string-value="\s\w&lt;$0A&gt;Erika: {" calcext:value-type="string">
            <text:p>\s\w&lt;$0A&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514-0x26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うちの池には　ネッシーが居るのよっ\n</text:p>
            <text:p>　ネッシーよ！　ネッシー！！</text:p>
          </table:table-cell>
          <table:table-cell table:formula="of:=T([.F280])" office:value-type="string" office:string-value="OH-hoh-hoh-hoh-hoh-hoh!\n&#10;Our pond's got Nessie in it!\n&#10;Nessie! NESSIE!" calcext:value-type="string">
            <text:p>OH-hoh-hoh-hoh-hoh-hoh!\n</text:p>
            <text:p>Our pond's got Nessie in it!\n</text:p>
            <text:p>Nessie! NESSIE!</text:p>
          </table:table-cell>
          <table:table-cell office:value-type="string" calcext:value-type="string">
            <text:p>DUPE: F28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2C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このスーツの前には\n</text:p>
            <text:p>　どんな攻撃も　無駄よっ！</text:p>
          </table:table-cell>
          <table:table-cell table:formula="of:=T([.F281])" office:value-type="string" office:string-value="All attacks are futile before this suit!" calcext:value-type="string">
            <text:p>All attacks are futile before this suit!</text:p>
          </table:table-cell>
          <table:table-cell office:value-type="string" calcext:value-type="string">
            <text:p>DUPE: F281</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514-0x30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完ペキな強さを誇る　あたしに\n</text:p>
            <text:p>　どうやって　勝とうというのかしら？</text:p>
          </table:table-cell>
          <table:table-cell table:formula="of:=T([.F282])" office:value-type="string" office:string-value="What do you think you can do to win against me, the one who prides herself on her perfect strength?" calcext:value-type="string">
            <text:p>What do you think you can do to win against me, the one who prides herself on her perfect strength?</text:p>
          </table:table-cell>
          <table:table-cell office:value-type="string" calcext:value-type="string">
            <text:p>DUPE: F28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350</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は　私に勝てるはずが\n</text:p>
            <text:p>　ないのよ！　永遠にね！</text:p>
          </table:table-cell>
          <table:table-cell table:formula="of:=T([.F283])" office:value-type="string" office:string-value="There's no way you can beat me! Ever!" calcext:value-type="string">
            <text:p>There's no way you can beat me! Ever!</text:p>
          </table:table-cell>
          <table:table-cell office:value-type="string" calcext:value-type="string">
            <text:p>DUPE: F28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391</text:p>
          </table:table-cell>
          <table:table-cell table:formula="of:=T([.C284])" office:value-type="string" office:string-value="\s\p&lt;$18&gt;Erika: {" calcext:value-type="string">
            <text:p>\s\p&lt;$18&gt;Erika: {</text:p>
          </table:table-cell>
          <table:table-cell table:formula="of:=T([.D2])" office:value-type="string" office:string-value="}" calcext:value-type="string">
            <text:p>}</text:p>
          </table:table-cell>
          <table:table-cell office:value-type="string" calcext:value-type="string">
            <text:p>なんて　カワイイ攻撃かしら？</text:p>
          </table:table-cell>
          <table:table-cell table:formula="of:=T([.F284])" office:value-type="string" office:string-value="Oh? What a cute attack." calcext:value-type="string">
            <text:p>Oh? What a cute attack.</text:p>
          </table:table-cell>
          <table:table-cell office:value-type="string" calcext:value-type="string">
            <text:p>DUPE: F28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3B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3C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1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そんなモノで\n</text:p>
            <text:p>　あたしを倒す事は　できないわ！</text:p>
          </table:table-cell>
          <table:table-cell table:formula="of:=T([.F287])" office:value-type="string" office:string-value="You won't be able to beat me with that!" calcext:value-type="string">
            <text:p>You won't be able to beat me with that!</text:p>
          </table:table-cell>
          <table:table-cell office:value-type="string" calcext:value-type="string">
            <text:p>DUPE: F28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4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ふん！　何それ？\n</text:p>
            <text:p>　いったいなにを言いたいのかしら？</text:p>
          </table:table-cell>
          <table:table-cell table:formula="of:=T([.F288])" office:value-type="string" office:string-value="Hmph! What was that?\n&#10;What are you even trying to say?" calcext:value-type="string">
            <text:p>Hmph! What was that?\n</text:p>
            <text:p>What are you even trying to say?</text:p>
          </table:table-cell>
          <table:table-cell office:value-type="string" calcext:value-type="string">
            <text:p>DUPE: F28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には\n</text:p>
            <text:p>　何を言ってもむだよ！</text:p>
          </table:table-cell>
          <table:table-cell table:formula="of:=T([.F289])" office:value-type="string" office:string-value="It doesn't matter what you say to me now that I've powered up!" calcext:value-type="string">
            <text:p>It doesn't matter what you say to me now that I've powered up!</text:p>
          </table:table-cell>
          <table:table-cell office:value-type="string" calcext:value-type="string">
            <text:p>DUPE: F28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C9</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今の内に\n</text:p>
            <text:p>　好きなだけ　ほざくがいい！</text:p>
          </table:table-cell>
          <table:table-cell table:formula="of:=T([.F290])" office:value-type="string" office:string-value="Say whatever you like while you still can!" calcext:value-type="string">
            <text:p>Say whatever you like while you still can!</text:p>
          </table:table-cell>
          <table:table-cell office:value-type="string" calcext:value-type="string">
            <text:p>DUPE: F29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4F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なぜなの・・・</text:p>
          </table:table-cell>
          <table:table-cell table:formula="of:=T([.F291])" office:value-type="string" office:string-value="Why? WHY...?" calcext:value-type="string">
            <text:p>Why? WHY...?</text:p>
          </table:table-cell>
          <table:table-cell office:value-type="string" calcext:value-type="string">
            <text:p>DUPE: F29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1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どうして？　このあたしが・・</text:p>
          </table:table-cell>
          <table:table-cell table:formula="of:=T([.F292])" office:value-type="string" office:string-value="Why? I..." calcext:value-type="string">
            <text:p>Why? I...</text:p>
          </table:table-cell>
          <table:table-cell office:value-type="string" calcext:value-type="string">
            <text:p>DUPE: F29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4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5D</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絶対に認めないわ！　絶対に！</text:p>
          </table:table-cell>
          <table:table-cell table:formula="of:=T([.F294])" office:value-type="string" office:string-value="I won't accept this! NEVER!" calcext:value-type="string">
            <text:p>I won't accept this! NEVER!</text:p>
          </table:table-cell>
          <table:table-cell office:value-type="string" calcext:value-type="string">
            <text:p>DUPE: F29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58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チカラになれて　うれしいわ！\n</text:p>
            <text:p>　後はがんばって！</text:p>
          </table:table-cell>
          <table:table-cell table:formula="of:=T([.F295])" office:value-type="string" office:string-value="Glad I could help!\n&#10;Hang in there!" calcext:value-type="string">
            <text:p>Glad I could help!\n</text:p>
            <text:p>Hang in there!</text:p>
          </table:table-cell>
          <table:table-cell office:value-type="string" calcext:value-type="string">
            <text:p>DUPE: F29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B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Retry prompt (debug)</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misc-0x2FF9</text:p>
          </table:table-cell>
          <table:table-cell table:number-columns-repeated="2"/>
          <table:table-cell office:value-type="string" calcext:value-type="string">
            <text:p>ユナの負け\n</text:p>
            <text:p>リトライ（ＰＵＳＨ　［ＩＩ］）</text:p>
          </table:table-cell>
          <table:table-cell office:value-type="string" calcext:value-type="string">
            <text:p>Yuna loses.\n</text:p>
            <text:p>Retry (push II)</text:p>
          </table:table-cell>
          <table:table-cell/>
          <table:table-cell table:formula="of:=IF([.F48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retry messages</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misc-0x425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プンプン！\n</text:p>
            <text:p>　今度は　本気なんですからねっ！</text:p>
          </table:table-cell>
          <table:table-cell office:value-type="string" calcext:value-type="string">
            <text:p>Hmph!\n</text:p>
            <text:p>This time I'm serious, got it!?</text:p>
          </table:table-cell>
          <table:table-cell/>
          <table:table-cell table:formula="of:=IF([.F4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28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うー　あたしって\n</text:p>
            <text:p>　才能ないのかな・・・？　グスッ・・</text:p>
          </table:table-cell>
          <table:table-cell office:value-type="string" calcext:value-type="string">
            <text:p>Ooh...Do I have no talent...?\n</text:p>
            <text:p>(sniffle)</text:p>
          </table:table-cell>
          <table:table-cell/>
          <table:table-cell table:formula="of:=IF([.F4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misc-0x42C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もう・・・　帰ろうかな・・・</text:p>
          </table:table-cell>
          <table:table-cell office:value-type="string" calcext:value-type="string">
            <text:p>Uggh...Maybe I should go home...</text:p>
          </table:table-cell>
          <table:table-cell/>
          <table:table-cell table:formula="of:=IF([.F4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2E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ふんだっ！\n</text:p>
            <text:p>　もう　負けないわよっ！</text:p>
          </table:table-cell>
          <table:table-cell office:value-type="string" calcext:value-type="string">
            <text:p>HMPH!\n</text:p>
            <text:p>I won't lose again, you hear!?</text:p>
          </table:table-cell>
          <table:table-cell/>
          <table:table-cell table:formula="of:=IF([.F49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misc-0x430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えー　どーして勝てないのおー？\n</text:p>
            <text:p>　すこしは　サービスしてよー</text:p>
          </table:table-cell>
          <table:table-cell office:value-type="string" calcext:value-type="string">
            <text:p>Huh? Why can't I win?\n</text:p>
            <text:p>Cut me some slack here...</text:p>
          </table:table-cell>
          <table:table-cell office:value-type="string" calcext:value-type="string">
            <text:p>CHECK</text:p>
            <text:p>i want to say this is a joke about fanservice but i'm not sure about the phrasing</text:p>
          </table:table-cell>
          <table:table-cell table:formula="of:=IF([.F4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5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今度こそ　勝つんだ・・・\n</text:p>
            <text:p>　負けられないんだから・・・</text:p>
          </table:table-cell>
          <table:table-cell office:value-type="string" calcext:value-type="string">
            <text:p>THIS time I'll win...\n</text:p>
            <text:p>I just can't lose...</text:p>
          </table:table-cell>
          <table:table-cell/>
          <table:table-cell table:formula="of:=IF([.F4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8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あたしが　がんばらなきゃ\n</text:p>
            <text:p>　いけないんだ！！</text:p>
          </table:table-cell>
          <table:table-cell office:value-type="string" calcext:value-type="string">
            <text:p>I've gotta try as hard as I can!</text:p>
          </table:table-cell>
          <table:table-cell/>
          <table:table-cell table:formula="of:=IF([.F4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misc-0x43C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もう　くじけたりしないわっ！</text:p>
          </table:table-cell>
          <table:table-cell office:value-type="string" calcext:value-type="string">
            <text:p>I'm not gonna give up any more!</text:p>
          </table:table-cell>
          <table:table-cell/>
          <table:table-cell table:formula="of:=IF([.F4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E5</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ーリィ・・・\n</text:p>
            <text:p>　あたし　がんばるからねっ！！</text:p>
          </table:table-cell>
          <table:table-cell office:value-type="string" calcext:value-type="string">
            <text:p>Yuri...\n</text:p>
            <text:p>I'm going to do everything I can!</text:p>
          </table:table-cell>
          <table:table-cell/>
          <table:table-cell table:formula="of:=IF([.F4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1A</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あたしには　素敵な友達が\n</text:p>
            <text:p>　いーっぱい　ついているんだからっ！</text:p>
          </table:table-cell>
          <table:table-cell office:value-type="string" calcext:value-type="string">
            <text:p>Watch out―I've got a bunch of awesome friends with me!</text:p>
          </table:table-cell>
          <table:table-cell/>
          <table:table-cell table:formula="of:=IF([.F4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5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んな！\n</text:p>
            <text:p>　あたしに力を　かして！　おねがい！</text:p>
          </table:table-cell>
          <table:table-cell office:value-type="string" calcext:value-type="string">
            <text:p>Guys! Lend me your power! Please!</text:p>
          </table:table-cell>
          <table:table-cell/>
          <table:table-cell table:formula="of:=IF([.F4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9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これで　終わりにするんだ！\n</text:p>
            <text:p>　絶対に　負けるもんか！！</text:p>
          </table:table-cell>
          <table:table-cell office:value-type="string" calcext:value-type="string">
            <text:p>We're putting an end to this here!\n</text:p>
            <text:p>There's NO WAY we're losing!</text:p>
          </table:table-cell>
          <table:table-cell office:value-type="string" calcext:value-type="string">
            <text:p>CHECK</text:p>
          </table:table-cell>
          <table:table-cell table:formula="of:=IF([.F500]=&quot;&quot;; &quot;UNTRANSLATED&quot;; &quot;&quot;)">
            <text:p/>
          </table:table-cell>
          <table:table-cell table:number-columns-repeated="1016"/>
        </table:table-row>
        <table:table-row table:style-name="ro14" table:number-rows-repeated="10480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7">00/00/0000</text:date>, <text:time style:data-style-name="N2" text:time-value="20:55:22.4873956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7T21:01:49.490138211</dc:date>
    <meta:editing-duration>P7DT13H59M47S</meta:editing-duration>
    <meta:editing-cycles>311</meta:editing-cycles>
    <meta:generator>LibreOffice/4.3.3.2$Linux_X86_64 LibreOffice_project/430m0$Build-2</meta:generator>
    <meta:document-statistic meta:table-count="1" meta:cell-count="3316" meta:object-count="0"/>
  </office:meta>
</office:document-meta>
</file>